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fb22d" draw:stroke="none" fo:margin="1.000000000000000pt" style:wrap="biggest" style:wrap-dynamic-threshold="0.000000000000000pt" svg:fill-rule="nonzero"/>
    </style:style>
    <style:style style:name="gr3" style:family="graphic">
      <style:graphic-properties draw:fill="solid" draw:fill-color="#ffb835" draw:stroke="solid" draw:stroke-linejoin="miter" fo:margin="1.000000000000000pt" style:wrap="biggest" style:wrap-dynamic-threshold="0.000000000000000pt" svg:fill-rule="nonzero" svg:stroke-color="#000000" svg:stroke-opacity="1" svg:stroke-width="0.173611352000000pt"/>
    </style:style>
    <style:style style:name="gr4" style:family="graphic">
      <style:graphic-properties draw:fill="solid" draw:fill-color="#e23d28" draw:stroke="none" fo:margin="1.000000000000000pt" style:wrap="biggest" style:wrap-dynamic-threshold="0.000000000000000pt" svg:fill-rule="nonzero"/>
    </style:style>
    <style:style style:name="gr5" style:family="graphic">
      <style:graphic-properties draw:fill="solid" draw:fill-color="#ffffff" draw:stroke="solid" draw:stroke-linejoin="miter" fo:margin="1.000000000000000pt" style:wrap="biggest" style:wrap-dynamic-threshold="0.000000000000000pt" svg:fill-rule="nonzero" svg:stroke-color="#000000" svg:stroke-opacity="1" svg:stroke-width="0.086805680000000pt"/>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086805680000000pt"/>
    </style:style>
    <style:style style:name="gr7" style:family="graphic">
      <style:graphic-properties draw:fill="none" draw:stroke="solid" draw:stroke-linejoin="round" fo:margin="1.000000000000000pt" style:wrap="biggest" style:wrap-dynamic-threshold="0.000000000000000pt" svg:fill-rule="nonzero" svg:stroke-color="#000000" svg:stroke-opacity="1" svg:stroke-width="0.086805680000000pt"/>
    </style:style>
    <style:style style:name="gr8" style:family="graphic">
      <style:graphic-properties draw:fill="solid" draw:fill-color="#0000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12276176429pt">
          <draw:path draw:style-name="gr2" draw:id="shape2" draw:name="path14" draw:layer="" svg:width="150.00007200000pt" svg:height="100.00000000000pt" svg:viewBox="0 0 150 100" svg:d="M150 100L150 0L0 0L0 100Z" koffice:nodeTypes="ccccc"/>
          <draw:path draw:style-name="gr3" draw:id="shape3" draw:name="path16" draw:layer="" svg:width="0.00000000000pt" svg:height="0.00000000000pt" svg:viewBox="0 0 0 0" svg:d="" koffice:nodeTypes=""/>
          <draw:path draw:style-name="gr4" draw:id="shape4" draw:name="path20" draw:layer="" svg:width="150.00007200000pt" svg:height="100.00000000000pt" svg:viewBox="0 0 150 100" svg:d="M0 100L150 100L150 0Z" koffice:nodeTypes="cccc"/>
          <draw:path draw:style-name="gr5" draw:id="shape5" draw:name="path26" draw:layer="" svg:width="2.02353784203pt" svg:height="2.44795415309pt" svg:x="78.94829579113pt" svg:y="31.17402485109pt" svg:viewBox="0 0 2 2" svg:d="M1.90894 0.0820856C0.726481 -0.184516 -0.0371341 0.203282 0.00139322 1.17272C0.0389248 2.14216 0.841072 2.69959 2.02354 2.33606Z" koffice:nodeTypes="cccc"/>
          <draw:path draw:style-name="gr5" draw:id="shape6" draw:name="path28" draw:layer="" svg:width="1.57638193108pt" svg:height="2.40614959473pt" svg:x="79.24520357965pt" svg:y="28.96868138222pt" svg:viewBox="0 0 2 2" svg:d="M1.57638 0.256634C0.961703 -0.232943 0.388331 -0.0230428 0.104726 0.894855C-0.178878 1.81269 0.118903 2.49819 0.932725 2.39606Z" koffice:nodeTypes="cccc"/>
          <draw:path draw:style-name="gr5" draw:id="shape7" draw:name="path30" draw:layer="" svg:width="2.00140095152pt" svg:height="2.33340465013pt" svg:x="80.17218759987pt" svg:y="26.90563025642pt" svg:viewBox="0 0 2 2" svg:d="M2.0014 0.356408C1.40466 -0.217518 0.729428 -0.104892 0.249396 0.742193C-0.229936 1.58934 -0.0215308 2.30297 0.902408 2.3334Z" koffice:nodeTypes="cccc"/>
          <draw:path draw:style-name="gr5" draw:id="shape8" draw:name="path32" draw:layer="" svg:width="2.74647664435pt" svg:height="3.70727743708pt" svg:x="80.53231027895pt" svg:y="36.76497600000pt" svg:viewBox="0 0 3 4" svg:d="M0.846805 0C-0.128617 0.417561 -0.231609 1.96855 0.385008 2.92294C1.00096 3.87734 2.13053 4.05629 2.74648 2.92294Z" koffice:nodeTypes="cccc"/>
          <draw:path draw:style-name="gr5" draw:id="shape9" draw:name="path34" draw:layer="" svg:width="4.30167415743pt" svg:height="6.78766244328pt" svg:x="76.77962186513pt" svg:y="33.76384483168pt" svg:viewBox="0 0 4 7" svg:d="M3.20665 0.053048C2.31068 -0.289377 1.50358 1.09052 1.3651 2.33599C1.19119 3.90549 -0.750218 4.41912 0.320322 6.78766C0.543834 5.27527 1.41534 4.44771 2.11164 4.39061C2.80859 4.33352 3.854 4.16231 4.30167 3.19205Z" koffice:nodeTypes="cccccc"/>
          <draw:path draw:style-name="gr5" draw:id="shape10" draw:name="path36" draw:layer="" svg:width="3.61731123248pt" svg:height="3.92830041130pt" svg:x="82.30951032264pt" svg:y="39.55532800000pt" svg:viewBox="0 0 4 4" svg:d="M1.08303 0C-0.15459 0.306976 -0.331503 2.0263 0.55229 3.25436C1.30875 4.30577 3.67495 4.0526 3.61624 3.00873Z" koffice:nodeTypes="cccc"/>
          <draw:path draw:style-name="gr5" draw:id="shape11" draw:name="path38" draw:layer="" svg:width="4.72145786704pt" svg:height="2.73515949871pt" svg:x="81.63078455406pt" svg:y="46.61152000000pt" svg:viewBox="0 0 5 3" svg:d="M4.72015 1.89576C4.77208 0.973536 3.2605 0.614879 2.53034 0.794175C1.80019 0.973536 0.405319 0.768585 0.0793797 0C-0.181103 0.614879 0.196797 1.28095 1.2529 1.61395C2.05189 1.86612 2.03502 2.43372 1.80019 2.68994C2.40011 2.79238 4.17287 2.79238 4.72015 1.89576Z" koffice:nodeTypes="cccccc"/>
          <draw:path draw:style-name="gr5" draw:id="shape12" draw:name="path40" draw:layer="" svg:width="5.91283489376pt" svg:height="3.71113010376pt" svg:x="80.26386400000pt" svg:y="42.27104231193pt" svg:viewBox="0 0 6 4" svg:d="M5.29998 0.172454C4.20799 -0.364661 3.56066 0.453447 3.1429 1.24668C2.53003 2.4105 0.639051 0.918499 0 2.47021C0.865865 2.05242 1.74689 2.94337 2.15707 3.24606C3.32902 4.11144 5.59295 3.84288 5.91283 1.81368Z" koffice:nodeTypes="cccccc"/>
          <draw:path draw:style-name="gr5" draw:id="shape13" draw:name="path42" draw:layer="" svg:width="3.07843396888pt" svg:height="4.45949835370pt" svg:x="84.74322339051pt" svg:y="43.71394400000pt" svg:viewBox="0 0 3 4" svg:d="M1.86505 0C0.500331 0.785435 -0.0321172 1.72295 0.00148954 2.35642C0.035136 2.9899 1.19993 4.38349 2.4647 4.4595C3.19703 3.31926 3.5632 0.912144 1.86505 0Z" koffice:nodeTypes="cccc"/>
          <draw:path draw:style-name="gr5" draw:id="shape14" draw:name="path44" draw:layer="" svg:width="1.69527452843pt" svg:height="1.02468696454pt" svg:x="81.68608800000pt" svg:y="48.41641352556pt" svg:viewBox="0 0 2 1" svg:d="M0 0.481501C0 0.0741328 0.543447 -0.0888178 0.913639 0.0469231C1.28447 0.182736 1.85222 0.590105 1.65465 1.02469Z" koffice:nodeTypes="cccc"/>
          <draw:path draw:style-name="gr5" draw:id="shape15" draw:name="path46" draw:layer="" svg:width="2.44257233269pt" svg:height="1.66080906044pt" svg:x="75.61235035526pt" svg:y="45.70121280866pt" svg:viewBox="0 0 2 2" svg:d="M0.00887531 0.902878C-0.0876237 0.462809 0.614186 -0.295123 1.5585 0.120516C2.50217 0.536155 2.62374 1.34301 2.23587 1.66081Z" koffice:nodeTypes="cccc"/>
          <draw:path draw:style-name="gr5" draw:id="shape16" draw:name="path48" draw:layer="" svg:width="3.10747598297pt" svg:height="1.79966313265pt" svg:x="78.16493115776pt" svg:y="46.99489195689pt" svg:viewBox="0 0 3 2" svg:d="M0.00517352 0.552586C-0.0658273 0.298044 0.598286 -0.210311 1.73187 0.0944307C2.86667 0.399886 3.14517 1.18637 3.10356 1.79966Z" koffice:nodeTypes="cccc"/>
          <draw:path draw:style-name="gr5" draw:id="shape17" draw:name="path50" draw:layer="" svg:width="3.14820063556pt" svg:height="5.41828424467pt" svg:x="72.33784129076pt" svg:y="41.48706400000pt" svg:viewBox="0 0 3 5" svg:d="M2.79483 5.41828C3.38997 4.88767 3.16449 3.88195 2.62787 3.57494C1.652 3.01635 2.00933 1.56402 1.39016 1.28476C0.771615 1.00543 0.176477 0.502714 0.15245 0C-0.156824 0.698187 0.0335456 1.34064 0.462341 1.78747C0.890521 2.23437 0.129039 4.04975 0.676121 4.52455Z" koffice:nodeTypes="ccccccc"/>
          <draw:path draw:style-name="gr5" draw:id="shape18" draw:name="path52" draw:layer="" svg:width="2.71801299133pt" svg:height="2.98090386381pt" svg:x="58.25177826010pt" svg:y="45.69914166788pt" svg:viewBox="0 0 3 3" svg:d="M2.71801 0.753555C2.18174 -0.327319 0.904814 -0.130803 0.368544 0.622563C-0.167728 1.37593 -0.0911187 2.48961 0.419638 2.9809Z" koffice:nodeTypes="cccc"/>
          <draw:path draw:style-name="gr5" draw:id="shape19" draw:name="path54" draw:layer="" svg:width="3.89772637927pt" svg:height="3.04457867639pt" svg:x="60.90736397520pt" svg:y="43.84876062928pt" svg:viewBox="0 0 4 3" svg:d="M3.89773 1.42255C3.65306 -0.033955 2.03218 -0.199493 1.14531 0.164649C0.258455 0.528801 -0.353182 1.9853 0.2279 3.04458Z" koffice:nodeTypes="cccc"/>
          <draw:path draw:style-name="gr5" draw:id="shape20" draw:name="path56" draw:layer="" svg:width="4.43274549797pt" svg:height="4.15778403516pt" svg:x="62.39977137827pt" svg:y="41.05776000000pt" svg:viewBox="0 0 4 4" svg:d="M4.2882 3.85688C4.8248 2.84478 3.77984 1.34034 2.59357 1.12149C1.60322 0.93903 0.43289 0.943703 0.0515756 0C-0.188499 0.820658 0.447072 1.34034 1.18141 1.80536C1.91567 2.27038 1.0401 3.47399 2.22636 4.15778Z" koffice:nodeTypes="cccccc"/>
          <draw:path draw:style-name="gr5" draw:id="shape21" draw:name="path58" draw:layer="" svg:width="3.12105473873pt" svg:height="1.35456209081pt" svg:x="66.30672913438pt" svg:y="43.28071253789pt" svg:viewBox="0 0 3 1" svg:d="M0.0739459 1.31199C-0.219359 0.726762 0.375578 -0.0518608 1.57976 0.00271865C2.78404 0.0572982 3.47024 0.633832 2.93933 1.35456L0.0739459 1.31197Z" koffice:nodeTypes="ccccc"/>
          <draw:path draw:style-name="gr5" draw:id="shape22" draw:name="path60" draw:layer="" svg:width="2.11241088438pt" svg:height="1.63524808174pt" svg:x="68.49411087217pt" svg:y="43.49333929277pt" svg:viewBox="0 0 2 2" svg:d="M0.0152757 1.29774C-0.0960249 0.631314 0.411066 -0.155117 1.20416 0.026545C1.99725 0.208208 2.37078 0.905149 1.91509 1.63525Z" koffice:nodeTypes="cccc"/>
          <draw:path draw:style-name="gr5" draw:id="shape23" draw:name="path62" draw:layer="" svg:width="2.12167202019pt" svg:height="1.73641063218pt" svg:x="70.63361691839pt" svg:y="43.88942445128pt" svg:viewBox="0 0 2 2" svg:d="M0.00790162 1.28386C-0.0726905 0.591618 0.471602 -0.189516 1.25709 0.0412883C2.04257 0.272227 2.38422 1.0104 1.89365 1.73641Z" koffice:nodeTypes="cccc"/>
          <draw:path draw:style-name="gr5" draw:id="shape24" draw:name="path64" draw:layer="" svg:width="2.15329718087pt" svg:height="3.76500209310pt" svg:x="51.93512305092pt" svg:y="57.55806400000pt" svg:viewBox="0 0 2 4" svg:d="M2.13363 0C0.610653 0 0.238645 0.415222 0.0196642 2.21256C-0.253091 4.45111 2.40639 4.71137 2.13363 0Z" koffice:nodeTypes="ccc"/>
          <draw:path draw:style-name="gr5" draw:id="shape25" draw:name="path66" draw:layer="" svg:width="7.27252632113pt" svg:height="3.87558673096pt" svg:x="48.25589680000pt" svg:y="54.98070530921pt" svg:viewBox="0 0 7 4" svg:d="M6.67654 0.184928C4.0417 -1.0044 2.60921 3.96626 0 3.08193C0.933654 4.8506 3.19697 3.08465 4.0417 3.26487C5.47427 3.56987 8.56954 2.92943 6.67654 0.184928Z" koffice:nodeTypes="cccc"/>
          <draw:path draw:style-name="gr5" draw:id="shape26" draw:name="path68" draw:layer="" svg:width="2.54852204621pt" svg:height="2.97684427041pt" svg:x="50.85328716598pt" svg:y="61.01443925079pt" svg:viewBox="0 0 3 3" svg:d="M2.40334 0.111528C1.14216 -0.503102 -0.2179 1.58152 0.0293546 2.49015C0.343304 3.64435 3.21936 2.70396 2.40334 0.111528Z" koffice:nodeTypes="ccc"/>
          <draw:path draw:style-name="gr5" draw:id="shape27" draw:name="path70" draw:layer="" svg:width="27.34182160677pt" svg:height="16.42889778849pt" svg:x="21.42606560000pt" svg:y="68.86660980945pt" svg:viewBox="0 0 27 16" svg:d="M25.8112 1.29199C26.5671 1.50872 27.485 1.94432 27.323 3.4122C27.161 4.88011 24.4071 7.8708 21.9233 8.03405C19.4394 8.19732 18.5483 11.2148 16.4154 10.3717C18.4134 9.99173 18.4134 7.70754 19.9794 7.00104C18.8454 6.5929 18.2514 9.17615 16.7935 9.17615C15.3355 9.17615 14.6336 11.5138 12.8516 11.3505C11.0696 11.188 10.882 14.1969 7.31679 14.2329C4.58983 14.2597 1.21498 17.4677 0 16.0815C2.64597 15.7008 3.71357 14.2244 5.2918 12.601C7.82974 9.99173 10.6916 11.1605 11.6636 8.84964C10.5027 9.63776 9.15268 10.0185 7.82974 9.99173C6.16904 9.95728 4.34685 12.6559 2.48392 11.4597C3.56388 11.3238 4.26592 10.8615 5.39984 9.66521C6.56108 8.44009 8.26497 9.23174 9.61167 7.97987C11.7176 6.02221 13.5266 7.65336 15.5515 5.20662C14.9845 4.935 13.7695 5.12499 12.6355 5.72313C11.5016 6.32127 10.0437 5.315 8.74771 6.02221C8.9097 4.41849 11.9336 5.3361 13.8235 4.22779C15.9565 2.97733 17.7249 3.34395 19.4123 3.49384C17.0634 3.48046 16.1454 1.2371 12.9056 1.88943C11.4926 2.17442 10.3677 -0.067545 8.96372 1.07384C9.00418 0.231528 10.4757 -0.448381 11.9876 0.367337C13.4995 1.18291 14.1089 -0.346344 17.1174 1.56362C18.3594 2.35175 20.4923 1.07384 21.8423 1.91687C21.6668 1.40036 20.8972 1.07384 19.9929 1.1421C20.5598 -0.0267287 24.2183 0.122455 25.8112 1.29199Z" koffice:nodeTypes="ccccccccccccccccccccccccccc"/>
          <draw:path draw:style-name="gr5" draw:id="shape28" draw:name="path72" draw:layer="" svg:width="3.88870985315pt" svg:height="2.97570358301pt" svg:x="45.51922560000pt" svg:y="68.02360039261pt" svg:viewBox="0 0 4 3" svg:d="M3.88871 0.455844C2.72477 -0.656864 1.11109 0.685231 0 0.161322C0 1.07742 0.370364 2.45221 1.58724 2.9757C1.95761 2.64874 3.62414 0.84872 3.88871 0.455844Z" koffice:nodeTypes="cccc"/>
          <draw:path draw:style-name="gr5" draw:id="shape29" draw:name="path74" draw:layer="" svg:width="3.27975722010pt" svg:height="2.66499743148pt" svg:x="47.69242320000pt" svg:y="65.56976841403pt" svg:viewBox="0 0 3 3" svg:d="M3.27976 0.212103C1.60344 -0.67294 1.31191 1.52704 0 1.07188C0.0486075 1.70409 0.5345 2.48802 1.60344 2.665Z" koffice:nodeTypes="cccc"/>
          <draw:path draw:style-name="gr5" draw:id="shape30" draw:name="path76" draw:layer="" svg:width="4.40901366227pt" svg:height="3.07349584461pt" svg:x="47.71923040000pt" svg:y="63.41531582185pt" svg:viewBox="0 0 4 3" svg:d="M4.40901 0.322286C1.83922 -1.00811 1.51166 2.25133 0 1.61936C0.352728 2.7502 2.51944 3.34886 3.62797 2.94975Z" koffice:nodeTypes="cccc"/>
          <draw:path draw:style-name="gr5" draw:id="shape31" draw:name="path78" draw:layer="" svg:width="2.16583481382pt" svg:height="4.10740899566pt" svg:x="53.62160982686pt" svg:y="51.70678199557pt" svg:viewBox="0 0 2 4" svg:d="M2.16583 0.464613C1.55029 -0.568504 0.250939 0.274324 0.0457782 1.49772C-0.159383 2.72118 0.342103 4.43402 1.20841 4.05338Z" koffice:nodeTypes="cccc"/>
          <draw:path draw:style-name="gr5" draw:id="shape32" draw:name="path80" draw:layer="" svg:width="2.78650250910pt" svg:height="3.74482656659pt" svg:x="55.13059987697pt" svg:y="48.81349499556pt" svg:viewBox="0 0 3 4" svg:d="M2.7865 0.147694C1.57123 -0.181969 0.174911 -0.0321491 0.33005 1.34674C-0.135434 1.58656 -0.264672 3.35517 1.00234 3.74483Z" koffice:nodeTypes="cccc"/>
          <draw:path draw:style-name="gr5" draw:id="shape33" draw:name="path82" draw:layer="" svg:width="6.45744651802pt" svg:height="2.21214150303pt" svg:x="52.62909680000pt" svg:y="46.91154134345pt" svg:viewBox="0 0 6 2" svg:d="M6.45745 1.03258C5.1771 -0.211535 3.7492 -0.182614 2.95038 0.341377C1.47516 1.30904 0.0417134 0.756126 0 1.72372C0.890744 1.1593 1.67003 1.83893 2.3937 1.63159C3.11739 1.42425 3.64625 2.57617 5.65028 2.09237Z" koffice:nodeTypes="cccccc"/>
          <draw:path draw:style-name="gr5" draw:id="shape34" draw:name="path84" draw:layer="" svg:width="2.22097828812pt" svg:height="3.08469356161pt" svg:x="55.48393714730pt" svg:y="66.56571388246pt" svg:viewBox="0 0 2 3" svg:d="M0.336903 2.81031C0.49853 3.11645 1.49112 3.25793 1.97595 2.73958C2.61845 2.05228 1.9067 0.147642 0.890916 0.006279C-0.124799 -0.135078 -0.217115 2.15047 0.336903 2.81031Z" koffice:nodeTypes="cccc"/>
          <draw:path draw:style-name="gr5" draw:id="shape35" draw:name="path86" draw:layer="" svg:width="1.80441834664pt" svg:height="1.64897019811pt" svg:x="54.53403120000pt" svg:y="68.15585600000pt" svg:viewBox="0 0 2 2" svg:d="M0 1.51051C1.60544 2.07046 2.29356 0.803656 1.42708 0C1.19773 0.267987 0.35672 1.24253 0 1.51051Z" koffice:nodeTypes="ccc"/>
          <draw:path draw:style-name="gr5" draw:id="shape36" draw:name="path88" draw:layer="" svg:width="16.41299279752pt" svg:height="13.65587932301pt" svg:x="40.20692720000pt" svg:y="66.74411494346pt" svg:viewBox="0 0 16 14" svg:d="M8.09781 5.51634C7.77166 6.50638 6.08693 6.67151 4.18479 9.75124C2.28258 12.831 0.46196 11.5384 0 13.6559C2.28258 11.7861 4.07521 13.0281 5.43471 11.1811C7.49996 8.37615 9.20059 8.77899 9.99995 6.89143C11.1413 4.19675 16.1413 4.25157 16.413 0.0170188C14.7282 -0.313021 9.4021 4.25157 8.09781 5.51634Z" koffice:nodeTypes="ccccccc"/>
          <draw:path draw:style-name="gr5" draw:id="shape37" draw:name="path90" draw:layer="" svg:width="9.79752183653pt" svg:height="7.94243765107pt" svg:x="90.53956800000pt" svg:y="30.64781600000pt" svg:viewBox="0 0 10 8" svg:d="M0 0.908936C2.23963 1.60399 2.29542 4.38421 4.8705 5.29315C7.44632 6.20209 7.69847 8.39417 9.79752 7.85957C7.8383 7.35162 7.97814 5.18625 5.93489 4.65158C3.53803 4.02454 2.6316 0.534666 0.72746 0" koffice:nodeTypes="ccccc"/>
          <draw:path draw:style-name="gr5" draw:id="shape38" draw:name="path94" draw:layer="" svg:width="5.67331221114pt" svg:height="5.80673784101pt" svg:x="99.36666400000pt" svg:y="46.12860000000pt" svg:viewBox="0 0 6 6" svg:d="M0.991308 0C1.35663 0.844604 1.30463 2.34909 0 2.74497C0.704317 3.19368 1.74761 2.77134 2.32159 1.79483C1.46062 3.72156 2.03461 5.46358 3.39123 5.80674C2.73892 4.46063 4.20022 3.82712 3.7309 2.95615C4.59187 3.32567 5.34818 4.51343 5.32185 5.25241C6.44416 3.98548 4.4872 2.29627 4.85253 1.10858Z" koffice:nodeTypes="cccccccc"/>
          <draw:path draw:style-name="gr5" draw:id="shape39" draw:name="path96" draw:layer="" svg:width="5.41958972275pt" svg:height="5.47103859409pt" svg:x="81.76594400000pt" svg:y="59.33038175670pt" svg:viewBox="0 0 5 5" svg:d="M4.91638 0.615837C3.54775 -0.590971 2.96357 0.931316 2.29046 0.405315C1.66218 -0.0858149 0.82422 -0.155992 0.503208 0.335104C1.67663 0.377281 1.1033 1.28933 3.38002 1.51387C1.1033 1.66823 1.52263 4.22218 0 4.09585C1.62024 5.63942 2.45819 2.72067 3.77115 3.19779C3.38002 3.31001 4.38569 4.23619 3.68728 5.47104C4.81877 5.443 5.27932 3.87131 5.41959 3.05744L4.91638 0.615796Z" koffice:nodeTypes="cccccccccc"/>
          <draw:path draw:style-name="gr5" draw:id="shape40" draw:name="path98" draw:layer="" svg:width="6.98810860607pt" svg:height="6.24185134376pt" svg:x="53.72909920000pt" svg:y="72.01704394303pt" svg:viewBox="0 0 7 6" svg:d="M4.11163 0.440135C3.59039 0.0300317 2.08474 -0.161916 1.50564 0.16673C0.926619 0.494674 1.12927 0.576842 1.82416 0.632091C2.51912 0.686597 3.41644 1.74908 1.91102 1.80858C1.21614 1.83551 1.44779 3.42281 0 3.53259C0.593563 4.21681 2.28747 3.76491 2.8955 3.0127C2.77971 3.62822 3.64832 4.18919 3.30088 4.92794C4.37221 5.03773 3.74965 2.87599 5.44356 2.98507C4.74859 3.06724 5.03817 4.54476 6.25423 4.16157C5.53041 4.49021 5.90678 5.28352 6.71754 5.09227C6.19638 5.25661 6.02257 5.88557 6.74647 6.24185C7.44144 5.33876 6.65961 2.1096 4.11163 0.440135Z" koffice:nodeTypes="cccccccccccc"/>
          <draw:path draw:style-name="gr5" draw:id="shape41" draw:name="path102" draw:layer="" svg:width="7.90089456645pt" svg:height="7.90132803264pt" svg:x="112.25557600000pt" svg:y="35.40761600000pt" svg:viewBox="0 0 8 8" svg:d="M3.95081 7.90133C6.13243 7.90133 7.90089 6.13245 7.90089 3.95056C7.90089 1.76895 6.13243 0 3.95081 0C1.76845 0 0 1.76895 0 3.95056C0 6.13245 1.76845 7.90133 3.95081 7.90133Z" koffice:nodeTypes="ccccc"/>
          <draw:path draw:style-name="gr5" draw:id="shape42" draw:name="path104" draw:layer="" svg:width="0.00000000000pt" svg:height="0.00000000000pt" svg:viewBox="0 0 0 0" svg:d="" koffice:nodeTypes=""/>
          <draw:path draw:style-name="gr5" draw:id="shape43" draw:name="path106" draw:layer="" svg:width="31.31409562813pt" svg:height="14.70889038311pt" svg:x="90.80717401319pt" svg:y="33.27712800000pt" svg:viewBox="0 0 31 15" svg:d="M5.68026 14.4103C6.79519 13.3103 8.49406 12.7603 9.6612 13.5853C10.829 14.4103 14.7042 15.4004 16.6153 14.0253C18.5258 12.6503 19.4285 11.9353 20.2775 12.1003C20.915 13.0903 21.6844 13.5578 22.64 13.6404C22.9319 13.9703 23.9672 14.2454 24.5511 14.1628C25.4002 14.3829 26.4354 14.1079 27.2578 13.1729C28.5321 13.3653 29.726 12.3753 30.1773 10.8903C31.5306 10.7252 31.6104 9.15772 30.7612 8.11271C29.9651 7.9477 30.5757 5.17016 27.6823 5.72017C28.9037 6.49014 27.9743 8.03021 28.9834 8.74523C28.293 8.74523 27.4041 9.04774 27.1918 10.1202C27.4569 9.37774 27.152 8.88274 26.9658 8.71775C26.9926 8.08523 25.6392 6.53142 24.3649 7.09518C25.2806 7.30146 24.7634 8.82772 25.427 9.40522C24.9488 9.43277 24.4446 9.68025 24.1527 10.1202C23.8079 9.48771 22.5871 8.82772 21.8438 8.7727C21.8438 8.55268 21.804 8.11271 21.7112 7.89268C21.3794 7.2327 21.1005 6.44899 21.2331 5.44513C20.5963 6.16014 20.0652 7.1502 19.7472 7.86521C18.7387 7.1502 16.2437 8.19521 15.0759 8.47018C13.908 8.74523 9.97999 8.08523 9.07728 7.09518C8.1753 6.1052 6.42354 5.50016 4.77827 5.00516C2.51542 4.32467 2.49549 1.76009 0.000445138 0C-0.052419 3.19012 4.6189 13.3103 5.68026 14.4103Z" koffice:nodeTypes="ccccccccccccccccccccccccc"/>
          <draw:path draw:style-name="gr5" draw:id="shape44" draw:name="path110" draw:layer="" svg:width="7.38575084336pt" svg:height="7.38546734326pt" svg:x="66.66106320000pt" svg:y="63.86328000000pt" svg:viewBox="0 0 7 7" svg:d="M3.69287 7.38547C5.73226 7.38547 7.38575 5.73201 7.38575 3.69267C7.38575 1.6533 5.73226 0 3.69287 0C1.65335 0 0 1.6533 0 3.69267C0 5.73201 1.65335 7.38547 3.69287 7.38547Z" koffice:nodeTypes="ccccc"/>
          <draw:path draw:style-name="gr5" draw:id="shape45" draw:name="path112" draw:layer="" svg:width="0.00000000000pt" svg:height="0.00000000000pt" svg:viewBox="0 0 0 0" svg:d="" koffice:nodeTypes=""/>
          <draw:path draw:style-name="gr5" draw:id="shape46" draw:name="path114" draw:layer="" svg:width="11.13245980371pt" svg:height="12.14937698157pt" svg:x="60.79869200000pt" svg:y="59.20964434806pt" svg:viewBox="0 0 11 12" svg:d="M0.83997 9.13672C1.53767 10.0817 2.72639 10.0278 3.21734 9.94679C3.63084 11.0801 4.94872 11.0537 5.51725 11.6741C6.08579 12.2953 8.02365 12.2415 8.59219 11.89C8.07582 11.8363 7.40374 11.5127 6.75767 10.9453C5.97784 10.2612 6.34418 8.89369 5.72401 8.40778C6.18913 7.86785 6.26666 6.97701 6.16332 6.62602C6.65433 6.32906 7.01606 5.84314 7.06777 5.60018C7.92065 5.54617 8.66977 5.08723 8.98014 4.73632C9.41959 5.16822 10.5306 4.60131 11.1252 5.33019C11.2543 3.54844 9.62626 2.60358 8.54069 3.19752C8.10124 2.95456 6.93854 3.11654 6.73186 3.44048C6.37006 3.2785 5.36221 3.81843 4.89707 4.16935C5.41391 3.87244 5.49144 2.98154 5.28469 2.65759C5.72401 2.46865 6.21502 1.84773 6.26666 1.38879C6.8869 1.49675 7.81697 1.06478 8.23033 1.17281C7.55878 0.254928 6.44759 -0.069022 5.31051 0.0119654C4.13463 0.0795019 3.63084 0.943406 3.47579 1.87471C2.77802 2.3066 2.54546 3.76441 2.80391 4.27738C2.40325 4.26393 2.02862 4.66888 1.87357 4.89829C1.33092 4.65533 0.555633 4.47995 0 4.47995" koffice:nodeTypes="ccccccccccccccccccccc"/>
          <draw:path draw:style-name="gr5" draw:id="shape47" draw:name="path118" draw:layer="" svg:width="1.68039197702pt" svg:height="3.07451814038pt" svg:x="60.18316247095pt" svg:y="58.69273829660pt" svg:viewBox="0 0 2 3" svg:d="M1.12838 3.07452C0.815377 2.46295 1.22993 1.91238 1.44138 1.428C1.98042 0.193163 1.65005 -0.12446 0.0154487 0.0402286C-0.123633 0.628238 0.711043 2.55707 1.12838 3.07452Z" koffice:nodeTypes="cccc"/>
          <draw:path draw:style-name="gr5" draw:id="shape48" draw:name="path120" draw:layer="" svg:width="1.29059782568pt" svg:height="2.27227694491pt" svg:x="60.12792880000pt" svg:y="56.92715834976pt" svg:viewBox="0 0 1 2" svg:d="M0 2.01662C0.25862 2.35978 1.17466 2.51715 1.27162 1.43046C1.38297 0.18291 1.00223 -0.299857 0.183254 0.186312C0.118598 0.472331 0.0430648 1.64482 0 2.01662Z" koffice:nodeTypes="cccc"/>
          <draw:path draw:style-name="gr5" draw:id="shape49" draw:name="path122" draw:layer="" svg:width="2.02192815515pt" svg:height="2.20239313062pt" svg:x="60.36938720000pt" svg:y="55.16709175614pt" svg:viewBox="0 0 2 2" svg:d="M0 1.98828C0.431652 2.1712 1.36241 2.53723 1.87492 1.49551C2.30489 0.621824 1.74009 -0.052985 0.8499 0.00327852C0.634005 0.256657 0.202421 1.15766 0 1.98828Z" koffice:nodeTypes="cccc"/>
          <draw:path draw:style-name="gr5" draw:id="shape50" draw:name="path124" draw:layer="" svg:width="2.20714741460pt" svg:height="2.32006172948pt" svg:x="61.16098560000pt" svg:y="53.34583200000pt" svg:viewBox="0 0 2 2" svg:d="M0 1.53359C0.0920285 1.81671 1.0356 2.76048 1.72596 2.07626C2.41639 1.39203 2.41639 0.377476 1.38078 0C1.10458 0.0471361 0.276145 1.03813 0 1.53359Z" koffice:nodeTypes="cccc"/>
          <draw:path draw:style-name="gr5" draw:id="shape51" draw:name="path126" draw:layer="" svg:width="3.50173189965pt" svg:height="2.55293533445pt" svg:x="62.77078000000pt" svg:y="52.00430400000pt" svg:viewBox="0 0 4 3" svg:d="M0 1.23754C0.260869 1.85624 1.07244 2.92051 2.57974 2.4255C4.08711 1.93049 3.44937 0.321785 2.75372 0C2.34791 0.0247964 0.695651 0.668293 0 1.23754Z" koffice:nodeTypes="cccc"/>
          <draw:path draw:style-name="gr5" draw:id="shape52" draw:name="path128" draw:layer="" svg:width="3.57843402065pt" svg:height="2.21186241762pt" svg:x="65.29103702647pt" svg:y="51.60187200000pt" svg:viewBox="0 0 4 2" svg:d="M0.0311979 0.34555C-0.086058 0.852397 0.0311979 2.23465 2.11161 2.21158C4.1918 2.18857 3.60628 0.276439 3.07863 0C2.22887 0 0.793056 0.0230119 0.0311979 0.34555Z" koffice:nodeTypes="cccc"/>
          <draw:path draw:style-name="gr5" draw:id="shape53" draw:name="path130" draw:layer="" svg:width="3.41116961726pt" svg:height="2.59133997822pt" svg:x="68.04506142610pt" svg:y="51.66741894719pt" svg:viewBox="0 0 3 3" svg:d="M0.134188 0.0138862C-0.0640375 0.437796 -0.510638 3.22799 2.93397 2.45756C3.37967 2.35785 4.54426 -0.210523 0.134188 0.0138862Z" koffice:nodeTypes="ccc"/>
          <draw:path draw:style-name="gr5" draw:id="shape54" draw:name="path132" draw:layer="" svg:width="4.61213829544pt" svg:height="3.01941253650pt" svg:x="70.15101465902pt" svg:y="51.89616917126pt" svg:viewBox="0 0 5 3" svg:d="M0.0838724 0.054703C-0.318801 0.431469 0.71771 3.47307 3.42606 2.96163C6.13442 2.45019 3.85856 -0.429849 0.0838724 0.054703Z" koffice:nodeTypes="ccc"/>
          <draw:path draw:style-name="gr5" draw:id="shape55" draw:name="path134" draw:layer="" svg:width="4.14925006419pt" svg:height="3.63015620168pt" svg:x="72.26504659029pt" svg:y="52.40673600000pt" svg:viewBox="0 0 4 4" svg:d="M0.100759 0C-0.265523 0.91493 0.284848 3.63016 3.11959 3.63016C5.68863 3.63016 2.98485 0.0590493 0.100759 0Z" koffice:nodeTypes="ccc"/>
          <draw:path draw:style-name="gr5" draw:id="shape56" draw:name="path136" draw:layer="" svg:width="4.69707378192pt" svg:height="3.67776511294pt" svg:x="74.71876694662pt" svg:y="53.11465041071pt" svg:viewBox="0 0 5 4" svg:d="M0.0955254 0.0183062C-0.10034 0.528776 -0.339958 3.42621 3.21593 3.67219C5.79046 3.85042 5.16651 -0.308481 0.0955254 0.0183062Z" koffice:nodeTypes="ccc"/>
          <draw:path draw:style-name="gr5" draw:id="shape57" draw:name="path138" draw:layer="" svg:width="4.29689929252pt" svg:height="2.96153977334pt" svg:x="78.46378829510pt" svg:y="54.23118400000pt" svg:viewBox="0 0 4 3" svg:d="M0.275597 0C-0.146714 0.799751 -0.59478 2.79904 3.13587 2.95898C5.52619 3.0615 4.05646 0.0533348 0.275597 0Z" koffice:nodeTypes="ccc"/>
          <draw:path draw:style-name="gr5" draw:id="shape58" draw:name="path140" draw:layer="" svg:width="3.51966946328pt" svg:height="2.69205578651pt" svg:x="81.86117594703pt" svg:y="54.74096599930pt" svg:viewBox="0 0 4 3" svg:d="M0.275199 0.101642C-0.364157 0.864147 0.106712 2.35975 1.72769 2.6432C3.76237 2.99902 4.05271 1.32161 2.65815 0.508324C1.26283 -0.304964 0.275199 0.101642 0.275199 0.101642Z" koffice:nodeTypes="cccc"/>
          <draw:path draw:style-name="gr5" draw:id="shape59" draw:name="path142" draw:layer="" svg:width="3.61216315661pt" svg:height="2.21127622896pt" svg:x="83.77662234106pt" svg:y="55.22389600000pt" svg:viewBox="0 0 4 2" svg:d="M0.154837 0C-0.252994 0.644977 -0.000242004 2.21128 2.70411 2.21128C3.26504 2.21128 5.40715 0.230316 0.154837 0Z" koffice:nodeTypes="ccc"/>
          <draw:path draw:style-name="gr5" draw:id="shape60" draw:name="path146" draw:layer="" svg:width="8.71026398632pt" svg:height="8.71098982363pt" svg:x="57.73938240000pt" svg:y="81.86456000000pt" svg:viewBox="0 0 9 9" svg:d="M4.35525 8.71099C6.76039 8.71099 8.71026 6.76097 8.71026 4.35585C8.71026 1.95002 6.76039 0 4.35525 0C1.94987 0 0 1.95002 0 4.35585C0 6.76097 1.94987 8.71099 4.35525 8.71099Z" koffice:nodeTypes="ccccc"/>
          <draw:path draw:style-name="gr5" draw:id="shape61" draw:name="path148" draw:layer="" svg:width="0.00000000000pt" svg:height="0.00000000000pt" svg:viewBox="0 0 0 0" svg:d="" koffice:nodeTypes=""/>
          <draw:path draw:style-name="gr5" draw:id="shape62" draw:name="path150" draw:layer="" svg:width="76.23830336001pt" svg:height="58.94836019317pt" svg:x="35.15810737555pt" svg:y="27.08016336819pt" svg:viewBox="0 0 76 59" svg:d="M57.4568 2.43977C57.1341 2.76158 56.4628 3.72699 56.3279 4.10245C54.9306 8.28605 58.6608 11.4111 60.8426 15.9023C62.5627 19.4424 62.3477 25.0205 59.6602 28.5605C58.7407 29.7714 59.0154 30.1159 57.8331 31.3496C57.3795 31.8229 56.8655 32.4223 57.0269 34.1387C57.7795 33.8705 58.8541 34.5678 59.069 35.1577C59.6066 34.8896 60.3592 34.9968 60.6277 35.3186C61.541 34.8896 62.2935 35.104 63.0996 35.9623C63.7986 35.855 64.5512 35.9623 65.2495 36.7131C65.6257 35.9623 66.3783 35.6941 66.9153 35.855C66.8618 34.8896 67.8292 34.1923 68.6889 34.5678C68.4204 33.2805 69.6029 32.3151 70.7317 32.6905C71.6984 31.9395 73.6335 31.8859 74.601 33.0122C72.8809 32.5296 72.9352 34.3533 71.4836 34.1923C71.8599 35.2651 70.8924 35.8819 69.9256 36.2304C70.5432 35.9355 71.2151 35.5868 71.43 35.9623C71.9677 35.4931 73.0422 35.6673 73.3115 35.9087C74.023 35.6808 74.7088 35.855 75.0308 36.7131C75.9983 37.3032 76.6431 38.8049 75.9447 39.9313C75.7297 38.7513 74.9237 38.8049 74.601 38.3222C73.8484 38.5905 73.0958 38.5905 72.8809 38.1077C72.451 38.5368 71.0002 38.9123 70.3554 38.2685C70.1134 39.234 69.2802 40.0387 68.3126 40.0387C68.5818 40.7895 67.8292 42.0771 67.2381 42.7205C68.152 43.203 67.8828 44.2761 67.6678 44.9195C69.0652 45.134 67.8828 46.3676 70.3012 47.172C69.1194 47.5476 66.8082 47.172 66.4855 45.7241C65.303 45.6707 64.497 44.4906 64.5512 43.2564C63.6372 42.3984 63.503 41.165 64.7661 40.3068C63.6908 40.6286 63.0996 38.9123 61.541 39.6096C60.7661 39.9565 58.7198 39.3682 58.747 38.6441C58.4243 39.1804 56.4628 38.9659 56.1937 38.0541C55.5489 38.4027 54.0437 37.8127 54.0709 36.9277C53.2377 37.3032 52.1095 36.6327 52.1631 35.7745C51.3841 35.6673 51.3033 34.97 51.3569 34.38C50.6579 34.0582 50.8464 33.3877 51.1148 32.5832C50.6315 32.0469 50.8464 31.2959 51.2227 30.5987C50.6851 30.0623 50.7928 29.4187 50.9535 28.6677C48.3738 28.4532 45.1423 27.8323 37.7328 25.5569C26.5542 22.1242 23.5445 30.1696 26.0167 35.2114C28.8691 41.0287 25.6943 42.2916 26.6617 46.6362C27.6828 46.8507 28.2202 47.7086 28.1666 48.6207C28.7709 48.6471 29.2009 49.2101 28.9859 50.2832C29.4965 50.1895 30.155 50.3367 30.5849 50.7657C30.9611 50.0687 32.1972 49.9076 32.8422 50.7122C34.2392 50.6046 34.9381 51.7313 34.8846 53.1257C35.6364 54.4669 35.368 56.1029 34.5619 57.1483C34.6426 56.5853 34.5619 55.7809 34.5354 55.2984C34.4853 54.4106 33.2452 54.2253 33.3796 53.5013C32.7347 53.5547 32.1166 53.2063 31.9017 52.7238C31.5254 53.0453 30.988 53.1528 30.5312 52.9918C31.2567 53.3139 31.8211 54.6008 31.606 55.4587C31.9823 56.1029 31.9017 57.2829 31.4449 57.7925C31.2298 58.8378 30.4237 59.2134 29.3757 58.7573C29.9669 58.3824 30.1818 57.7119 30.155 57.1483C29.7788 56.8269 29.5907 56.2098 29.5637 55.8343C28.5158 55.9953 27.0647 55.1103 26.7971 54.7604C24.4883 54.7604 22.6167 56.6284 22.6167 58.9329C22.5092 58.0743 21.4216 57.2288 21.5559 56.5049C20.9111 54.5202 21.8247 52.6697 24.4582 52.2949C24.1357 51.5438 25.2642 50.7657 24.8343 49.9077C24.2851 48.8116 23.2758 47.3866 21.7711 45.7241C22.6847 44.1686 22.416 42.0771 21.8785 40.7895C21.1067 38.9411 20.3737 39.3951 17.6328 42.3984C13.1658 47.2936 7.20648 45.9386 1.93955 49.1567C0.540071 50.0118 -0.85503 50.3367 0.649757 48.8352C2.15461 47.3332 6.1316 45.8317 8.71127 44.5441C13.5423 42.1334 17.6328 38.1077 19.245 30.2769C23.0337 11.8742 36.9802 17.9406 45.794 21.3732C54.0688 24.5961 52.5657 17.2969 48.3738 12.8988C43.3354 7.61242 44.3432 3.45889 46.708 0.133386C50.9535 -0.456563 59.0961 1.01841 57.4568 2.43981Z" koffice:nodeTypes="cccccccccccccccccccccccccccccccccccccccccccccccccccccccccccccccccccccccccc"/>
          <draw:path draw:style-name="gr5" draw:id="shape63" draw:name="path154" draw:layer="" svg:width="9.37326801429pt" svg:height="9.37169851033pt" svg:x="102.87778400000pt" svg:y="65.56321600000pt" svg:viewBox="0 0 9 9" svg:d="M4.68663 9.3717C7.2748 9.3717 9.37327 7.27412 9.37327 4.68617C9.37327 2.09807 7.2748 0 4.68663 0C2.09846 0 0 2.09807 0 4.68617C0 7.27412 2.09846 9.3717 4.68663 9.3717Z" koffice:nodeTypes="ccccc"/>
          <draw:path draw:style-name="gr5" draw:id="shape64" draw:name="path156" draw:layer="" svg:width="0.00000000000pt" svg:height="0.00000000000pt" svg:viewBox="0 0 0 0" svg:d="" koffice:nodeTypes=""/>
          <draw:path draw:style-name="gr6" draw:id="shape65" draw:name="path158" draw:layer="" svg:width="5.15742410337pt" svg:height="28.23570195360pt" svg:x="89.50548283644pt" svg:y="29.73559200000pt" svg:viewBox="0 0 5 28" svg:d="M0.411465 0C-0.533688 4.52637 0.262093 6.57396 1.65537 8.56773C4.53398 12.6885 6.82929 22.0928 3.54569 28.2357" koffice:nodeTypes="ccc"/>
          <draw:path draw:style-name="gr6" draw:id="shape66" draw:name="path162" draw:layer="" svg:width="2.02271541728pt" svg:height="1.21074072216pt" svg:x="95.31527200000pt" svg:y="51.01160000000pt" svg:viewBox="0 0 2 1" svg:d="M0 1.21074C0.610373 1.0855 1.75507 0.688903 2.02272 0" koffice:nodeTypes="cc"/>
          <draw:path draw:style-name="gr6" draw:id="shape67" draw:name="path164" draw:layer="" svg:width="1.87158269136pt" svg:height="1.89166810320pt" svg:x="95.63749600000pt" svg:y="48.66408800000pt" svg:viewBox="0 0 2 2" svg:d="M0 1.89167C0.183352 1.13497 1.83452 0.808904 1.87158 0" koffice:nodeTypes="cc"/>
          <draw:path draw:style-name="gr6" draw:id="shape68" draw:name="path166" draw:layer="" svg:width="1.08552787226pt" svg:height="2.72417246028pt" svg:x="95.66024856125pt" svg:y="45.24325600000pt" svg:viewBox="0 0 1 3" svg:d="M0.00378355 2.72417C-0.0801425 1.78475 1.26202 0.939335 1.06593 0" koffice:nodeTypes="cc"/>
          <draw:path draw:style-name="gr6" draw:id="shape69" draw:name="path168" draw:layer="" svg:width="0.66265801348pt" svg:height="2.07882370948pt" svg:x="94.95969163198pt" svg:y="42.64075200000pt" svg:viewBox="0 0 1 2" svg:d="M0.00566932 2.07882C-0.0819541 1.61381 0.879064 0.738513 0.617331 0" koffice:nodeTypes="cc"/>
          <draw:path draw:style-name="gr6" draw:id="shape70" draw:name="path170" draw:layer="" svg:width="0.34963841395pt" svg:height="1.63667000000pt" svg:x="94.03517150817pt" svg:y="40.22602400000pt" svg:viewBox="0 0 0 2" svg:d="M0.0460687 1.63667C-0.195596 1.12688 0.609268 0.5366 0.260652 0" koffice:nodeTypes="cc"/>
          <draw:path draw:style-name="gr6" draw:id="shape71" draw:name="path172" draw:layer="" svg:width="0.23707321559pt" svg:height="1.56938000000pt" svg:x="92.78409058528pt" svg:y="38.03956000000pt" svg:viewBox="0 0 0 2" svg:d="M0.00895742 1.56938C-0.0716026 1.22063 0.424925 0.456048 0.156869 0" koffice:nodeTypes="cc"/>
          <draw:path draw:style-name="gr6" draw:id="shape72" draw:name="path174" draw:layer="" svg:width="0.40319916447pt" svg:height="0.85854400000pt" svg:x="91.50554400000pt" svg:y="36.09428000000pt" svg:viewBox="0 0 0 1" svg:d="M0 0.858544C0.106944 0.724376 0.536808 0.402432 0.361808 0" koffice:nodeTypes="cc"/>
          <draw:path draw:style-name="gr6" draw:id="shape73" draw:name="path176" draw:layer="" svg:width="0.40499059163pt" svg:height="0.41459175654pt" svg:x="90.62012800000pt" svg:y="34.36386400000pt" svg:viewBox="0 0 0 0" svg:d="M0 0.414592C0.110925 0.354092 0.443705 0.2504 0.401276 0" koffice:nodeTypes="cc"/>
          <draw:path draw:style-name="gr7" draw:id="shape74" draw:name="path180" draw:layer="" svg:width="2.39935395758pt" svg:height="1.42752031148pt" svg:x="61.08049920000pt" svg:y="85.47394017474pt" svg:viewBox="0 0 2 1" svg:d="M2.39935 0.144784C1.43958 -0.304093 0.239909 0.337279 0 1.42752" koffice:nodeTypes="cc"/>
          <draw:path draw:style-name="gr7" draw:id="shape75" draw:name="path182" draw:layer="" svg:width="1.91794338288pt" svg:height="2.13230606834pt" svg:x="61.88536080000pt" svg:y="86.44251668550pt" svg:viewBox="0 0 2 2" svg:d="M0 1.54416C0.131386 0.212698 1.49761 -0.375465 1.91794 0.251237C1.05095 -0.453535 0.630543 2.05322 1.39248 2.13231" koffice:nodeTypes="ccc"/>
          <draw:path draw:style-name="gr7" draw:id="shape76" draw:name="path184" draw:layer="" svg:width="0.30840608709pt" svg:height="2.85174962000pt" svg:x="69.96891993191pt" svg:y="66.27772800000pt" svg:viewBox="0 0 0 3" svg:d="M0.308406 0C-0.0490971 0.384519 -0.153224 1.79414 0.308406 2.85175" koffice:nodeTypes="cc"/>
          <draw:path draw:style-name="gr7" draw:id="shape77" draw:name="path186" draw:layer="" svg:width="1.95544004856pt" svg:height="1.56781142568pt" svg:x="71.18265848835pt" svg:y="66.54606400000pt" svg:viewBox="0 0 2 2" svg:d="M0.430108 0C-0.206928 0.332571 -0.170027 1.33023 0.768048 1.56781C-0.0195082 1.21151 0.768048 0.59388 1.33128 0.570088C1.89355 0.54636 2.26838 0.973922 1.59347 1.40149" koffice:nodeTypes="cccc"/>
          <draw:path draw:style-name="gr7" draw:id="shape78" draw:name="path188" draw:layer="" svg:width="2.91822378320pt" svg:height="2.91365064063pt" svg:x="107.24673909708pt" svg:y="69.14344996138pt" svg:viewBox="0 0 3 3" svg:d="M1.91277 0.0577408C0.431299 -0.338518 -0.759767 1.37995 0.589514 2.91365C0.563476 1.43266 1.62167 0.454678 2.91822 0.718848" koffice:nodeTypes="ccc"/>
          <draw:path draw:style-name="gr7" draw:id="shape79" draw:name="path190" draw:layer="" svg:width="1.33210608056pt" svg:height="1.31611831728pt" svg:x="109.02501600000pt" svg:y="70.91245600000pt" svg:viewBox="0 0 1 1" svg:d="M0.666047 0C0.239651 0 0 0.331419 0 0.654083C0 0.99267 0.294147 1.31612 0.774253 1.31612C1.08444 1.31612 1.33211 0.962402 1.33211 0.68515" koffice:nodeTypes="cccc"/>
          <draw:path draw:style-name="gr7" draw:id="shape80" draw:name="path192" draw:layer="" svg:width="3.11285681952pt" svg:height="1.28156777058pt" svg:x="114.90072000000pt" svg:y="37.97234400000pt" svg:viewBox="0 0 3 1" svg:d="M0 0C0.301492 1.0327 1.87482 1.45793 3.11286 1.21492" koffice:nodeTypes="cc"/>
          <draw:path draw:style-name="gr7" draw:id="shape81" draw:name="path194" draw:layer="" svg:width="1.88008551339pt" svg:height="1.73023571868pt" svg:x="116.02469179731pt" svg:y="37.14060000000pt" svg:viewBox="0 0 2 2" svg:d="M1.88009 1.72928C0.813632 1.76464 -0.069057 0.811707 0.00426186 0C0.00426186 0.599962 1.43923 0.882316 1.88009 0.4941" koffice:nodeTypes="ccc"/>
          <draw:path draw:style-name="gr6" draw:id="shape82" draw:name="path198" draw:layer="" svg:width="2.31774542879pt" svg:height="2.24122323590pt" svg:x="64.10464992198pt" svg:y="66.97791852326pt" svg:viewBox="0 0 2 2" svg:d="M0.0302326 2.24122C-0.158379 1.67296 0.59625 1.10492 0.619812 0.565262C0.643431 0.025679 1.46874 -0.400331 2.31775 0.622087" koffice:nodeTypes="ccc"/>
          <draw:path draw:style-name="gr6" draw:id="shape83" draw:name="path200" draw:layer="" svg:width="0.50979400000pt" svg:height="0.24145600000pt" svg:x="65.77564400000pt" svg:y="61.85084800000pt" svg:viewBox="0 0 1 0" svg:d="M0.509794 0C0.322015 0.080488 0.160974 0.187776 0 0.241456" koffice:nodeTypes="cc"/>
          <draw:path draw:style-name="gr6" draw:id="shape84" draw:name="path202" draw:layer="" svg:width="0.95250200000pt" svg:height="0.19085685532pt" svg:x="67.18418800000pt" svg:y="64.58744800000pt" svg:viewBox="0 0 1 0" svg:d="M0.952502 0.187848C0.724377 0.201368 0.254932 0.174488 0 0" koffice:nodeTypes="cc"/>
          <draw:path draw:style-name="gr6" draw:id="shape85" draw:name="path204" draw:layer="" svg:width="0.84527800000pt" svg:height="0.30868800000pt" svg:x="66.35238160000pt" svg:y="65.79480800000pt" svg:viewBox="0 0 1 0" svg:d="M0.845278 0C0.657502 0.094032 0.241458 0.255008 0 0.308688" koffice:nodeTypes="cc"/>
          <draw:path draw:style-name="gr6" draw:id="shape86" draw:name="path206" draw:layer="" svg:width="0.52627919569pt" svg:height="1.94641003904pt" svg:x="57.99400173457pt" svg:y="81.99997600000pt" svg:viewBox="0 0 1 2" svg:d="M0.000780486 0C-0.0187138 0.674308 0.331668 1.64703 0.526279 1.94641" koffice:nodeTypes="cc"/>
          <draw:path draw:style-name="gr6" draw:id="shape87" draw:name="path208" draw:layer="" svg:width="0.33252701251pt" svg:height="1.58264000000pt" svg:x="59.75526149375pt" svg:y="80.84650400000pt" svg:viewBox="0 0 0 2" svg:d="M0.332527 0C0.0641937 0.40208 -0.0967095 1.1 0.0641937 1.58264" koffice:nodeTypes="cc"/>
          <draw:path draw:style-name="gr6" draw:id="shape88" draw:name="path210" draw:layer="" svg:width="1.66843878165pt" svg:height="2.32181031816pt" svg:x="63.81483263108pt" svg:y="79.81701371007pt" svg:viewBox="0 0 2 2" svg:d="M0.247155 2.32181C-0.193984 2.03834 0.10013 1.30644 0.0510999 0.834809C0.00207082 0.362559 0.565753 -0.392551 1.66844 0.244653" koffice:nodeTypes="ccc"/>
          <draw:path draw:style-name="gr6" draw:id="shape89" draw:name="path212" draw:layer="" svg:width="1.31465000000pt" svg:height="0.12531302135pt" svg:x="59.57799680000pt" svg:y="79.35241506273pt" svg:viewBox="0 0 1 0" svg:d="M0 0.0454729C0.482986 -0.0350871 0.99271 -0.00868704 1.31465 0.125313" koffice:nodeTypes="cc"/>
          <draw:path draw:style-name="gr6" draw:id="shape90" draw:name="path214" draw:layer="" svg:width="0.29506900000pt" svg:height="0.83194400000pt" svg:x="65.40008880000pt" svg:y="77.86802400000pt" svg:viewBox="0 0 0 1" svg:d="M0.295069 0C0.0804856 0.295136 0.0268056 0.61736 0 0.831944" koffice:nodeTypes="cc"/>
          <draw:path draw:style-name="gr6" draw:id="shape91" draw:name="path216" draw:layer="" svg:width="0.73709779994pt" svg:height="0.28816282886pt" svg:x="67.09036800000pt" svg:y="77.81455200000pt" svg:viewBox="0 0 1 0" svg:d="M0.737098 0C0.414606 0 0.138203 0.143895 0 0.288163" koffice:nodeTypes="cc"/>
          <draw:path draw:style-name="gr6" draw:id="shape92" draw:name="path218" draw:layer="" svg:width="1.25292645386pt" svg:height="1.19008197864pt" svg:x="62.74390480000pt" svg:y="64.07772800000pt" svg:viewBox="0 0 1 1" svg:d="M0 0C0.339792 0.113888 1.22099 0.641591 1.25293 1.19008" koffice:nodeTypes="cc"/>
          <draw:path draw:style-name="gr6" draw:id="shape93" draw:name="path220" draw:layer="" svg:width="1.82837002978pt" svg:height="1.87234888224pt" svg:x="65.95277753524pt" svg:y="59.22153600000pt" svg:viewBox="0 0 2 2" svg:d="M1.82837 1.87235C0.0508292 1.83557 -0.638501 0 0.703817 0" koffice:nodeTypes="cc"/>
          <draw:path draw:style-name="gr6" draw:id="shape94" draw:name="path222" draw:layer="" svg:width="0.52876775357pt" svg:height="1.16938230360pt" svg:x="69.39501480637pt" svg:y="62.38744800000pt" svg:viewBox="0 0 1 1" svg:d="M0.196998 0C-0.173653 0.164131 0.00207821 0.841117 0.528768 1.16938" koffice:nodeTypes="cc"/>
          <draw:path draw:style-name="gr6" draw:id="shape95" draw:name="path224" draw:layer="" svg:width="0.99154035644pt" svg:height="1.06306357675pt" svg:x="66.44335864777pt" svg:y="69.78071062108pt" svg:viewBox="0 0 1 1" svg:d="M0.0831834 1.06306C-0.170667 0.731551 0.163328 -0.236489 0.99154 0.0534924" koffice:nodeTypes="cc"/>
          <draw:path draw:style-name="gr6" draw:id="shape96" draw:name="path226" draw:layer="" svg:width="1.12896408586pt" svg:height="0.77373301458pt" svg:x="68.48551040000pt" svg:y="79.72521106430pt" svg:viewBox="0 0 1 1" svg:d="M0 0.773733C0.0400724 0.0541537 0.816437 -0.370999 1.12896 0.443263" koffice:nodeTypes="cc"/>
          <draw:path draw:style-name="gr6" draw:id="shape97" draw:name="path228" draw:layer="" svg:width="2.09248896299pt" svg:height="1.56947839186pt" svg:x="64.66901948190pt" svg:y="81.68607749951pt" svg:viewBox="0 0 2 2" svg:d="M0.00677597 1.56948C-0.0619113 0.443711 0.404627 0.0739576 0.816257 0.00696862C1.22788 -0.0599803 1.8181 0.359313 2.09249 1.09881" koffice:nodeTypes="ccc"/>
          <draw:path draw:style-name="gr6" draw:id="shape98" draw:name="path230" draw:layer="" svg:width="0.98547096014pt" svg:height="1.05508199694pt" svg:x="56.68035360000pt" svg:y="82.58252230482pt" svg:viewBox="0 0 1 1" svg:d="M0 1.05508C0.0532886 0.503699 0.506075 -0.0748053 0.985471 0.00794385" koffice:nodeTypes="cc"/>
          <draw:path draw:style-name="gr6" draw:id="shape99" draw:name="path232" draw:layer="" svg:width="1.04101120474pt" svg:height="1.12875012000pt" svg:x="105.50957287654pt" svg:y="59.78494400000pt" svg:viewBox="0 0 1 1" svg:d="M0.275076 0C-0.0813187 0.191568 -0.313727 1.0481 1.04101 1.12875" koffice:nodeTypes="cc"/>
          <draw:path draw:style-name="gr6" draw:id="shape100" draw:name="path234" draw:layer="" svg:width="0.28194400000pt" svg:height="0.40243200000pt" svg:x="103.73959200000pt" svg:y="61.66307200000pt" svg:viewBox="0 0 0 0" svg:d="M0 0C0 0.134096 0.174304 0.321944 0.281944 0.402432" koffice:nodeTypes="cc"/>
          <draw:path draw:style-name="gr6" draw:id="shape101" draw:name="path236" draw:layer="" svg:width="0.58288751156pt" svg:height="1.36354730887pt" svg:x="109.30807329882pt" svg:y="63.76779042389pt" svg:viewBox="0 0 1 1" svg:d="M0.582888 0.0343502C0.316729 -0.187154 -0.369863 0.710101 0.25523 1.36355" koffice:nodeTypes="cc"/>
          <draw:path draw:style-name="gr6" draw:id="shape102" draw:name="path238" draw:layer="" svg:width="1.47695574570pt" svg:height="0.73366708155pt" svg:x="101.50484275091pt" svg:y="71.96772043612pt" svg:viewBox="0 0 1 1" svg:d="M0.0422212 0.733667C-0.202531 0.0787672 0.661694 -0.0937266 1.47696 0.0442657" koffice:nodeTypes="cc"/>
          <draw:path draw:style-name="gr6" draw:id="shape103" draw:name="path240" draw:layer="" svg:width="1.72812583472pt" svg:height="0.48661227578pt" svg:x="99.82292000000pt" svg:y="66.70703200000pt" svg:viewBox="0 0 2 0" svg:d="M0 0.486612C0.528568 0.299478 1.05805 0.0935924 1.72813 0" koffice:nodeTypes="cc"/>
          <draw:path draw:style-name="gr6" draw:id="shape104" draw:name="path242" draw:layer="" svg:width="0.38027448890pt" svg:height="1.79822199648pt" svg:x="99.60833600000pt" svg:y="69.01453600000pt" svg:viewBox="0 0 0 2" svg:d="M0 1.79822C0 0.934961 0.198275 0.216047 0.380274 0" koffice:nodeTypes="cc"/>
          <draw:path draw:style-name="gr6" draw:id="shape105" draw:name="path244" draw:layer="" svg:width="0.26655944689pt" svg:height="1.86581357728pt" svg:x="101.96287409526pt" svg:y="62.95084800000pt" svg:viewBox="0 0 0 2" svg:d="M0.00303473 0C-0.024556 0.751503 0.14179 1.47712 0.266559 1.86581" koffice:nodeTypes="cc"/>
          <draw:path draw:style-name="gr6" draw:id="shape106" draw:name="path246" draw:layer="" svg:width="0.78396149306pt" svg:height="0.34843047840pt" svg:x="107.46945600000pt" svg:y="63.00452800000pt" svg:viewBox="0 0 1 0" svg:d="M0.783961 0C0.439018 0.0713247 0.130354 0.158351 0 0.34843" koffice:nodeTypes="cc"/>
          <draw:path draw:style-name="gr6" draw:id="shape107" draw:name="path248" draw:layer="" svg:width="0.49652800000pt" svg:height="0.48292000000pt" svg:x="107.92501600000pt" svg:y="64.72161600000pt" svg:viewBox="0 0 0 0" svg:d="M0 0.48292C0.188192 0.321944 0.402776 0.134168 0.496528 0" koffice:nodeTypes="cc"/>
          <draw:path draw:style-name="gr6" draw:id="shape108" draw:name="path250" draw:layer="" svg:width="1.20988345680pt" svg:height="0.77574535230pt" svg:x="116.51113600000pt" svg:y="41.78220800000pt" svg:viewBox="0 0 1 1" svg:d="M1.20988 0C1.20988 0.661616 0.479629 1.01606 0 0.590725" koffice:nodeTypes="cc"/>
          <draw:path draw:style-name="gr6" draw:id="shape109" draw:name="path252" draw:layer="" svg:width="1.22557291785pt" svg:height="0.88993023914pt" svg:x="120.10628000000pt" svg:y="40.99081600000pt" svg:viewBox="0 0 1 1" svg:d="M0 0.771859C0.325084 1.07556 1.44874 0.784613 1.18617 0" koffice:nodeTypes="cc"/>
          <draw:path draw:style-name="gr6" draw:id="shape110" draw:name="path254" draw:layer="" svg:width="1.03927626360pt" svg:height="0.41459175654pt" svg:x="117.34238400000pt" svg:y="45.48471200000pt" svg:viewBox="0 0 1 0" svg:d="M1.03928 0.414592C0.738398 0.380028 0.218757 0.172732 0 0" koffice:nodeTypes="cc"/>
          <draw:path draw:style-name="gr6" draw:id="shape111" draw:name="path256" draw:layer="" svg:width="1.04653000000pt" svg:height="0.15173165940pt" svg:x="120.26669600000pt" svg:y="43.79443200000pt" svg:viewBox="0 0 1 0" svg:d="M1.04653 0.107288C0.563888 0.214584 0.241664 0.107288 0 0" koffice:nodeTypes="cc"/>
          <draw:path draw:style-name="gr6" draw:id="shape112" draw:name="path258" draw:layer="" svg:width="1.35486000000pt" svg:height="0.33528000000pt" svg:x="113.69376800000pt" svg:y="46.24943200000pt" svg:viewBox="0 0 1 0" svg:d="M0 0.33528C0.268056 0.33528 0.911808 0.22792 1.35486 0" koffice:nodeTypes="cc"/>
          <draw:path draw:style-name="gr6" draw:id="shape113" draw:name="path260" draw:layer="" svg:width="0.80485600000pt" svg:height="0.17253903052pt" svg:x="112.08404800000pt" svg:y="41.82425346581pt" svg:viewBox="0 0 1 0" svg:d="M0.804856 0.0115625C0.456248 -0.0285975 0.200696 0.0384425 0 0.172539" koffice:nodeTypes="cc"/>
          <draw:path draw:style-name="gr6" draw:id="shape114" draw:name="path262" draw:layer="" svg:width="0.39760591360pt" svg:height="1.18099948064pt" svg:x="117.66460800000pt" svg:y="43.15047200000pt" svg:viewBox="0 0 0 1" svg:d="M0.397606 0C0.33849 0.364587 0.186101 0.933011 0 1.181" koffice:nodeTypes="cc"/>
          <draw:path draw:style-name="gr7" draw:id="shape115" draw:name="path264" draw:layer="" svg:width="3.22922290000pt" svg:height="1.90462243430pt" svg:x="111.97640800000pt" svg:y="44.30448625838pt" svg:viewBox="0 0 3 2" svg:d="M0 0.0366352C0.695989 -0.370687 1.55914 2.77659 3.22922 1.6658" koffice:nodeTypes="cc"/>
          <draw:path draw:style-name="gr7" draw:id="shape116" draw:name="path266" draw:layer="" svg:width="0.37569600000pt" svg:height="1.15368000000pt" svg:x="114.84724000000pt" svg:y="43.15047200000pt" svg:viewBox="0 0 0 1" svg:d="M0.375696 0C0.161112 0.295136 0.027088 0.751248 0 1.15368" koffice:nodeTypes="cc"/>
          <draw:path draw:style-name="gr6" draw:id="shape117" draw:name="path270" draw:layer="" svg:width="0.67083200000pt" svg:height="0.37562400000pt" svg:x="83.13469600000pt" svg:y="39.28699200000pt" svg:viewBox="0 0 1 0" svg:d="M0 0.375624C0.214584 0.348824 0.59028 0.268336 0.670832 0" koffice:nodeTypes="cc"/>
          <draw:path draw:style-name="gr6" draw:id="shape118" draw:name="path272" draw:layer="" svg:width="1.26534783423pt" svg:height="2.85091142340pt" svg:x="55.52667200000pt" svg:y="64.64112800000pt" svg:viewBox="0 0 1 3" svg:d="M0 0C0.90545 0.544563 1.53928 1.47351 1.1469 2.85091" koffice:nodeTypes="cc"/>
          <draw:path draw:style-name="gr6" draw:id="shape119" draw:name="path274" draw:layer="" svg:width="1.66389000000pt" svg:height="0.14437526461pt" svg:x="92.41735200000pt" svg:y="37.16748000000pt" svg:viewBox="0 0 2 0" svg:d="M0 0.0268C0.241664 0.187776 1.15417 0.187776 1.66389 0" koffice:nodeTypes="cc"/>
          <draw:path draw:style-name="gr6" draw:id="shape120" draw:name="path276" draw:layer="" svg:width="0.41441663750pt" svg:height="2.18971966476pt" svg:x="94.08124000000pt" svg:y="37.73088000000pt" svg:viewBox="0 0 0 2" svg:d="M0.414417 0C0.396958 0.393036 0.466277 1.88091 0 2.18972" koffice:nodeTypes="cc"/>
          <draw:path draw:style-name="gr6" draw:id="shape121" draw:name="path278" draw:layer="" svg:width="2.98087863612pt" svg:height="1.42203544741pt" svg:x="94.34929600000pt" svg:y="38.53581600000pt" svg:viewBox="0 0 3 1" svg:d="M0 1.31174C0.818976 1.56772 2.45693 1.47165 2.98088 0" koffice:nodeTypes="cc"/>
          <draw:path draw:style-name="gr6" draw:id="shape122" draw:name="path280" draw:layer="" svg:width="0.69624110142pt" svg:height="2.30349716244pt" svg:x="95.26180000000pt" svg:y="39.58213600000pt" svg:viewBox="0 0 1 2" svg:d="M0.492536 0C0.783418 0.575868 0.872652 1.69885 0 2.3035" koffice:nodeTypes="cc"/>
          <draw:path draw:style-name="gr6" draw:id="shape123" draw:name="path282" draw:layer="" svg:width="2.88291609622pt" svg:height="1.89048396557pt" svg:x="96.12013600000pt" svg:y="39.23338400000pt" svg:viewBox="0 0 3 2" svg:d="M0 1.69692C0.933804 2.06576 3.09241 2.10263 2.86645 0" koffice:nodeTypes="cc"/>
          <draw:path draw:style-name="gr6" draw:id="shape124" draw:name="path284" draw:layer="" svg:width="2.18883776900pt" svg:height="0.88521329827pt" svg:x="97.89096800000pt" svg:y="40.46755200000pt" svg:viewBox="0 0 2 1" svg:d="M0 0C0.458528 0.706757 2.47533 1.53981 2.15442 0.0757278" koffice:nodeTypes="cc"/>
          <draw:path draw:style-name="gr6" draw:id="shape125" draw:name="path286" draw:layer="" svg:width="1.60163351052pt" svg:height="2.10827953757pt" svg:x="95.71804800000pt" svg:y="40.62852800000pt" svg:viewBox="0 0 2 2" svg:d="M0 2.06597C0.815962 2.28636 1.96875 1.65272 1.48837 0" koffice:nodeTypes="cc"/>
          <draw:path draw:style-name="gr6" draw:id="shape126" draw:name="path288" draw:layer="" svg:width="2.56467070634pt" svg:height="0.69437342722pt" svg:x="99.95694400000pt" svg:y="41.29922400000pt" svg:viewBox="0 0 3 1" svg:d="M0 0.111794C0.123926 0.626007 2.90223 1.16256 2.53046 0" koffice:nodeTypes="cc"/>
          <draw:path draw:style-name="gr6" draw:id="shape127" draw:name="path290" draw:layer="" svg:width="2.58441722654pt" svg:height="1.98272695562pt" svg:x="102.12986400000pt" svg:y="41.56755200000pt" svg:viewBox="0 0 3 2" svg:d="M0 0.755582C0.523376 2.5689 3.28722 2.41782 2.41579 0" koffice:nodeTypes="cc"/>
          <draw:path draw:style-name="gr6" draw:id="shape128" draw:name="path292" draw:layer="" svg:width="2.92115950019pt" svg:height="1.59339563947pt" svg:x="104.24931200000pt" svg:y="41.46019200000pt" svg:viewBox="0 0 3 2" svg:d="M0 1.29319C0.713379 1.93981 3.89168 1.55662 2.62692 0" koffice:nodeTypes="cc"/>
          <draw:path draw:style-name="gr6" draw:id="shape129" draw:name="path294" draw:layer="" svg:width="2.82881827176pt" svg:height="2.51335366728pt" svg:x="106.39584000000pt" svg:y="41.05776000000pt" svg:viewBox="0 0 3 3" svg:d="M0 2.04524C1.94664 3.42876 4.21207 1.4437 1.75503 0" koffice:nodeTypes="cc"/>
          <draw:path draw:style-name="gr6" draw:id="shape130" draw:name="path296" draw:layer="" svg:width="2.85477112560pt" svg:height="1.74956331912pt" svg:x="108.81043200000pt" svg:y="40.95047200000pt" svg:viewBox="0 0 3 2" svg:d="M0 1.43035C1.73153 2.50939 3.84721 0.552021 2.34051 0" koffice:nodeTypes="cc"/>
          <draw:path draw:style-name="gr6" draw:id="shape131" draw:name="path298" draw:layer="" svg:width="1.33957185124pt" svg:height="0.65188292776pt" svg:x="97.35416000000pt" svg:y="41.24560800000pt" svg:viewBox="0 0 1 1" svg:d="M0 0.6065C0.373402 0.714827 1.16395 0.671486 1.33957 0" koffice:nodeTypes="cc"/>
          <draw:path draw:style-name="gr6" draw:id="shape132" draw:name="path300" draw:layer="" svg:width="2.12226225780pt" svg:height="1.31474206296pt" svg:x="98.62744750528pt" svg:y="41.80901600000pt" svg:viewBox="0 0 2 1" svg:d="M0.000861684 0C-0.0440858 1.39983 1.68244 1.93811 2.12226 0.323118" koffice:nodeTypes="cc"/>
          <draw:path draw:style-name="gr6" draw:id="shape133" draw:name="path302" draw:layer="" svg:width="3.04566501792pt" svg:height="0.56552394136pt" svg:x="100.46666400000pt" svg:y="42.82852000000pt" svg:viewBox="0 0 3 1" svg:d="M0 0.0202141C0.463621 0.625482 2.68147 0.86759 3.04567 0" koffice:nodeTypes="cc"/>
          <draw:path draw:style-name="gr6" draw:id="shape134" draw:name="path304" draw:layer="" svg:width="2.60045643180pt" svg:height="0.44811475569pt" svg:x="102.63959200000pt" svg:y="43.25783200000pt" svg:viewBox="0 0 3 0" svg:d="M0 0.0718254C0.336536 0.610655 2.11108 0.556776 2.60046 0" koffice:nodeTypes="cc"/>
          <draw:path draw:style-name="gr6" draw:id="shape135" draw:name="path306" draw:layer="" svg:width="2.85053160824pt" svg:height="1.47839057201pt" svg:x="104.35695200000pt" svg:y="43.31144800000pt" svg:viewBox="0 0 3 1" svg:d="M0 0.587257C0.470463 1.85946 2.40579 1.85946 2.85053 0" koffice:nodeTypes="cc"/>
          <draw:path draw:style-name="gr6" draw:id="shape136" draw:name="path308" draw:layer="" svg:width="2.67884034237pt" svg:height="2.08491018097pt" svg:x="106.93264800000pt" svg:y="42.77491200000pt" svg:viewBox="0 0 3 2" svg:d="M0 1.74325C0.900156 2.44064 2.82583 2.1694 2.66991 0" koffice:nodeTypes="cc"/>
          <draw:path draw:style-name="gr6" draw:id="shape137" draw:name="path310" draw:layer="" svg:width="2.41986547432pt" svg:height="1.87299444927pt" svg:x="108.91807200000pt" svg:y="42.29192800000pt" svg:viewBox="0 0 2 2" svg:d="M0 1.50589C1.26878 2.41469 3.06922 1.5319 2.1839 0" koffice:nodeTypes="cc"/>
          <draw:path draw:style-name="gr6" draw:id="shape138" draw:name="path312" draw:layer="" svg:width="0.41943355407pt" svg:height="1.38344978000pt" svg:x="110.82293600000pt" svg:y="43.41880800000pt" svg:viewBox="0 0 0 1" svg:d="M0 1.38345C0.399825 1.29422 0.608059 0.267761 0.191141 0" koffice:nodeTypes="cc"/>
          <draw:path draw:style-name="gr6" draw:id="shape139" draw:name="path314" draw:layer="" svg:width="1.36997486685pt" svg:height="3.06381176688pt" svg:x="96.52291200000pt" svg:y="42.26512800000pt" svg:viewBox="0 0 1 3" svg:d="M0 3.06381C1.50697 2.35886 1.78983 1.16588 0.753486 0" koffice:nodeTypes="cc"/>
          <draw:path draw:style-name="gr6" draw:id="shape140" draw:name="path316" draw:layer="" svg:width="2.25695572131pt" svg:height="1.92791888521pt" svg:x="97.62291200000pt" svg:y="42.90901600000pt" svg:viewBox="0 0 2 2" svg:d="M0 1.67641C0.698109 2.34695 2.02445 1.6392 2.25696 0" koffice:nodeTypes="cc"/>
          <draw:path draw:style-name="gr6" draw:id="shape141" draw:name="path318" draw:layer="" svg:width="0.41932936463pt" svg:height="1.98535000000pt" svg:x="98.66875200000pt" svg:y="44.25054400000pt" svg:viewBox="0 0 0 2" svg:d="M0.05416 0C0.50972 0.590208 0.590272 1.31466 0 1.98535" koffice:nodeTypes="cc"/>
          <draw:path draw:style-name="gr6" draw:id="shape142" draw:name="path320" draw:layer="" svg:width="2.73530751743pt" svg:height="1.99573938896pt" svg:x="99.09860800000pt" svg:y="44.74782023975pt" svg:viewBox="0 0 3 2" svg:d="M0 0.253637C1.66244 -0.630771 3.73337 1.00409 2.196 1.99574" koffice:nodeTypes="cc"/>
          <draw:path draw:style-name="gr6" draw:id="shape143" draw:name="path322" draw:layer="" svg:width="0.88152569882pt" svg:height="1.79952029744pt" svg:x="100.73472000000pt" svg:y="43.57977600000pt" svg:viewBox="0 0 1 2" svg:d="M0 1.79952C0.302535 1.69156 0.831321 0.899811 0.881526 0" koffice:nodeTypes="cc"/>
          <draw:path draw:style-name="gr6" draw:id="shape144" draw:name="path324" draw:layer="" svg:width="2.81100258186pt" svg:height="2.19076530164pt" svg:x="101.37847200000pt" svg:y="45.37685240889pt" svg:viewBox="0 0 3 2" svg:d="M0 0.168993C0.571384 -0.476847 4.46754 0.842965 1.99984 2.19077" koffice:nodeTypes="cc"/>
          <draw:path draw:style-name="gr6" draw:id="shape145" draw:name="path326" draw:layer="" svg:width="0.55053723397pt" svg:height="1.56781142568pt" svg:x="103.25695200000pt" svg:y="43.84804000000pt" svg:viewBox="0 0 1 2" svg:d="M0 0C0.577096 0.261316 0.875947 1.23531 0 1.56781" koffice:nodeTypes="cc"/>
          <draw:path draw:style-name="gr6" draw:id="shape146" draw:name="path328" draw:layer="" svg:width="2.58085086011pt" svg:height="1.53849440805pt" svg:x="104.27639200000pt" svg:y="46.09560692387pt" svg:viewBox="0 0 3 2" svg:d="M0 0.540084C0.79612 -0.558062 3.28495 0.140758 2.389 1.53849" koffice:nodeTypes="cc"/>
          <draw:path draw:style-name="gr6" draw:id="shape147" draw:name="path330" draw:layer="" svg:width="2.25666463463pt" svg:height="0.87414370467pt" svg:x="106.20834400000pt" svg:y="45.30092347445pt" svg:viewBox="0 0 2 1" svg:d="M0 0.82403C0.418597 -0.70618 2.90849 0.247087 2.09418 0.874144" koffice:nodeTypes="cc"/>
          <draw:path draw:style-name="gr6" draw:id="shape148" draw:name="path332" draw:layer="" svg:width="0.47333550686pt" svg:height="1.55618000000pt" svg:x="105.18889600000pt" svg:y="44.54561600000pt" svg:viewBox="0 0 0 2" svg:d="M0.429168 0C0.50972 0.322016 0.536112 1.12687 0 1.55618" koffice:nodeTypes="cc"/>
          <draw:path draw:style-name="gr6" draw:id="shape149" draw:name="path334" draw:layer="" svg:width="0.22095015673pt" svg:height="1.10007000000pt" svg:x="107.87153600000pt" svg:y="44.22367200000pt" svg:viewBox="0 0 0 1" svg:d="M0.161112 0C0.268056 0.268328 0.241672 0.778056 0 1.10007" koffice:nodeTypes="cc"/>
          <draw:path draw:style-name="gr6" draw:id="shape150" draw:name="path336" draw:layer="" svg:width="0.36371422864pt" svg:height="1.31466000000pt" svg:x="109.69584800000pt" svg:y="44.25054400000pt" svg:viewBox="0 0 0 1" svg:d="M0.161112 0C0.322224 0.295072 0.59028 0.858544 0 1.31466" koffice:nodeTypes="cc"/>
          <draw:path draw:style-name="gr6" draw:id="shape151" draw:name="path338" draw:layer="" svg:width="2.30419231856pt" svg:height="1.92104458904pt" svg:x="86.89095200000pt" svg:y="31.90885600000pt" svg:viewBox="0 0 2 2" svg:d="M0 0C0.0231367 1.49875 0.493584 2.498 2.30419 1.55136" koffice:nodeTypes="cc"/>
          <draw:path draw:style-name="gr6" draw:id="shape152" draw:name="path340" draw:layer="" svg:width="2.12405020912pt" svg:height="1.96473133865pt" svg:x="87.15691812115pt" svg:y="33.73324000000pt" svg:viewBox="0 0 2 2" svg:d="M0.317883 0C-0.539919 1.35622 0.430656 2.81877 2.12405 1.35622" koffice:nodeTypes="cc"/>
          <draw:path draw:style-name="gr6" draw:id="shape153" draw:name="path342" draw:layer="" svg:width="2.61923453697pt" svg:height="2.19768586643pt" svg:x="84.39580800000pt" svg:y="32.52587200000pt" svg:viewBox="0 0 3 2" svg:d="M0 1.60749C1.3036 2.89342 3.63503 1.95193 2.13092 0" koffice:nodeTypes="cc"/>
          <draw:path draw:style-name="gr6" draw:id="shape154" draw:name="path344" draw:layer="" svg:width="1.93913451899pt" svg:height="2.07607415268pt" svg:x="88.32856979806pt" svg:y="35.69184800000pt" svg:viewBox="0 0 2 2" svg:d="M0.0374944 0C-0.227137 2.12617 0.961994 2.55143 1.93913 1.58494" koffice:nodeTypes="cc"/>
          <draw:path draw:style-name="gr6" draw:id="shape155" draw:name="path346" draw:layer="" svg:width="3.51331684928pt" svg:height="2.13226485408pt" svg:x="83.16108800000pt" svg:y="34.64546400000pt" svg:viewBox="0 0 4 2" svg:d="M0 0C0.275055 1.53181 1.91635 2.74253 3.51332 1.8007" koffice:nodeTypes="cc"/>
          <draw:path draw:style-name="gr6" draw:id="shape156" draw:name="path348" draw:layer="" svg:width="3.23126150004pt" svg:height="1.45160371180pt" svg:x="84.98608800000pt" svg:y="36.68448800000pt" svg:viewBox="0 0 3 1" svg:d="M0 0C0 1.80576 2.62833 2.01147 3.23126 0.137203" koffice:nodeTypes="cc"/>
          <draw:path draw:style-name="gr6" draw:id="shape157" draw:name="path350" draw:layer="" svg:width="3.32810332748pt" svg:height="1.43859817572pt" svg:x="87.53470400000pt" svg:y="38.16019200000pt" svg:viewBox="0 0 3 1" svg:d="M0 0.0321443C0.85641 2.3491 2.71619 1.4159 3.3281 0" koffice:nodeTypes="cc"/>
          <draw:path draw:style-name="gr6" draw:id="shape158" draw:name="path352" draw:layer="" svg:width="2.74724076853pt" svg:height="2.18774879828pt" svg:x="85.46872800000pt" svg:y="35.10157600000pt" svg:viewBox="0 0 3 2" svg:d="M0 0C0.359521 1.38891 1.07857 2.93664 2.74724 1.78581" koffice:nodeTypes="cc"/>
          <draw:path draw:style-name="gr6" draw:id="shape159" draw:name="path354" draw:layer="" svg:width="3.51331684928pt" svg:height="1.27068384635pt" svg:x="80.10275200000pt" svg:y="34.64546400000pt" svg:viewBox="0 0 4 1" svg:d="M0 0C0.261523 0.877061 1.77132 1.93557 3.51332 0.72582" koffice:nodeTypes="cc"/>
          <draw:path draw:style-name="gr6" draw:id="shape160" draw:name="path356" draw:layer="" svg:width="3.30907863180pt" svg:height="1.19039370241pt" svg:x="80.86935952692pt" svg:y="35.63816800000pt" svg:viewBox="0 0 3 1" svg:d="M0.237828 0C-0.664371 0.972833 1.13929 1.88362 3.30908 0.434663" koffice:nodeTypes="cc"/>
          <draw:path draw:style-name="gr6" draw:id="shape161" draw:name="path358" draw:layer="" svg:width="3.18276660896pt" svg:height="2.19006973611pt" svg:x="82.11524800000pt" svg:y="37.19428000000pt" svg:viewBox="0 0 3 2" svg:d="M0 0C0.310971 1.853 0.932906 3.34105 3.18277 0.954587" koffice:nodeTypes="cc"/>
          <draw:path draw:style-name="gr6" draw:id="shape162" draw:name="path360" draw:layer="" svg:width="3.28012305432pt" svg:height="1.41281910227pt" svg:x="84.42220000000pt" svg:y="38.93824800000pt" svg:viewBox="0 0 3 1" svg:d="M0 0.0956602C0.826323 1.43501 2.0897 2.26416 3.28012 0" koffice:nodeTypes="cc"/>
          <draw:path draw:style-name="gr6" draw:id="shape163" draw:name="path362" draw:layer="" svg:width="3.65947018580pt" svg:height="1.92379591565pt" svg:x="88.99704103978pt" svg:y="39.34068000000pt" svg:viewBox="0 0 4 2" svg:d="M0.0147544 0C-0.0742117 1.31566 0.221844 1.97351 1.37769 1.92087C2.28886 1.87944 3.15555 1.23672 3.65947 0.552563" koffice:nodeTypes="ccc"/>
          <draw:path draw:style-name="gr6" draw:id="shape164" draw:name="path364" draw:layer="" svg:width="3.93188340921pt" svg:height="1.81645139479pt" svg:x="90.05648077093pt" svg:y="41.29922400000pt" svg:viewBox="0 0 4 2" svg:d="M0.000512001 0C-0.0305357 1.45744 1.35125 2.60806 3.93188 1.12508" koffice:nodeTypes="cc"/>
          <draw:path draw:style-name="gr6" draw:id="shape165" draw:name="path366" draw:layer="" svg:width="3.99514973898pt" svg:height="2.72130453065pt" svg:x="90.91438234831pt" svg:y="43.09686400000pt" svg:viewBox="0 0 4 3" svg:d="M0.0939744 0C-0.401276 1.34573 1.08449 3.53643 3.99515 2.40973" koffice:nodeTypes="cc"/>
          <draw:path draw:style-name="gr6" draw:id="shape166" draw:name="path368" draw:layer="" svg:width="3.89964308544pt" svg:height="1.30132671816pt" svg:x="85.64350252935pt" svg:y="40.03824800000pt" svg:viewBox="0 0 4 1" svg:d="M0.0145132 0C-0.168381 1.19029 1.39137 1.99105 3.89964 0.454459" koffice:nodeTypes="cc"/>
          <draw:path draw:style-name="gr6" draw:id="shape167" draw:name="path370" draw:layer="" svg:width="3.99311721813pt" svg:height="1.31789332213pt" svg:x="86.72984000000pt" svg:y="41.67484800000pt" svg:viewBox="0 0 4 1" svg:d="M0 0C0.0929426 0.980081 1.67128 2.15617 3.99312 0.457343" koffice:nodeTypes="cc"/>
          <draw:path draw:style-name="gr6" draw:id="shape168" draw:name="path372" draw:layer="" svg:width="3.77003276701pt" svg:height="1.95031292855pt" svg:x="87.68624807628pt" svg:y="43.20415200000pt" svg:viewBox="0 0 4 2" svg:d="M0.0107258 0C-0.169883 2.04008 1.9655 2.62292 3.77003 1.05979" koffice:nodeTypes="cc"/>
          <draw:path draw:style-name="gr6" draw:id="shape169" draw:name="path374" draw:layer="" svg:width="0.98479424742pt" svg:height="0.38248523234pt" svg:x="84.82497600000pt" svg:y="41.05776000000pt" svg:viewBox="0 0 1 0" svg:d="M0 0.38164C0.425893 0.398265 0.771848 0.165953 0.984794 0" koffice:nodeTypes="cc"/>
          <draw:path draw:style-name="gr6" draw:id="shape170" draw:name="path376" draw:layer="" svg:width="1.52455570344pt" svg:height="0.50295173932pt" svg:x="85.73678400000pt" svg:y="42.47977600000pt" svg:viewBox="0 0 2 1" svg:d="M0 0.494709C0.463882 0.55179 1.2596 0.304413 1.52456 0" koffice:nodeTypes="cc"/>
          <draw:path draw:style-name="gr6" draw:id="shape171" draw:name="path378" draw:layer="" svg:width="2.13269073920pt" svg:height="0.48673293512pt" svg:x="86.67636800000pt" svg:y="45.13588800000pt" svg:viewBox="0 0 2 0" svg:d="M0 0.336915C0.443176 0.655127 1.93907 0.430519 2.13269 0" koffice:nodeTypes="cc"/>
          <draw:path draw:style-name="gr6" draw:id="shape172" draw:name="path380" draw:layer="" svg:width="3.67893690108pt" svg:height="1.38422454945pt" svg:x="88.28609600000pt" svg:y="45.27005600000pt" svg:viewBox="0 0 4 1" svg:d="M0 0.267836C0.771879 1.83026 2.8298 1.7633 3.67894 0" koffice:nodeTypes="cc"/>
          <draw:path draw:style-name="gr6" draw:id="shape173" draw:name="path382" draw:layer="" svg:width="3.17327630603pt" svg:height="1.16200957338pt" svg:x="91.72012800000pt" svg:y="46.02131200000pt" svg:viewBox="0 0 3 1" svg:d="M0 0C0.413529 0.838461 1.46272 1.37017 3.17328 1.08386" koffice:nodeTypes="cc"/>
          <draw:path draw:style-name="gr6" draw:id="shape174" draw:name="path384" draw:layer="" svg:width="2.44175459326pt" svg:height="2.62234939405pt" svg:x="92.20597108000pt" svg:y="47.14812000000pt" svg:viewBox="0 0 2 3" svg:d="M0.287813 0C-0.559236 1.75115 0.554077 3.8095 2.44175 1.78185" koffice:nodeTypes="cc"/>
          <draw:path draw:style-name="gr6" draw:id="shape175" draw:name="path386" draw:layer="" svg:width="1.98835473265pt" svg:height="2.42000000000pt" svg:x="93.02596027007pt" svg:y="49.42868000000pt" svg:viewBox="0 0 2 2" svg:d="M0.00872621 0C-0.097906 1.06242 0.784928 2.27249 1.98835 2.42" koffice:nodeTypes="cc"/>
          <draw:path draw:style-name="gr6" draw:id="shape176" draw:name="path388" draw:layer="" svg:width="3.48948657523pt" svg:height="2.15241622237pt" svg:x="89.02143609726pt" svg:y="46.61152000000pt" svg:viewBox="0 0 3 2" svg:d="M0.045767 0C-0.301751 1.84078 1.37667 2.72711 3.48949 1.7499" koffice:nodeTypes="cc"/>
          <draw:path draw:style-name="gr6" draw:id="shape177" draw:name="path390" draw:layer="" svg:width="2.28056000000pt" svg:height="0.34328459213pt" svg:x="86.78331200000pt" svg:y="47.65791200000pt" svg:viewBox="0 0 2 0" svg:d="M0 0C0.509728 0.402432 1.42222 0.456112 2.28056 0.134168" koffice:nodeTypes="cc"/>
          <draw:path draw:style-name="gr6" draw:id="shape178" draw:name="path392" draw:layer="" svg:width="3.16652839336pt" svg:height="2.27057243853pt" svg:x="90.03312463392pt" svg:y="49.05304800000pt" svg:viewBox="0 0 3 2" svg:d="M0.0793912 0C-0.417179 1.94395 1.51273 3.34471 3.16653 1.17206" koffice:nodeTypes="cc"/>
          <draw:path draw:style-name="gr6" draw:id="shape179" draw:name="path394" draw:layer="" svg:width="2.12053460576pt" svg:height="1.47108438077pt" svg:x="87.50762400000pt" svg:y="47.95304800000pt" svg:viewBox="0 0 2 1" svg:d="M0 0C0.0228009 0.805349 0.789947 1.67972 2.12053 1.4266" koffice:nodeTypes="cc"/>
          <draw:path draw:style-name="gr6" draw:id="shape180" draw:name="path396" draw:layer="" svg:width="1.15226860312pt" svg:height="2.69590154811pt" svg:x="93.59808400000pt" svg:y="51.49458400000pt" svg:viewBox="0 0 1 3" svg:d="M0.921922 0C-0.230527 0.686681 -0.46087 1.90751 1.15227 2.6959" koffice:nodeTypes="cc"/>
          <draw:path draw:style-name="gr6" draw:id="shape181" draw:name="path398" draw:layer="" svg:width="1.56792121528pt" svg:height="1.66417754344pt" svg:x="91.82707200000pt" svg:y="51.11896000000pt" svg:viewBox="0 0 2 2" svg:d="M0 0C0.0479541 1.00341 0.499275 1.5663 1.56792 1.66418" koffice:nodeTypes="cc"/>
          <draw:path draw:style-name="gr6" draw:id="shape182" draw:name="path400" draw:layer="" svg:width="2.15529451358pt" svg:height="2.62717258423pt" svg:x="89.57939734610pt" svg:y="50.55548800000pt" svg:viewBox="0 0 2 3" svg:d="M0.563686 0C-0.800725 1.69131 0.540699 3.6593 2.15529 1.99878" koffice:nodeTypes="cc"/>
          <draw:path draw:style-name="gr6" draw:id="shape183" draw:name="path402" draw:layer="" svg:width="2.31964467842pt" svg:height="1.76650179376pt" svg:x="91.28214942879pt" svg:y="52.75556000000pt" svg:viewBox="0 0 2 2" svg:d="M0.0785786 0C-0.393443 1.58854 1.37621 2.5467 2.31964 0.932958" koffice:nodeTypes="cc"/>
          <draw:path draw:style-name="gr6" draw:id="shape184" draw:name="path404" draw:layer="" svg:width="1.50067365757pt" svg:height="2.36454948278pt" svg:x="87.84115229971pt" svg:y="49.16034400000pt" svg:viewBox="0 0 2 2" svg:d="M0.176078 0C-0.335227 1.47682 0.315636 2.4534 1.50067 2.35815" koffice:nodeTypes="cc"/>
          <draw:path draw:style-name="gr6" draw:id="shape185" draw:name="path406" draw:layer="" svg:width="1.81424961952pt" svg:height="1.41046568830pt" svg:x="85.92497600000pt" svg:y="48.83840000000pt" svg:viewBox="0 0 2 1" svg:d="M0 0C0.0767279 1.17897 0.894235 1.59316 1.81425 1.3383" koffice:nodeTypes="cc"/>
          <draw:path draw:style-name="gr6" draw:id="shape186" draw:name="path408" draw:layer="" svg:width="2.10921356531pt" svg:height="1.59099484417pt" svg:x="86.31276601799pt" svg:y="49.88478400000pt" svg:viewBox="0 0 2 2" svg:d="M0.235048 0C-0.508769 1.24434 0.620866 1.91438 2.10921 1.43579" koffice:nodeTypes="cc"/>
          <draw:path draw:style-name="gr6" draw:id="shape187" draw:name="path410" draw:layer="" svg:width="1.70352173398pt" svg:height="1.66430707680pt" svg:x="92.66840958086pt" svg:y="54.60680800000pt" svg:viewBox="0 0 2 2" svg:d="M0.128231 0C-0.187188 0.807639 -0.0122602 1.39507 1.70352 1.66431" koffice:nodeTypes="cc"/>
          <draw:path draw:style-name="gr6" draw:id="shape188" draw:name="path412" draw:layer="" svg:width="1.71840264844pt" svg:height="3.51301817496pt" svg:x="91.53633878887pt" svg:y="55.86778400000pt" svg:viewBox="0 0 2 4" svg:d="M1.7184 0C-0.35716 0.783947 -0.53286 2.43885 1.0848 3.51302" koffice:nodeTypes="cc"/>
          <draw:path draw:style-name="gr6" draw:id="shape189" draw:name="path414" draw:layer="" svg:width="0.61369961389pt" svg:height="2.18810001464pt" svg:x="91.03049017757pt" svg:y="54.16424000000pt" svg:viewBox="0 0 1 2" svg:d="M0.424376 0C-0.226815 0.641588 -0.101147 1.75278 0.6137 2.1881" koffice:nodeTypes="cc"/>
          <draw:path draw:style-name="gr6" draw:id="shape190" draw:name="path416" draw:layer="" svg:width="2.72156046526pt" svg:height="2.93303278041pt" svg:x="84.16831878433pt" svg:y="49.26770400000pt" svg:viewBox="0 0 3 3" svg:d="M0.421723 0C-0.642735 1.08855 0.374689 4.09385 2.72156 2.4532" koffice:nodeTypes="cc"/>
          <draw:path draw:style-name="gr6" draw:id="shape191" draw:name="path418" draw:layer="" svg:width="2.03517199177pt" svg:height="2.99669065891pt" svg:x="89.11233955521pt" svg:y="52.40673600000pt" svg:viewBox="0 0 2 3" svg:d="M0.655138 0C-0.590399 1.24804 -0.0215746 3.51411 2.03517 2.89009" koffice:nodeTypes="cc"/>
          <draw:path draw:style-name="gr6" draw:id="shape192" draw:name="path420" draw:layer="" svg:width="1.40506033328pt" svg:height="3.11303397684pt" svg:x="87.46808907583pt" svg:y="51.62868000000pt" svg:viewBox="0 0 1 3" svg:d="M0.212995 0C-0.326579 2.27619 0.190868 3.07951 1.40506 3.11303" koffice:nodeTypes="cc"/>
          <draw:path draw:style-name="gr6" draw:id="shape193" draw:name="path422" draw:layer="" svg:width="2.25273930884pt" svg:height="2.69086903399pt" svg:x="82.43361166995pt" svg:y="49.18721600000pt" svg:viewBox="0 0 2 3" svg:d="M0.800815 0C-0.366622 0.787658 -0.0533916 1.90573 0.459576 2.41393C0.971804 2.92213 1.93952 2.69345 2.25274 2.0328" koffice:nodeTypes="ccc"/>
          <draw:path draw:style-name="gr6" draw:id="shape194" draw:name="path424" draw:layer="" svg:width="2.51671443294pt" svg:height="2.99966350869pt" svg:x="80.38144515149pt" svg:y="48.46276800000pt" svg:viewBox="0 0 3 3" svg:d="M0.559854 0C-0.824438 1.5829 0.559854 3.46085 2.51671 2.89749" koffice:nodeTypes="cc"/>
          <draw:path draw:style-name="gr6" draw:id="shape195" draw:name="path426" draw:layer="" svg:width="3.59079607023pt" svg:height="2.91186449922pt" svg:x="85.75465837415pt" svg:y="53.15798400000pt" svg:viewBox="0 0 4 3" svg:d="M1.88894 0C0.509236 0.449362 -0.543025 1.57749 0.303345 2.56399C0.802501 3.14553 2.97463 3.22483 3.5908 0.978022" koffice:nodeTypes="ccc"/>
          <draw:path draw:style-name="gr6" draw:id="shape196" draw:name="path428" draw:layer="" svg:width="1.58525738180pt" svg:height="2.16549786256pt" svg:x="84.79993795358pt" svg:y="51.68236000000pt" svg:viewBox="0 0 2 2" svg:d="M0.504552 0C-0.407397 0.889021 -0.104002 1.73244 1.58526 2.1655" koffice:nodeTypes="cc"/>
          <draw:path draw:style-name="gr6" draw:id="shape197" draw:name="path430" draw:layer="" svg:width="1.29775445743pt" svg:height="1.76368427032pt" svg:x="83.98092933257pt" svg:y="53.64090400000pt" svg:viewBox="0 0 1 2" svg:d="M1.29775 0C0.410918 0.403144 -0.16975 0.881871 0.0446364 1.76368" koffice:nodeTypes="cc"/>
          <draw:path draw:style-name="gr6" draw:id="shape198" draw:name="path432" draw:layer="" svg:width="0.87512955831pt" svg:height="2.91545807172pt" svg:x="83.27213240404pt" svg:y="52.00430400000pt" svg:viewBox="0 0 1 3" svg:d="M0.0975107 0C-0.178592 1.52255 0.147503 2.46194 0.87513 2.91546" koffice:nodeTypes="cc"/>
          <draw:path draw:style-name="gr6" draw:id="shape199" draw:name="path434" draw:layer="" svg:width="1.19312995737pt" svg:height="1.30896107491pt" svg:x="81.80452514219pt" svg:y="53.49860113713pt" svg:viewBox="0 0 1 1" svg:d="M1.19313 0.00663934C0.26038 -0.0584754 -0.215917 0.353888 0.0946401 1.30896" koffice:nodeTypes="cc"/>
          <draw:path draw:style-name="gr6" draw:id="shape200" draw:name="path436" draw:layer="" svg:width="1.26638847913pt" svg:height="2.12019159744pt" svg:x="80.90935764164pt" svg:y="51.27992800000pt" svg:viewBox="0 0 1 2" svg:d="M1.26639 2.12019C-0.0621428 1.75928 -0.273923 0.902209 0.299685 0" koffice:nodeTypes="cc"/>
          <draw:path draw:style-name="gr6" draw:id="shape201" draw:name="path438" draw:layer="" svg:width="1.71382209577pt" svg:height="1.25291600616pt" svg:x="79.16385840000pt" svg:y="52.86284800000pt" svg:viewBox="0 0 2 1" svg:d="M1.71382 0C0.521347 0.0424873 0 0.552119 0 1.25292" koffice:nodeTypes="cc"/>
          <draw:path draw:style-name="gr6" draw:id="shape202" draw:name="path440" draw:layer="" svg:width="2.55771210302pt" svg:height="2.90318037571pt" svg:x="78.24379716932pt" svg:y="47.84568800000pt" svg:viewBox="0 0 3 3" svg:d="M1.16141 0C0.0996468 0.395885 -0.234115 1.63641 0.160117 2.32264C0.555135 3.00886 1.79909 3.06166 2.55771 2.61297" koffice:nodeTypes="ccc"/>
          <draw:path draw:style-name="gr6" draw:id="shape203" draw:name="path442" draw:layer="" svg:width="1.96271342308pt" svg:height="3.02110139133pt" svg:x="76.32425674093pt" svg:y="46.85297600000pt" svg:viewBox="0 0 2 3" svg:d="M0.314402 0C-0.535891 1.18714 0.447176 3.49536 1.96271 2.93478" koffice:nodeTypes="cc"/>
          <draw:path draw:style-name="gr6" draw:id="shape204" draw:name="path444" draw:layer="" svg:width="2.97984902717pt" svg:height="2.18909986727pt" svg:x="74.14691222356pt" svg:y="46.10179200000pt" svg:viewBox="0 0 3 2" svg:d="M0.359739 0C-0.622694 0.962558 0.458067 2.56689 2.97985 2.10852" koffice:nodeTypes="cc"/>
          <draw:path draw:style-name="gr6" draw:id="shape205" draw:name="path446" draw:layer="" svg:width="2.84168732207pt" svg:height="2.11050582225pt" svg:x="76.67325459238pt" svg:y="52.34918786979pt" svg:viewBox="0 0 3 2" svg:d="M0.0212666 2.11051C-0.187578 0.161587 1.17025 -1.12461 2.84169 1.40884" koffice:nodeTypes="cc"/>
          <draw:path draw:style-name="gr6" draw:id="shape206" draw:name="path448" draw:layer="" svg:width="0.47038328684pt" svg:height="1.56779548880pt" svg:x="78.07523516437pt" svg:y="50.60916800000pt" svg:viewBox="0 0 0 2" svg:d="M0.470383 0C0.120792 0.403832 -0.0444773 1.04517 0.0102954 1.5678" koffice:nodeTypes="cc"/>
          <draw:path draw:style-name="gr6" draw:id="shape207" draw:name="path450" draw:layer="" svg:width="2.89844255895pt" svg:height="3.00887711913pt" svg:x="71.92701082052pt" svg:y="45.45784000000pt" svg:viewBox="0 0 3 3" svg:d="M0.378747 0C-0.687153 1.8429 0.605302 3.52123 2.89844 2.86308" koffice:nodeTypes="cc"/>
          <draw:path draw:style-name="gr6" draw:id="shape208" draw:name="path452" draw:layer="" svg:width="0.79292994497pt" svg:height="3.51301817496pt" svg:x="76.42200074406pt" svg:y="49.18721600000pt" svg:viewBox="0 0 1 4" svg:d="M0.6977 0C-0.425278 1.36455 -0.04312 2.72908 0.79293 3.51302" koffice:nodeTypes="cc"/>
          <draw:path draw:style-name="gr6" draw:id="shape209" draw:name="path454" draw:layer="" svg:width="1.17700400359pt" svg:height="2.85080065120pt" svg:x="74.86568978688pt" svg:y="50.66284800000pt" svg:viewBox="0 0 1 3" svg:d="M1.177 0C-0.284292 0.0261251 -0.366333 2.17079 0.827527 2.8508" koffice:nodeTypes="cc"/>
          <draw:path draw:style-name="gr6" draw:id="shape210" draw:name="path456" draw:layer="" svg:width="0.91430351570pt" svg:height="2.25768783504pt" svg:x="74.31738275405pt" svg:y="48.46276800000pt" svg:viewBox="0 0 1 2" svg:d="M0.606197 0C-0.13751 0.465503 -0.368589 1.74562 0.914304 2.25769" koffice:nodeTypes="cc"/>
          <draw:path draw:style-name="gr6" draw:id="shape211" draw:name="path458" draw:layer="" svg:width="1.43651343431pt" svg:height="1.32496410921pt" svg:x="73.20287889815pt" svg:y="51.63128816017pt" svg:viewBox="0 0 1 1" svg:d="M1.43651 0.151435C0.754393 -0.280935 -0.0642701 0.244082 0.00400181 1.32496" koffice:nodeTypes="cc"/>
          <draw:path draw:style-name="gr6" draw:id="shape212" draw:name="path460" draw:layer="" svg:width="2.37155359824pt" svg:height="2.23039037541pt" svg:x="71.02290484369pt" svg:y="50.64502289266pt" svg:viewBox="0 0 2 2" svg:d="M2.37155 1.70945C1.72757 -0.854934 -0.156857 -0.414163 0.0104694 2.23039" koffice:nodeTypes="cc"/>
          <draw:path draw:style-name="gr6" draw:id="shape213" draw:name="path462" draw:layer="" svg:width="1.47347691445pt" svg:height="1.09493412488pt" svg:x="72.56384880000pt" svg:y="49.67013600000pt" svg:viewBox="0 0 1 1" svg:d="M1.47348 0C1.08245 0.084222 0.299226 0.364931 0 1.09493" koffice:nodeTypes="cc"/>
          <draw:path draw:style-name="gr6" draw:id="shape214" draw:name="path464" draw:layer="" svg:width="0.83571755866pt" svg:height="2.78710855824pt" svg:x="72.29342527183pt" svg:y="47.73840000000pt" svg:viewBox="0 0 1 3" svg:d="M0.36974 0C-0.414929 1.14015 0.197697 2.50206 0.835718 2.78711" koffice:nodeTypes="cc"/>
          <draw:path draw:style-name="gr6" draw:id="shape215" draw:name="path466" draw:layer="" svg:width="1.57442381302pt" svg:height="1.31658804771pt" svg:x="70.11851654690pt" svg:y="45.02860000000pt" svg:viewBox="0 0 2 1" svg:d="M0.0272799 0C-0.115666 0.936042 0.289141 1.39317 1.57442 1.30611" koffice:nodeTypes="cc"/>
          <draw:path draw:style-name="gr6" draw:id="shape216" draw:name="path468" draw:layer="" svg:width="1.66354079845pt" svg:height="1.87926324172pt" svg:x="70.47107068043pt" svg:y="46.50422400000pt" svg:viewBox="0 0 2 2" svg:d="M0.17138 0C-0.342894 1.35237 0.342383 1.95055 1.66354 1.87253" koffice:nodeTypes="cc"/>
          <draw:path draw:style-name="gr6" draw:id="shape217" draw:name="path470" draw:layer="" svg:width="0.96806305548pt" svg:height="2.21140672907pt" svg:x="70.55980610927pt" svg:y="48.22131200000pt" svg:viewBox="0 0 1 2" svg:d="M0.413934 0C-0.430582 0.875325 0.150195 1.8198 0.968063 2.21141" koffice:nodeTypes="cc"/>
          <draw:path draw:style-name="gr6" draw:id="shape218" draw:name="path472" draw:layer="" svg:width="1.12891582720pt" svg:height="2.94882562726pt" svg:x="69.07582310999pt" svg:y="49.49530996919pt" svg:viewBox="0 0 1 3" svg:d="M1.12892 0.0168174C-0.0199563 -0.211278 -0.201522 1.93888 0.181435 2.94883" koffice:nodeTypes="cc"/>
          <draw:path draw:style-name="gr6" draw:id="shape219" draw:name="path474" draw:layer="" svg:width="2.62074053165pt" svg:height="2.56691777940pt" svg:x="68.18136313328pt" svg:y="44.89443200000pt" svg:viewBox="0 0 3 3" svg:d="M1.33055 0C0.256027 0.372253 -0.358225 1.46421 0.225263 2.13434C0.809067 2.80438 1.97604 2.58103 2.62074 2.23358" koffice:nodeTypes="ccc"/>
          <draw:path draw:style-name="gr6" draw:id="shape220" draw:name="path476" draw:layer="" svg:width="1.18704803393pt" svg:height="2.91528662848pt" svg:x="68.36182899681pt" svg:y="47.52374400000pt" svg:viewBox="0 0 1 3" svg:d="M0.368392 0C-0.47916 1.42524 0.280626 2.49422 1.18705 2.91529" koffice:nodeTypes="cc"/>
          <draw:path draw:style-name="gr6" draw:id="shape221" draw:name="path478" draw:layer="" svg:width="3.21010668233pt" svg:height="1.97155079442pt" svg:x="65.41140330148pt" svg:y="44.76026400000pt" svg:viewBox="0 0 3 2" svg:d="M0.293522 0C-0.344732 0.639301 0.0437519 1.94464 1.59798 1.97125C2.84927 1.99278 3.48509 0.852417 3.09668 0.0532969" koffice:nodeTypes="ccc"/>
          <draw:path draw:style-name="gr6" draw:id="shape222" draw:name="path480" draw:layer="" svg:width="1.69808112392pt" svg:height="2.12030897685pt" svg:x="66.53528295913pt" svg:y="46.74568800000pt" svg:viewBox="0 0 2 2" svg:d="M0.190059 0C-0.254916 1.105 0.0170357 2.29288 1.69808 2.09946" koffice:nodeTypes="cc"/>
          <draw:path draw:style-name="gr6" draw:id="shape223" draw:name="path482" draw:layer="" svg:width="2.29009528820pt" svg:height="1.17920610470pt" svg:x="67.01606981186pt" svg:y="50.28081375277pt" svg:viewBox="0 0 2 1" svg:d="M2.2901 0.149107C1.08433 -0.242291 -0.523449 0.149107 0.165631 1.17921" koffice:nodeTypes="cc"/>
          <draw:path draw:style-name="gr6" draw:id="shape224" draw:name="path484" draw:layer="" svg:width="0.48293298719pt" svg:height="2.11951000000pt" svg:x="66.74153322613pt" svg:y="48.57013600000pt" svg:viewBox="0 0 0 2" svg:d="M0.26835 0C-0.187762 0.643888 -0.02679 1.55611 0.482933 2.11951" koffice:nodeTypes="cc"/>
          <draw:path draw:style-name="gr6" draw:id="shape225" draw:name="path486" draw:layer="" svg:width="1.34915597767pt" svg:height="1.47419731696pt" svg:x="65.76786375346pt" svg:y="50.28721600000pt" svg:viewBox="0 0 1 1" svg:d="M1.34916 0C0.476555 0.115189 -0.364913 0.460695 0.164877 1.4742" koffice:nodeTypes="cc"/>
          <draw:path draw:style-name="gr6" draw:id="shape226" draw:name="path488" draw:layer="" svg:width="1.41194088547pt" svg:height="2.14165682749pt" svg:x="64.12207737456pt" svg:y="50.97016790384pt" svg:viewBox="0 0 1 2" svg:d="M1.41194 0.099959C0.600429 -0.331967 -0.436605 0.688894 0.194613 2.14166" koffice:nodeTypes="cc"/>
          <draw:path draw:style-name="gr6" draw:id="shape227" draw:name="path490" draw:layer="" svg:width="1.73501513868pt" svg:height="1.36149603181pt" svg:x="62.87552618374pt" svg:y="51.48103581531pt" svg:viewBox="0 0 2 1" svg:d="M1.73502 0.0111783C0.63945 -0.0995204 -0.668054 0.630954 0.392108 1.3615" koffice:nodeTypes="cc"/>
          <draw:path draw:style-name="gr6" draw:id="shape228" draw:name="path492" draw:layer="" svg:width="1.34667183644pt" svg:height="1.47430377840pt" svg:x="61.69080115754pt" svg:y="52.40673600000pt" svg:viewBox="0 0 1 1" svg:d="M1.34667 0C0.474877 0.161282 -0.552538 0.898405 0.350288 1.4743" koffice:nodeTypes="cc"/>
          <draw:path draw:style-name="gr6" draw:id="shape229" draw:name="path494" draw:layer="" svg:width="0.93225929034pt" svg:height="2.21127622896pt" svg:x="65.66872024016pt" svg:y="48.19451200000pt" svg:viewBox="0 0 1 2" svg:d="M0.932259 0C-0.103949 0.4146 -0.207611 1.45117 0.284614 2.21128" koffice:nodeTypes="cc"/>
          <draw:path draw:style-name="gr6" draw:id="shape230" draw:name="path496" draw:layer="" svg:width="1.85736109797pt" svg:height="3.93117224019pt" svg:x="64.33230738449pt" svg:y="45.96763200000pt" svg:viewBox="0 0 2 4" svg:d="M1.60145 0C-0.592458 0.706385 -0.555832 3.16341 1.85736 3.93117" koffice:nodeTypes="cc"/>
          <draw:path draw:style-name="gr6" draw:id="shape231" draw:name="path498" draw:layer="" svg:width="0.78642348563pt" svg:height="2.72419346784pt" svg:x="64.05717224409pt" svg:y="48.91888000000pt" svg:viewBox="0 0 1 3" svg:d="M0.786423 0C-0.0700847 0.657547 -0.236668 1.91007 0.334398 2.72419" koffice:nodeTypes="cc"/>
          <draw:path draw:style-name="gr6" draw:id="shape232" draw:name="path500" draw:layer="" svg:width="1.13438199086pt" svg:height="2.30579161068pt" svg:x="62.87433052552pt" svg:y="45.16269600000pt" svg:viewBox="0 0 1 2" svg:d="M0.285709 0C-0.19927 0.230483 -0.158843 2.36228 1.13438 2.30464" koffice:nodeTypes="cc"/>
          <draw:path draw:style-name="gr6" draw:id="shape233" draw:name="path502" draw:layer="" svg:width="2.66907196740pt" svg:height="2.04482627268pt" svg:x="61.01420006829pt" svg:y="45.83346400000pt" svg:viewBox="0 0 3 2" svg:d="M0.442124 0C-0.772622 0.868112 0.695159 3.06553 2.66907 1.49206" koffice:nodeTypes="cc"/>
          <draw:path draw:style-name="gr6" draw:id="shape234" draw:name="path504" draw:layer="" svg:width="1.17213207736pt" svg:height="1.91809223496pt" svg:x="62.63482186141pt" svg:y="47.84568800000pt" svg:viewBox="0 0 1 2" svg:d="M0.0424123 0C-0.10134 0.867095 0.0835068 1.81295 1.17213 1.91809" koffice:nodeTypes="cc"/>
          <draw:path draw:style-name="gr6" draw:id="shape235" draw:name="path506" draw:layer="" svg:width="1.97509197650pt" svg:height="2.30440966907pt" svg:x="62.00928867502pt" svg:y="49.02624800000pt" svg:viewBox="0 0 2 2" svg:d="M1.07018 0C-0.36272 0.329147 -0.626621 2.16334 1.97509 2.30441" koffice:nodeTypes="cc"/>
          <draw:path draw:style-name="gr6" draw:id="shape236" draw:name="path508" draw:layer="" svg:width="2.75007941044pt" svg:height="2.05457147421pt" svg:x="59.13768843476pt" svg:y="47.12131200000pt" svg:viewBox="0 0 3 2" svg:d="M0.453369 0C-1.08822 1.7306 1.71182 3.23037 2.75008 0.730724" koffice:nodeTypes="cc"/>
          <draw:path draw:style-name="gr6" draw:id="shape237" draw:name="path510" draw:layer="" svg:width="2.45940865753pt" svg:height="1.82039469192pt" svg:x="57.58608359136pt" svg:y="48.54325600000pt" svg:viewBox="0 0 2 2" svg:d="M0.103088 0.563152C-0.479972 1.30545 1.56058 3.25084 2.45941 0" koffice:nodeTypes="cc"/>
          <draw:path draw:style-name="gr6" draw:id="shape238" draw:name="path512" draw:layer="" svg:width="1.16928626541pt" svg:height="1.79950956576pt" svg:x="60.54390080000pt" svg:y="48.48964800000pt" svg:viewBox="0 0 1 2" svg:d="M0 0C0.0409897 1.07969 0.410293 1.7275 1.16929 1.79951" koffice:nodeTypes="cc"/>
          <draw:path draw:style-name="gr6" draw:id="shape239" draw:name="path514" draw:layer="" svg:width="2.06688734167pt" svg:height="2.35176760571pt" svg:x="60.60866938812pt" svg:y="50.60916800000pt" svg:viewBox="0 0 2 2" svg:d="M2.06689 0C-0.208827 0.213784 -0.94174 1.97166 1.60403 2.35177" koffice:nodeTypes="cc"/>
          <draw:path draw:style-name="gr6" draw:id="shape240" draw:name="path516" draw:layer="" svg:width="1.29994722221pt" svg:height="1.56897871492pt" svg:x="59.11926156393pt" svg:y="50.34089600000pt" svg:viewBox="0 0 1 2" svg:d="M0.00211488 0C-0.0411624 0.940924 0.586114 1.71388 1.29995 1.54591" koffice:nodeTypes="cc"/>
          <draw:path draw:style-name="gr6" draw:id="shape241" draw:name="path518" draw:layer="" svg:width="1.46516455608pt" svg:height="2.19896392198pt" svg:x="60.32610136098pt" svg:y="53.21167200000pt" svg:viewBox="0 0 1 2" svg:d="M1.46516 0C-0.288463 0.337578 -0.515841 2.30684 1.04302 2.19433" koffice:nodeTypes="cc"/>
          <draw:path draw:style-name="gr6" draw:id="shape242" draw:name="path520" draw:layer="" svg:width="0.87835881697pt" svg:height="2.72433818880pt" svg:x="59.57988735492pt" svg:y="54.71410400000pt" svg:viewBox="0 0 1 3" svg:d="M0.878359 2.72434C-0.253256 2.30165 -0.27838 0.626267 0.727429 0" koffice:nodeTypes="cc"/>
          <draw:path draw:style-name="gr6" draw:id="shape243" draw:name="path522" draw:layer="" svg:width="1.23073940203pt" svg:height="2.83827195304pt" svg:x="58.89450519786pt" svg:y="55.78729600000pt" svg:viewBox="0 0 1 3" svg:d="M0.494059 0C-0.305652 0.735121 0.0100383 2.49299 0.43092 2.74871C0.851855 3.00442 1.18863 2.68486 1.23074 2.14148" koffice:nodeTypes="ccc"/>
          <draw:path draw:style-name="gr6" draw:id="shape244" draw:name="path524" draw:layer="" svg:width="1.18089326950pt" svg:height="2.17622141983pt" svg:x="58.84930794939pt" svg:y="57.90688000000pt" svg:viewBox="0 0 1 2" svg:d="M1.17839 1.81911C1.26088 2.54675 -0.728646 2.26692 0.291947 0" koffice:nodeTypes="cc"/>
          <draw:path draw:style-name="gr6" draw:id="shape245" draw:name="path526" draw:layer="" svg:width="1.48123441296pt" svg:height="1.62746472531pt" svg:x="58.94334089634pt" svg:y="59.77160800000pt" svg:viewBox="0 0 1 2" svg:d="M0.234394 0C-0.515936 1.23434 0.707839 2.23864 1.48123 1.18597" koffice:nodeTypes="cc"/>
          <draw:path draw:style-name="gr6" draw:id="shape246" draw:name="path528" draw:layer="" svg:width="1.79518837138pt" svg:height="1.95026097113pt" svg:x="59.27942115024pt" svg:y="61.42154400000pt" svg:viewBox="0 0 2 2" svg:d="M0.0541139 0C-0.276363 1.53627 0.981786 2.64165 1.79519 1.44269" koffice:nodeTypes="cc"/>
          <draw:path draw:style-name="gr6" draw:id="shape247" draw:name="path530" draw:layer="" svg:width="2.32501386956pt" svg:height="2.17564157479pt" svg:x="56.37521187132pt" svg:y="50.44819200000pt" svg:viewBox="0 0 2 2" svg:d="M0.0687374 0.989387C-0.452018 2.45363 2.15146 3.00758 2.32501 0" koffice:nodeTypes="cc"/>
          <draw:path draw:style-name="gr6" draw:id="shape248" draw:name="path532" draw:layer="" svg:width="2.94355336293pt" svg:height="2.38186374187pt" svg:x="55.72394280312pt" svg:y="51.62868000000pt" svg:viewBox="0 0 3 2" svg:d="M0.0536915 1.05409C-0.53217 3.16219 3.89447 2.72302 2.75526 0" koffice:nodeTypes="cc"/>
          <draw:path draw:style-name="gr6" draw:id="shape249" draw:name="path534" draw:layer="" svg:width="2.91528759434pt" svg:height="2.16162615400pt" svg:x="58.07556400000pt" svg:y="51.60187200000pt" svg:viewBox="0 0 3 2" svg:d="M0 1.93287C0.615402 2.3668 2.46186 2.40621 2.91529 0" koffice:nodeTypes="cc"/>
          <draw:path draw:style-name="gr6" draw:id="shape250" draw:name="path536" draw:layer="" svg:width="0.98533416960pt" svg:height="1.72832565696pt" svg:x="59.39021840000pt" svg:y="52.97020800000pt" svg:viewBox="0 0 1 2" svg:d="M0 0C0.106501 0.670117 0.559256 1.48137 0.985334 1.72833" koffice:nodeTypes="cc"/>
          <draw:path draw:style-name="gr6" draw:id="shape251" draw:name="path538" draw:layer="" svg:width="2.22421755376pt" svg:height="1.67385532735pt" svg:x="57.62983617423pt" svg:y="53.47993600000pt" svg:viewBox="0 0 2 2" svg:d="M0.0173176 0C-0.152439 0.957268 0.950976 1.7427 2.22422 1.66907" koffice:nodeTypes="cc"/>
          <draw:path draw:style-name="gr6" draw:id="shape252" draw:name="path540" draw:layer="" svg:width="2.20124140643pt" svg:height="3.04652149564pt" svg:x="57.42364514446pt" svg:y="54.49944800000pt" svg:viewBox="0 0 2 3" svg:d="M0.608879 0C-0.266788 0.993445 -0.54549 2.91402 2.20124 3.04652" koffice:nodeTypes="cc"/>
          <draw:path draw:style-name="gr6" draw:id="shape253" draw:name="path542" draw:layer="" svg:width="2.08585031953pt" svg:height="1.08332287246pt" svg:x="54.98377627637pt" svg:y="54.76778400000pt" svg:viewBox="0 0 2 1" svg:d="M0.0276599 0C-0.218438 0.865694 1.23574 1.75929 2.08585 0.335088" koffice:nodeTypes="cc"/>
          <draw:path draw:style-name="gr6" draw:id="shape254" draw:name="path544" draw:layer="" svg:width="2.68445756889pt" svg:height="1.71132062851pt" svg:x="54.47062121067pt" svg:y="55.68000800000pt" svg:viewBox="0 0 3 2" svg:d="M0.0112707 1.11677C-0.159856 1.7001 1.65867 2.48181 2.68446 0" koffice:nodeTypes="cc"/>
          <draw:path draw:style-name="gr6" draw:id="shape255" draw:name="path546" draw:layer="" svg:width="2.91544116864pt" svg:height="0.65066017105pt" svg:x="56.09014560000pt" svg:y="56.94097600000pt" svg:viewBox="0 0 3 1" svg:d="M0 0.0866067C0.453515 0.627607 1.97597 1.06045 2.91544 0" koffice:nodeTypes="cc"/>
          <draw:path draw:style-name="gr6" draw:id="shape256" draw:name="path548" draw:layer="" svg:width="1.45117891196pt" svg:height="1.28767532593pt" svg:x="57.17679477309pt" svg:y="57.74591200000pt" svg:viewBox="0 0 1 1" svg:d="M0.0570992 0C-0.217138 0.753468 0.537073 1.46387 1.45118 1.24861" koffice:nodeTypes="cc"/>
          <draw:path draw:style-name="gr6" draw:id="shape257" draw:name="path550" draw:layer="" svg:width="2.70848817677pt" svg:height="1.41602657121pt" svg:x="55.21152586751pt" svg:y="57.53125600000pt" svg:viewBox="0 0 3 1" svg:d="M0.0233625 0C-0.226434 1.12875 1.58445 1.78344 2.70849 1.19648" koffice:nodeTypes="cc"/>
          <draw:path draw:style-name="gr6" draw:id="shape258" draw:name="path552" draw:layer="" svg:width="2.31837899393pt" svg:height="1.53656360387pt" svg:x="54.15045647210pt" svg:y="58.12153600000pt" svg:viewBox="0 0 2 2" svg:d="M0.0541161 0C-0.346784 1.50506 1.58721 2.06944 2.31838 0.940616" koffice:nodeTypes="cc"/>
          <draw:path draw:style-name="gr6" draw:id="shape259" draw:name="path554" draw:layer="" svg:width="2.54560428909pt" svg:height="1.73418250335pt" svg:x="56.22424160000pt" svg:y="59.70445600000pt" svg:viewBox="0 0 3 2" svg:d="M0 0C0.0742041 1.27198 1.45825 2.36719 2.5456 1.30729" koffice:nodeTypes="cc"/>
          <draw:path draw:style-name="gr6" draw:id="shape260" draw:name="path556" draw:layer="" svg:width="1.92699491524pt" svg:height="1.09968061955pt" svg:x="53.53670857592pt" svg:y="59.86543200000pt" svg:viewBox="0 0 2 1" svg:d="M0.00452728 0.675284C-0.100788 1.12541 1.66367 1.57561 1.92699 0" koffice:nodeTypes="cc"/>
          <draw:path draw:style-name="gr6" draw:id="shape261" draw:name="path558" draw:layer="" svg:width="2.44766840027pt" svg:height="0.86925252355pt" svg:x="54.58771120000pt" svg:y="60.88494400000pt" svg:viewBox="0 0 2 1" svg:d="M0 0C0.387715 1.02564 1.69639 1.27575 2.44767 0.0250612" koffice:nodeTypes="cc"/>
          <draw:path draw:style-name="gr6" draw:id="shape262" draw:name="path560" draw:layer="" svg:width="2.35176760571pt" svg:height="1.42698258420pt" svg:x="56.81452080000pt" svg:y="61.44841600000pt" svg:viewBox="0 0 2 1" svg:d="M0 0C0.166318 1.21787 1.33031 1.8909 2.35177 1.05761" koffice:nodeTypes="cc"/>
          <draw:path draw:style-name="gr6" draw:id="shape263" draw:name="path562" draw:layer="" svg:width="2.10498630571pt" svg:height="1.92292377625pt" svg:x="59.91402443209pt" svg:y="62.73620000000pt" svg:viewBox="0 0 2 2" svg:d="M0.0406232 0C-0.262092 1.3417 1.1967 2.42031 2.10499 1.68374" koffice:nodeTypes="cc"/>
          <draw:path draw:style-name="gr6" draw:id="shape264" draw:name="path564" draw:layer="" svg:width="2.18095407892pt" svg:height="1.71858443550pt" svg:x="57.61037140248pt" svg:y="62.49473600000pt" svg:viewBox="0 0 2 2" svg:d="M0.0534526 0C-0.312528 1.39279 1.28877 2.18865 2.18095 1.41764" koffice:nodeTypes="cc"/>
          <draw:path draw:style-name="gr6" draw:id="shape265" draw:name="path566" draw:layer="" svg:width="2.55590020536pt" svg:height="1.64961203660pt" svg:x="55.41213416987pt" svg:y="61.74355200000pt" svg:viewBox="0 0 3 2" svg:d="M0.00819112 0C-0.113098 1.26705 1.13041 2.02237 2.5559 1.46194" koffice:nodeTypes="cc"/>
          <draw:path draw:style-name="gr6" draw:id="shape266" draw:name="path568" draw:layer="" svg:width="2.24548776281pt" svg:height="1.46380476338pt" svg:x="52.98488239866pt" svg:y="61.87765600000pt" svg:viewBox="0 0 2 1" svg:d="M0.0404173 0C-0.284618 1.10368 1.43314 2.0126 2.24549 1.07125" koffice:nodeTypes="cc"/>
          <draw:path draw:style-name="gr6" draw:id="shape267" draw:name="path570" draw:layer="" svg:width="2.98053583537pt" svg:height="1.19147552089pt" svg:x="51.79736000000pt" svg:y="63.05820800000pt" svg:viewBox="0 0 3 1" svg:d="M0 1.01471C0.622337 1.47025 2.78403 1.01471 2.98054 0" koffice:nodeTypes="cc"/>
          <draw:path draw:style-name="gr6" draw:id="shape268" draw:name="path572" draw:layer="" svg:width="2.59522157021pt" svg:height="1.24001666258pt" svg:x="53.75597440000pt" svg:y="63.56793600000pt" svg:viewBox="0 0 3 1" svg:d="M0 0.507908C0.598878 1.34447 2.02128 1.7926 2.59522 0" koffice:nodeTypes="cc"/>
          <draw:path draw:style-name="gr6" draw:id="shape269" draw:name="path574" draw:layer="" svg:width="2.44812737719pt" svg:height="1.71117851814pt" svg:x="56.00939869320pt" svg:y="64.26550400000pt" svg:viewBox="0 0 2 2" svg:d="M0.000234606 0.175508C-0.0240403 1.68466 1.84226 2.77267 2.44813 0" koffice:nodeTypes="cc"/>
          <draw:path draw:style-name="gr6" draw:id="shape270" draw:name="path576" draw:layer="" svg:width="1.49560834045pt" svg:height="1.23157095680pt" svg:x="61.10497990189pt" svg:y="64.68148000000pt" svg:viewBox="0 0 1 1" svg:d="M0.0519316 0C-0.177798 0.442168 0.363784 1.14738 1.49561 1.23157" koffice:nodeTypes="cc"/>
          <draw:path draw:style-name="gr6" draw:id="shape271" draw:name="path578" draw:layer="" svg:width="1.63891933873pt" svg:height="1.59687073610pt" svg:x="59.43098993978pt" svg:y="64.33272800000pt" svg:viewBox="0 0 2 2" svg:d="M0.011623 0C-0.10983 0.813664 0.74028 1.9493 1.63892 1.49175" koffice:nodeTypes="cc"/>
          <draw:path draw:style-name="gr6" draw:id="shape272" draw:name="path580" draw:layer="" svg:width="1.00711170363pt" svg:height="1.42863987095pt" svg:x="61.32438190761pt" svg:y="65.78154400000pt" svg:viewBox="0 0 1 1" svg:d="M0.105239 0C-0.163976 0.589573 0.0647517 1.43979 1.00711 1.42853" koffice:nodeTypes="cc"/>
          <draw:path draw:style-name="gr6" draw:id="shape273" draw:name="path582" draw:layer="" svg:width="0.96963641239pt" svg:height="1.40619468616pt" svg:x="61.14218831865pt" svg:y="67.08266400000pt" svg:viewBox="0 0 1 1" svg:d="M0.375053 0C-0.311844 0.494894 -0.0212887 1.37242 0.969636 1.40619" koffice:nodeTypes="cc"/>
          <draw:path draw:style-name="gr6" draw:id="shape274" draw:name="path584" draw:layer="" svg:width="1.54336383303pt" svg:height="2.14115483285pt" svg:x="60.58935720080pt" svg:y="68.07536800000pt" svg:viewBox="0 0 2 2" svg:d="M0.710147 0C-0.52312 0.693678 -0.0897724 2.22056 1.54336 2.13793" koffice:nodeTypes="cc"/>
          <draw:path draw:style-name="gr6" draw:id="shape275" draw:name="path586" draw:layer="" svg:width="2.30334734678pt" svg:height="1.48100642824pt" svg:x="58.15604960000pt" svg:y="65.23140800000pt" svg:viewBox="0 0 2 1" svg:d="M0 0C0 1.76317 1.92908 2.02431 2.30335 0.391795" koffice:nodeTypes="cc"/>
          <draw:path draw:style-name="gr6" draw:id="shape276" draw:name="path588" draw:layer="" svg:width="1.25890123677pt" svg:height="2.22365928039pt" svg:x="59.54735345756pt" svg:y="66.41189600000pt" svg:viewBox="0 0 1 2" svg:d="M0.045634 0C-0.167256 1.28026 0.386181 2.52054 1.2589 2.16047" koffice:nodeTypes="cc"/>
          <draw:path draw:style-name="gr6" draw:id="shape277" draw:name="path590" draw:layer="" svg:width="1.59101227072pt" svg:height="1.55710016511pt" svg:x="59.56960846246pt" svg:y="75.62465809486pt" svg:viewBox="0 0 2 2" svg:d="M0.315145 1.42674C0.619797 1.86261 1.87187 1.12604 1.53349 0.389462C1.19512 -0.347111 -0.131322 0.053245 0.0105807 0.824478" koffice:nodeTypes="ccc"/>
          <draw:path draw:style-name="gr6" draw:id="shape278" draw:name="path592" draw:layer="" svg:width="1.31032416817pt" svg:height="1.02315010393pt" svg:x="58.93410640000pt" svg:y="74.68359608971pt" svg:viewBox="0 0 1 1" svg:d="M1.303 1.02315C1.41154 -0.170998 0.282286 -0.360651 0 0.67052" koffice:nodeTypes="cc"/>
          <draw:path draw:style-name="gr6" draw:id="shape279" draw:name="path594" draw:layer="" svg:width="1.89923960607pt" svg:height="0.83090737821pt" svg:x="58.12917440000pt" svg:y="73.84467478963pt" svg:viewBox="0 0 2 1" svg:d="M1.81177 0.830907C2.29249 0.292843 0.665617 -0.440824 0 0.341585" koffice:nodeTypes="cc"/>
          <draw:path draw:style-name="gr6" draw:id="shape280" draw:name="path596" draw:layer="" svg:width="1.38448030688pt" svg:height="0.77480201005pt" svg:x="57.43160400000pt" svg:y="72.99056356131pt" svg:viewBox="0 0 1 1" svg:d="M1.32593 0.774802C1.70474 0.018665 0.126326 -0.311421 0 0.3732" koffice:nodeTypes="cc"/>
          <draw:path draw:style-name="gr6" draw:id="shape281" draw:name="path598" draw:layer="" svg:width="1.39033156514pt" svg:height="0.85529762687pt" svg:x="57.13646560000pt" svg:y="72.08694497538pt" svg:viewBox="0 0 1 1" svg:d="M0 0.185445C0.189889 -0.21146 1.96144 0.0364445 1.20221 0.855298" koffice:nodeTypes="cc"/>
          <draw:path draw:style-name="gr6" draw:id="shape282" draw:name="path600" draw:layer="" svg:width="1.44047380325pt" svg:height="1.74454239642pt" svg:x="58.29014800000pt" svg:y="72.76456336361pt" svg:viewBox="0 0 1 2" svg:d="M1.22362 1.74454C1.93207 1.03553 0.740706 -0.41737 0 0.114631" koffice:nodeTypes="cc"/>
          <draw:path draw:style-name="gr6" draw:id="shape283" draw:name="path602" draw:layer="" svg:width="1.18741506758pt" svg:height="1.86917901302pt" svg:x="62.55765012468pt" svg:y="75.72218400000pt" svg:viewBox="0 0 1 2" svg:d="M0.557028 0C0.195149 0.0516627 -0.177004 0.349775 0.0917702 1.3098C0.278141 1.97579 1.07382 2.01003 1.18742 1.60788" koffice:nodeTypes="ccc"/>
          <draw:path draw:style-name="gr6" draw:id="shape284" draw:name="path604" draw:layer="" svg:width="2.12725621327pt" svg:height="1.44041991217pt" svg:x="61.48650105988pt" svg:y="76.13328360221pt" svg:viewBox="0 0 2 1" svg:d="M1.6186 0.0719152C0.95336 -0.17856 -0.494519 0.24282 0.170726 1.0626C0.671583 1.67963 1.93168 1.42681 2.12726 1.10795" koffice:nodeTypes="ccc"/>
          <draw:path draw:style-name="gr6" draw:id="shape285" draw:name="path606" draw:layer="" svg:width="1.56945000000pt" svg:height="0.44049725044pt" svg:x="60.03410880000pt" svg:y="77.38538400000pt" svg:viewBox="0 0 2 0" svg:d="M0 0.214584C0.227917 0.616664 1.36813 0.443056 1.56945 0" koffice:nodeTypes="cc"/>
          <draw:path draw:style-name="gr6" draw:id="shape286" draw:name="path608" draw:layer="" svg:width="0.77805700000pt" svg:height="0.29962481699pt" svg:x="60.81216560000pt" svg:y="76.21353546238pt" svg:viewBox="0 0 1 0" svg:d="M0 0.0586563C0.241458 -0.102455 0.684029 0.0982563 0.778057 0.299625" koffice:nodeTypes="cc"/>
          <draw:path draw:style-name="gr6" draw:id="shape287" draw:name="path610" draw:layer="" svg:width="1.66366585670pt" svg:height="1.49478121936pt" svg:x="60.35406923099pt" svg:y="69.65828800000pt" svg:viewBox="0 0 2 1" svg:d="M0.487054 0C-0.516511 0.440669 0.106374 1.78608 1.66367 1.43787" koffice:nodeTypes="cc"/>
          <draw:path draw:style-name="gr6" draw:id="shape288" draw:name="path612" draw:layer="" svg:width="1.83239742845pt" svg:height="1.19614238523pt" svg:x="60.23656086690pt" svg:y="70.91940000000pt" svg:viewBox="0 0 2 1" svg:d="M0.34337 0C-0.491953 0.37325 0.270705 1.53543 1.8324 1.09988" koffice:nodeTypes="cc"/>
          <draw:path draw:style-name="gr6" draw:id="shape289" draw:name="path614" draw:layer="" svg:width="1.60300518925pt" svg:height="2.02708825398pt" svg:x="60.51197282814pt" svg:y="72.34162400000pt" svg:viewBox="0 0 2 2" svg:d="M0.210205 0C-0.333251 0.611032 0.193148 2.31065 1.60301 1.98634" koffice:nodeTypes="cc"/>
          <draw:path draw:style-name="gr6" draw:id="shape290" draw:name="path616" draw:layer="" svg:width="1.14042000000pt" svg:height="0.41845703777pt" svg:x="59.37667680000pt" svg:y="72.88844696223pt" svg:viewBox="0 0 1 0" svg:d="M1.14042 0.043457C0.89889 -0.064183 0.268334 0.016337 0 0.418457" koffice:nodeTypes="cc"/>
          <draw:path draw:style-name="gr6" draw:id="shape291" draw:name="path618" draw:layer="" svg:width="1.19502180570pt" svg:height="1.63994924020pt" svg:x="59.51767447452pt" svg:y="67.49863200000pt" svg:viewBox="0 0 1 2" svg:d="M0.329898 0C-0.315301 0.510179 -0.00746782 1.55506 1.19502 1.63995" koffice:nodeTypes="cc"/>
          <draw:path draw:style-name="gr6" draw:id="shape292" draw:name="path620" draw:layer="" svg:width="1.96069465964pt" svg:height="2.33221467672pt" svg:x="59.04962703562pt" svg:y="68.67912000000pt" svg:viewBox="0 0 2 2" svg:d="M0.777479 0C-0.40612 0.449198 -0.40612 2.25948 1.96069 2.33221" koffice:nodeTypes="cc"/>
          <draw:path draw:style-name="gr6" draw:id="shape293" draw:name="path622" draw:layer="" svg:width="1.42351512579pt" svg:height="1.36603004942pt" svg:x="59.31044062872pt" svg:y="70.57079200000pt" svg:viewBox="0 0 1 1" svg:d="M0.271087 0C-0.289015 0.310493 -0.017001 1.50769 1.42352 1.35216" koffice:nodeTypes="cc"/>
          <draw:path draw:style-name="gr6" draw:id="shape294" draw:name="path624" draw:layer="" svg:width="0.14955596558pt" svg:height="0.80486400000pt" svg:x="59.77726074281pt" svg:y="72.15343200000pt" svg:viewBox="0 0 0 1" svg:d="M0.149556 0C-0.0249591 0.174304 -0.0518343 0.61736 0.0958761 0.804864" koffice:nodeTypes="cc"/>
          <draw:path draw:style-name="gr6" draw:id="shape295" draw:name="path626" draw:layer="" svg:width="1.30055503939pt" svg:height="0.58458869306pt" svg:x="58.24980080000pt" svg:y="71.60343200000pt" svg:viewBox="0 0 1 1" svg:d="M1.30056 0C0.811043 0.0100925 0.16845 0.246367 0 0.584589" koffice:nodeTypes="cc"/>
          <draw:path draw:style-name="gr6" draw:id="shape296" draw:name="path628" draw:layer="" svg:width="1.25292645386pt" svg:height="1.22955203762pt" svg:x="57.47174400000pt" svg:y="70.56193841803pt" svg:viewBox="0 0 1 1" svg:d="M0 0.277016C0.127408 -0.198869 1.17872 -0.168832 1.25293 1.22955" koffice:nodeTypes="cc"/>
          <draw:path draw:style-name="gr6" draw:id="shape297" draw:name="path630" draw:layer="" svg:width="0.41459291554pt" svg:height="0.33302132640pt" svg:x="58.54500960000pt" svg:y="70.16801600000pt" svg:viewBox="0 0 0 0" svg:d="M0.414593 0C0.29364 0.0232217 0.0604988 0.123828 0 0.333021" koffice:nodeTypes="cc"/>
          <draw:path draw:style-name="gr6" draw:id="shape298" draw:name="path632" draw:layer="" svg:width="1.79691874280pt" svg:height="3.11251250000pt" svg:x="58.17034974422pt" svg:y="66.23759200000pt" svg:viewBox="0 0 2 3" svg:d="M0.592247 0C-0.181146 0.652602 -0.558625 2.71114 1.79692 3.11251" koffice:nodeTypes="cc"/>
          <draw:path draw:style-name="gr6" draw:id="shape299" draw:name="path634" draw:layer="" svg:width="1.29571481967pt" svg:height="0.26660979725pt" svg:x="57.44493760000pt" svg:y="69.12875332861pt" svg:viewBox="0 0 1 0" svg:d="M0 0.26661C0 0.0378409 0.961071 -0.156147 1.29571 0.183421" koffice:nodeTypes="cc"/>
          <draw:path draw:style-name="gr6" draw:id="shape300" draw:name="path636" draw:layer="" svg:width="1.14888242112pt" svg:height="0.31035799451pt" svg:x="56.68035360000pt" svg:y="67.24363200000pt" svg:viewBox="0 0 1 0" svg:d="M0 0C0.13211 0.1869 0.762496 0.440999 1.14888 0.231739" koffice:nodeTypes="cc"/>
          <draw:path draw:style-name="gr6" draw:id="shape301" draw:name="path638" draw:layer="" svg:width="2.93068944941pt" svg:height="1.97728852297pt" svg:x="52.35996114965pt" svg:y="64.58744800000pt" svg:viewBox="0 0 3 2" svg:d="M0.000971859 0.0377863C-0.0313924 1.13187 0.748044 2.11276 1.81977 1.96189C2.89149 1.81092 3.11889 0.716849 2.79407 0" koffice:nodeTypes="ccc"/>
          <draw:path draw:style-name="gr6" draw:id="shape302" draw:name="path640" draw:layer="" svg:width="1.04593121679pt" svg:height="1.12659483781pt" svg:x="53.77958864465pt" svg:y="66.00946400000pt" svg:viewBox="0 0 1 1" svg:d="M0.22279 0C-0.380891 0.543667 0.360003 1.3089 1.04593 1.08739" koffice:nodeTypes="cc"/>
          <draw:path draw:style-name="gr6" draw:id="shape303" draw:name="path642" draw:layer="" svg:width="1.85125000000pt" svg:height="0.37318901441pt" svg:x="54.66812800000pt" svg:y="65.36793897369pt" svg:viewBox="0 0 2 0" svg:d="M0 0.131733C0.34882 -0.00243496 1.5025 -0.163403 1.85125 0.373189" koffice:nodeTypes="cc"/>
          <draw:path draw:style-name="gr6" draw:id="shape304" draw:name="path644" draw:layer="" svg:width="1.98761009449pt" svg:height="0.46995840889pt" svg:x="50.90975580118pt" svg:y="65.71432800000pt" svg:viewBox="0 0 2 0" svg:d="M0.0290627 0C-0.239273 0.402424 1.42427 0.804928 1.98761 0.0268" koffice:nodeTypes="cc"/>
          <draw:path draw:style-name="gr6" draw:id="shape305" draw:name="path646" draw:layer="" svg:width="1.26285888672pt" svg:height="1.34885792159pt" svg:x="52.32769420310pt" svg:y="66.14363200000pt" svg:viewBox="0 0 1 1" svg:d="M0.00503236 0C-0.0376804 0.62321 0.175547 1.68258 1.26286 1.24641" koffice:nodeTypes="cc"/>
          <draw:path draw:style-name="gr6" draw:id="shape306" draw:name="path648" draw:layer="" svg:width="1.84273390263pt" svg:height="1.78099585160pt" svg:x="52.24087940897pt" svg:y="67.29909248864pt" svg:viewBox="0 0 2 2" svg:d="M1.81486 0.707183C2.02083 0.276768 1.04223 -0.432096 0.295386 0.352721C-0.451454 1.1376 0.398373 2.02379 0.861981 1.71972" koffice:nodeTypes="ccc"/>
          <draw:path draw:style-name="gr6" draw:id="shape307" draw:name="path650" draw:layer="" svg:width="2.21406291199pt" svg:height="1.62113575583pt" svg:x="50.49797968188pt" svg:y="66.25092000000pt" svg:viewBox="0 0 2 2" svg:d="M0.0686129 0C-0.354807 0.88818 1.28246 2.51094 2.21406 1.0079" koffice:nodeTypes="cc"/>
          <draw:path draw:style-name="gr6" draw:id="shape308" draw:name="path652" draw:layer="" svg:width="1.76587664378pt" svg:height="2.23479150558pt" svg:x="49.32661347663pt" svg:y="67.33766400000pt" svg:viewBox="0 0 2 2" svg:d="M0.191238 0.180323C-0.338163 1.04281 0.317307 2.62722 1.11151 2.14553C1.90558 1.66434 1.82995 0.340711 1.64097 0" koffice:nodeTypes="ccc"/>
          <draw:path draw:style-name="gr6" draw:id="shape309" draw:name="path654" draw:layer="" svg:width="1.48807028530pt" svg:height="1.94563999904pt" svg:x="48.25623235188pt" svg:y="68.53148000000pt" svg:viewBox="0 0 1 2" svg:d="M0.161683 0C-0.231747 0.579839 0.150001 1.94564 0.693964 1.94564C1.23768 1.94564 1.57337 1.25403 1.46915 0.374482" koffice:nodeTypes="ccc"/>
          <draw:path draw:style-name="gr6" draw:id="shape310" draw:name="path656" draw:layer="" svg:width="2.03615916758pt" svg:height="0.54951745874pt" svg:x="51.00083741148pt" svg:y="68.45099200000pt" svg:viewBox="0 0 2 1" svg:d="M0.00712584 0C-0.107822 0.457391 1.19387 0.775528 2.03616 0.348261" koffice:nodeTypes="cc"/>
          <draw:path draw:style-name="gr6" draw:id="shape311" draw:name="path658" draw:layer="" svg:width="0.15535948997pt" svg:height="0.46965600000pt" svg:x="52.33402720000pt" svg:y="67.32412000000pt" svg:viewBox="0 0 0 0" svg:d="M0.120557 0.469656C0.201043 0.335488 0.134101 0.107288 0 0" koffice:nodeTypes="cc"/>
          <draw:path draw:style-name="gr6" draw:id="shape312" draw:name="path660" draw:layer="" svg:width="2.09899310879pt" svg:height="0.89412688890pt" svg:x="47.33009345627pt" svg:y="69.36315200000pt" svg:viewBox="0 0 2 1" svg:d="M0.194333 0C-0.563465 0.393332 1.06914 1.48404 2.09899 0.481982" koffice:nodeTypes="cc"/>
          <draw:path draw:style-name="gr6" draw:id="shape313" draw:name="path662" draw:layer="" svg:width="0.70867632906pt" svg:height="0.91969051390pt" svg:x="51.39810122990pt" svg:y="69.13537600000pt" svg:viewBox="0 0 1 1" svg:d="M0.0876514 0C-0.194771 0.308347 0.256952 1.11883 0.708676 0.874421" koffice:nodeTypes="cc"/>
          <draw:path draw:style-name="gr6" draw:id="shape314" draw:name="path664" draw:layer="" svg:width="1.84014424355pt" svg:height="0.39296626413pt" svg:x="49.66430080000pt" svg:y="69.72564800000pt" svg:viewBox="0 0 2 0" svg:d="M0 0C0.0772028 0.361323 1.1581 0.630356 1.84014 0.075751" koffice:nodeTypes="cc"/>
          <draw:path draw:style-name="gr6" draw:id="shape315" draw:name="path666" draw:layer="" svg:width="0.42199282029pt" svg:height="0.75107468178pt" svg:x="50.23552640987pt" svg:y="70.30204000000pt" svg:viewBox="0 0 0 1" svg:d="M0.029791 0C-0.0834405 0.314163 0.143156 0.814286 0.421993 0.744476" koffice:nodeTypes="cc"/>
          <draw:path draw:style-name="gr6" draw:id="shape316" draw:name="path668" draw:layer="" svg:width="1.91390246181pt" svg:height="1.44581272063pt" svg:x="60.88124785388pt" svg:y="73.61593600000pt" svg:viewBox="0 0 2 1" svg:d="M0.0766431 0C-0.330006 0.983647 0.969014 2.12928 1.9139 0.935213" koffice:nodeTypes="cc"/>
          <draw:path draw:style-name="gr6" draw:id="shape317" draw:name="path670" draw:layer="" svg:width="0.47531295606pt" svg:height="1.28750000000pt" svg:x="61.85261858147pt" svg:y="74.83676800000pt" svg:viewBox="0 0 0 1" svg:d="M0.0728806 0C-0.128229 0.44236 0.113233 1.05973 0.475313 1.2875" koffice:nodeTypes="cc"/>
          <draw:path draw:style-name="gr6" draw:id="shape318" draw:name="path672" draw:layer="" svg:width="1.42570811851pt" svg:height="0.40990099892pt" svg:x="60.66452560000pt" svg:y="75.12222883320pt" svg:viewBox="0 0 1 0" svg:d="M0 0.409901C0.112272 0.15203 0.80083 -0.0885042 1.42571 0.0319831" koffice:nodeTypes="cc"/>
          <draw:path draw:style-name="gr6" draw:id="shape319" draw:name="path674" draw:layer="" svg:width="0.85691141816pt" svg:height="0.41609211825pt" svg:x="59.96695520000pt" svg:y="74.05699592411pt" svg:viewBox="0 0 1 0" svg:d="M0 0.416092C0.0745059 0.182707 0.521539 -0.0511216 0.856911 0.0097971" koffice:nodeTypes="cc"/>
          <draw:path draw:style-name="gr6" draw:id="shape320" draw:name="path676" draw:layer="" svg:width="1.34921869960pt" svg:height="2.16845423154pt" svg:x="90.45312953815pt" svg:y="57.96049600000pt" svg:viewBox="0 0 1 2" svg:d="M0.90832 0C-0.656239 0.022853 0.00483464 2.62324 1.34922 2.09855" koffice:nodeTypes="cc"/>
          <draw:path draw:style-name="gr6" draw:id="shape321" draw:name="path678" draw:layer="" svg:width="1.57630051521pt" svg:height="1.42777750725pt" svg:x="90.84031791638pt" svg:y="60.21424800000pt" svg:viewBox="0 0 2 1" svg:d="M0.128104 0C-0.343584 0.737347 0.565784 1.90761 1.5763 1.21821" koffice:nodeTypes="cc"/>
          <draw:path draw:style-name="gr6" draw:id="shape322" draw:name="path680" draw:layer="" svg:width="2.76527047387pt" svg:height="1.17550397713pt" svg:x="91.78300132841pt" svg:y="61.35460000000pt" svg:viewBox="0 0 3 1" svg:d="M0.115514 0C-0.547536 0.719903 1.81887 1.82026 2.76527 0.688973" koffice:nodeTypes="cc"/>
          <draw:path draw:style-name="gr6" draw:id="shape323" draw:name="path682" draw:layer="" svg:width="2.56372339924pt" svg:height="1.34345770992pt" svg:x="93.49096000000pt" svg:y="62.49473600000pt" svg:viewBox="0 0 3 1" svg:d="M0 0.373158C0.0298899 1.39942 2.94607 2.05246 2.5215 0" koffice:nodeTypes="cc"/>
          <draw:path draw:style-name="gr6" draw:id="shape324" draw:name="path684" draw:layer="" svg:width="2.43054556087pt" svg:height="1.39306198951pt" svg:x="95.47638400000pt" svg:y="63.05820800000pt" svg:viewBox="0 0 2 1" svg:d="M0 0.474983C0.55506 1.70993 2.63217 1.83665 2.41465 0" koffice:nodeTypes="cc"/>
          <draw:path draw:style-name="gr6" draw:id="shape325" draw:name="path686" draw:layer="" svg:width="2.35561888879pt" svg:height="0.93393393371pt" svg:x="97.64930400000pt" svg:y="63.80939200000pt" svg:viewBox="0 0 2 1" svg:d="M0 0.311198C0.428293 0.985326 2.42514 1.40015 2.35375 0" koffice:nodeTypes="cc"/>
          <draw:path draw:style-name="gr6" draw:id="shape326" draw:name="path688" draw:layer="" svg:width="2.30417654352pt" svg:height="0.76831744007pt" svg:x="88.50068000000pt" svg:y="55.30437600000pt" svg:viewBox="0 0 2 1" svg:d="M0 0C0.281784 0.729055 1.24581 0.987752 2.30418 0.564399" koffice:nodeTypes="cc"/>
          <draw:path draw:style-name="gr6" draw:id="shape327" draw:name="path690" draw:layer="" svg:width="1.52883942913pt" svg:height="2.01081752765pt" svg:x="86.30067200000pt" svg:y="55.89465600000pt" svg:viewBox="0 0 2 2" svg:d="M1.31329 0C1.97024 0.484224 1.0085 2.69016 0 1.80243" koffice:nodeTypes="cc"/>
          <draw:path draw:style-name="gr6" draw:id="shape328" draw:name="path692" draw:layer="" svg:width="2.30379337392pt" svg:height="1.54529035153pt" svg:x="87.80276000000pt" svg:y="56.18972800000pt" svg:viewBox="0 0 2 2" svg:d="M0 1.33408C0.892896 1.83444 1.98703 1.46755 2.30379 0" koffice:nodeTypes="cc"/>
          <draw:path draw:style-name="gr6" draw:id="shape329" draw:name="path694" draw:layer="" svg:width="2.24603203180pt" svg:height="0.85006343438pt" svg:x="89.43956800000pt" svg:y="57.10195200000pt" svg:viewBox="0 0 2 1" svg:d="M0 0C0.0853714 0.568941 1.02367 1.01425 2.24603 0.791568" koffice:nodeTypes="cc"/>
          <draw:path draw:style-name="gr6" draw:id="shape330" draw:name="path696" draw:layer="" svg:width="1.19721891593pt" svg:height="2.31331887153pt" svg:x="86.19304000000pt" svg:y="57.74591200000pt" svg:viewBox="0 0 1 2" svg:d="M0.91339 0C1.74405 0.981079 0.539974 3.00089 0 2.07755" koffice:nodeTypes="cc"/>
          <draw:path draw:style-name="gr6" draw:id="shape331" draw:name="path698" draw:layer="" svg:width="1.91754386112pt" svg:height="1.01078468384pt" svg:x="87.77636800000pt" svg:y="57.61174400000pt" svg:viewBox="0 0 2 1" svg:d="M0 0.836209C0.499109 1.21385 1.78631 0.998051 1.91754 0" koffice:nodeTypes="cc"/>
          <draw:path draw:style-name="gr6" draw:id="shape332" draw:name="path700" draw:layer="" svg:width="1.80005692224pt" svg:height="0.83215262618pt" svg:x="89.14443200000pt" svg:y="58.44348000000pt" svg:viewBox="0 0 2 1" svg:d="M0 0C0.144406 0.58737 0.82829 0.807639 1.80006 0.832153" koffice:nodeTypes="cc"/>
          <draw:path draw:style-name="gr6" draw:id="shape333" draw:name="path702" draw:layer="" svg:width="3.04565514568pt" svg:height="0.44791722648pt" svg:x="87.48123200000pt" svg:y="59.30203200000pt" svg:viewBox="0 0 3 0" svg:d="M0 0.0179363C0.661577 0.520721 2.31723 0.664383 3.04566 0" koffice:nodeTypes="cc"/>
          <draw:path draw:style-name="gr6" draw:id="shape334" draw:name="path704" draw:layer="" svg:width="1.25747379331pt" svg:height="1.39325973085pt" svg:x="89.35649474553pt" svg:y="59.86543200000pt" svg:viewBox="0 0 1 1" svg:d="M0.00199917 0C-0.0403749 0.855103 0.597793 1.55177 1.25747 1.36176" koffice:nodeTypes="cc"/>
          <draw:path draw:style-name="gr6" draw:id="shape335" draw:name="path706" draw:layer="" svg:width="1.14773369930pt" svg:height="1.87318324797pt" svg:x="86.43470400000pt" svg:y="59.59716000000pt" svg:viewBox="0 0 1 2" svg:d="M0 1.81754C0.746952 2.15507 1.55193 0.882829 0.919555 0" koffice:nodeTypes="cc"/>
          <draw:path draw:style-name="gr6" draw:id="shape336" draw:name="path708" draw:layer="" svg:width="0.47385920541pt" svg:height="1.81754127520pt" svg:x="87.23956800000pt" svg:y="60.96543200000pt" svg:viewBox="0 0 0 2" svg:d="M0 1.81596C0.572689 1.86713 0.646306 0.665056 0.110905 0" koffice:nodeTypes="cc"/>
          <draw:path draw:style-name="gr6" draw:id="shape337" draw:name="path710" draw:layer="" svg:width="1.24951374258pt" svg:height="1.66430707680pt" svg:x="87.93679200000pt" svg:y="62.19960000000pt" svg:viewBox="0 0 1 2" svg:d="M0.954538 1.66431C1.50618 1.51746 1.33602 0.122391 0 0" koffice:nodeTypes="cc"/>
          <draw:path draw:style-name="gr6" draw:id="shape338" draw:name="path712" draw:layer="" svg:width="1.98784995860pt" svg:height="1.57650067772pt" svg:x="89.54720800000pt" svg:y="63.37525142742pt" svg:viewBox="0 0 2 2" svg:d="M1.71145 1.5765C2.38024 1.40972 1.84507 -0.0909666 0 0.00435086" koffice:nodeTypes="cc"/>
          <draw:path draw:style-name="gr6" draw:id="shape339" draw:name="path714" draw:layer="" svg:width="2.79419520926pt" svg:height="2.05583917024pt" svg:x="91.53262400000pt" svg:y="64.30730821696pt" svg:viewBox="0 0 3 2" svg:d="M2.6956 2.05584C3.23406 1.05565 1.45861 -0.636955 0 0.247838" koffice:nodeTypes="cc"/>
          <draw:path draw:style-name="gr6" draw:id="shape340" draw:name="path716" draw:layer="" svg:width="1.85758396281pt" svg:height="1.38766661175pt" svg:x="93.83957600000pt" svg:y="65.05966547797pt" svg:viewBox="0 0 2 1" svg:d="M1.18927 1.3722C1.99106 1.57333 2.53383 -0.2592 0 0.0312982" koffice:nodeTypes="cc"/>
          <draw:path draw:style-name="gr6" draw:id="shape341" draw:name="path718" draw:layer="" svg:width="1.14573174589pt" svg:height="1.34289084779pt" svg:x="95.71804800000pt" svg:y="65.54819876657pt" svg:viewBox="0 0 1 1" svg:d="M0.669632 1.34289C1.21837 1.12529 1.60417 -0.398248 0 0.099244" koffice:nodeTypes="cc"/>
          <draw:path draw:style-name="gr6" draw:id="shape342" draw:name="path720" draw:layer="" svg:width="1.13363784077pt" svg:height="1.37360495706pt" svg:x="97.19304800000pt" svg:y="65.67970973952pt" svg:viewBox="0 0 1 1" svg:d="M0.768037 1.32978C1.25271 1.70718 1.4749 -0.493994 0 0.103487" koffice:nodeTypes="cc"/>
          <draw:path draw:style-name="gr6" draw:id="shape343" draw:name="path722" draw:layer="" svg:width="1.93022185602pt" svg:height="1.59763634884pt" svg:x="87.40068000000pt" svg:y="59.86543200000pt" svg:viewBox="0 0 2 2" svg:d="M0 1.39037C0.79069 1.96689 2.02961 1.28864 1.92387 0" koffice:nodeTypes="cc"/>
          <draw:path draw:style-name="gr6" draw:id="shape344" draw:name="path724" draw:layer="" svg:width="0.49138865141pt" svg:height="1.66340000000pt" svg:x="88.68817600000pt" svg:y="60.75084800000pt" svg:viewBox="0 0 0 2" svg:d="M0.348616 0C0.617368 0.482912 0.509728 1.42194 0 1.6634" koffice:nodeTypes="cc"/>
          <draw:path draw:style-name="gr6" draw:id="shape345" draw:name="path726" draw:layer="" svg:width="1.42852323920pt" svg:height="0.83362288165pt" svg:x="89.11734400000pt" svg:y="61.04598400000pt" svg:viewBox="0 0 1 1" svg:d="M0 0.759341C0.453678 0.955321 1.06581 0.783883 1.42852 0" koffice:nodeTypes="cc"/>
          <draw:path draw:style-name="gr6" draw:id="shape346" draw:name="path728" draw:layer="" svg:width="0.25971741030pt" svg:height="1.50250000000pt" svg:x="89.92220800000pt" svg:y="61.87765600000pt" svg:viewBox="0 0 0 2" svg:d="M0.13472 0C0.295136 0.375624 0.349304 1.12687 0 1.5025" koffice:nodeTypes="cc"/>
          <draw:path draw:style-name="gr6" draw:id="shape347" draw:name="path730" draw:layer="" svg:width="1.25237468480pt" svg:height="0.69600083895pt" svg:x="90.19096000000pt" svg:y="61.79716800000pt" svg:viewBox="0 0 1 1" svg:d="M0 0.604383C0.4671 0.872969 1.01882 0.51481 1.25237 0" koffice:nodeTypes="cc"/>
          <draw:path draw:style-name="gr6" draw:id="shape348" draw:name="path732" draw:layer="" svg:width="0.48885519442pt" svg:height="2.03910000000pt" svg:x="91.39790400000pt" svg:y="62.33376800000pt" svg:viewBox="0 0 0 2" svg:d="M0 0C0.429168 0.268328 0.804864 1.5293 0.08056 2.0391" koffice:nodeTypes="cc"/>
          <draw:path draw:style-name="gr6" draw:id="shape349" draw:name="path734" draw:layer="" svg:width="1.52033377500pt" svg:height="0.39111621284pt" svg:x="91.88124000000pt" svg:y="63.16550400000pt" svg:viewBox="0 0 2 0" svg:d="M0 0.385917C0.444413 0.402678 1.09953 0.402678 1.52033 0" koffice:nodeTypes="cc"/>
          <draw:path draw:style-name="gr6" draw:id="shape350" draw:name="path736" draw:layer="" svg:width="0.71110815253pt" svg:height="1.21084498384pt" svg:x="93.27637600000pt" svg:y="63.51425600000pt" svg:viewBox="0 0 1 1" svg:d="M0 0C0.384748 0.104388 0.836836 0.688932 0.67872 1.21084" koffice:nodeTypes="cc"/>
          <draw:path draw:style-name="gr6" draw:id="shape351" draw:name="path738" draw:layer="" svg:width="1.33957185124pt" svg:height="1.03954745472pt" svg:x="94.10763200000pt" svg:y="63.80939200000pt" svg:viewBox="0 0 1 1" svg:d="M0 1.03955C0.417726 0.98482 1.14179 0.629173 1.33957 0" koffice:nodeTypes="cc"/>
          <draw:path draw:style-name="gr6" draw:id="shape352" draw:name="path740" draw:layer="" svg:width="0.45865899529pt" svg:height="1.79952029744pt" svg:x="95.50276800000pt" svg:y="64.21188800000pt" svg:viewBox="0 0 0 2" svg:d="M0 0C0.291123 0.323915 0.491007 1.00769 0.454322 1.79952" koffice:nodeTypes="cc"/>
          <draw:path draw:style-name="gr6" draw:id="shape353" draw:name="path742" draw:layer="" svg:width="1.21000000000pt" svg:height="0.73709779994pt" svg:x="96.17360800000pt" svg:y="64.26550400000pt" svg:viewBox="0 0 1 1" svg:d="M0 0.737098C0.560692 0.714089 1.06256 0.483766 1.21 0" koffice:nodeTypes="cc"/>
          <draw:path draw:style-name="gr6" draw:id="shape354" draw:name="path744" draw:layer="" svg:width="0.73793597702pt" svg:height="1.15175824000pt" svg:x="97.13957600000pt" svg:y="64.64112800000pt" svg:viewBox="0 0 1 1" svg:d="M0 0C0.322735 0.143989 0.714673 0.604649 0.737936 1.15176" koffice:nodeTypes="cc"/>
          <draw:path draw:style-name="gr6" draw:id="shape355" draw:name="path746" draw:layer="" svg:width="0.78396149306pt" svg:height="0.44992970982pt" svg:x="97.94444000000pt" svg:y="64.72161600000pt" svg:viewBox="0 0 1 0" svg:d="M0 0.44993C0.332647 0.413923 0.569988 0.251957 0.783961 0" koffice:nodeTypes="cc"/>
          <draw:path draw:style-name="gr6" draw:id="shape356" draw:name="path748" draw:layer="" svg:width="1.73606165866pt" svg:height="1.68085103585pt" svg:x="98.69583200000pt" svg:y="64.66793600000pt" svg:viewBox="0 0 2 2" svg:d="M1.51981 0C2.15666 0.442774 1.30845 1.91855 0 1.64798" koffice:nodeTypes="cc"/>
          <draw:path draw:style-name="gr6" draw:id="shape357" draw:name="path750" draw:layer="" svg:width="2.60538728099pt" svg:height="2.45516752484pt" svg:x="86.75146721735pt" svg:y="30.21857600000pt" svg:viewBox="0 0 3 2" svg:d="M2.60539 2.1403C1.67994 2.79423 -0.945595 2.58619 0.354556 0" koffice:nodeTypes="cc"/>
          <draw:path draw:style-name="gr6" draw:id="shape358" draw:name="path752" draw:layer="" svg:width="2.87019468521pt" svg:height="2.20551094959pt" svg:x="86.88088257087pt" svg:y="28.20635200000pt" svg:viewBox="0 0 3 2" svg:d="M2.87019 2.02435C0.954694 2.69147 -1.40775 1.40325 1.0593 0" koffice:nodeTypes="cc"/>
          <draw:path draw:style-name="gr6" draw:id="shape359" draw:name="path754" draw:layer="" svg:width="1.56557959412pt" svg:height="3.13560691446pt" svg:x="85.52353268813pt" svg:y="27.66968800000pt" svg:viewBox="0 0 2 3" svg:d="M1.56558 0C0.117405 0 -0.855831 2.32801 1.09125 3.13561" koffice:nodeTypes="cc"/>
          <draw:path draw:style-name="gr6" draw:id="shape360" draw:name="path756" draw:layer="" svg:width="2.69376725434pt" svg:height="3.82415962022pt" svg:x="80.86056309858pt" svg:y="26.62336800000pt" svg:viewBox="0 0 3 4" svg:d="M0.0702475 2.42335C-0.336427 3.36233 1.11259 4.39226 2.10427 3.45329C2.87221 2.72576 2.81562 0.757311 2.35828 0" koffice:nodeTypes="ccc"/>
          <draw:path draw:style-name="gr6" draw:id="shape361" draw:name="path758" draw:layer="" svg:width="2.81580050426pt" svg:height="2.42935052517pt" svg:x="80.05237953710pt" svg:y="29.81608000000pt" svg:viewBox="0 0 3 2" svg:d="M0.0488016 1.035C-0.471268 2.98652 3.35017 3.10485 2.75206 0" koffice:nodeTypes="cc"/>
          <draw:path draw:style-name="gr6" draw:id="shape362" draw:name="path760" draw:layer="" svg:width="2.68302839091pt" svg:height="2.14068521840pt" svg:x="79.88816560000pt" svg:y="31.58684800000pt" svg:viewBox="0 0 3 2" svg:d="M0 1.51851C0.126748 2.65168 3.57789 2.28909 2.46079 0" koffice:nodeTypes="cc"/>
          <draw:path draw:style-name="gr6" draw:id="shape363" draw:name="path762" draw:layer="" svg:width="3.04566501792pt" svg:height="0.96571865925pt" svg:x="82.92011200000pt" svg:y="30.83566400000pt" svg:viewBox="0 0 3 1" svg:d="M0 0C0.364217 0.395474 1.35744 1.08098 3.04567 0.949133" koffice:nodeTypes="cc"/>
          <draw:path draw:style-name="gr6" draw:id="shape364" draw:name="path764" draw:layer="" svg:width="1.97095025904pt" svg:height="0.41081100456pt" svg:x="83.56386400000pt" svg:y="28.93072800000pt" svg:viewBox="0 0 2 0" svg:d="M0 0C0.119951 0.309525 0.932045 0.55028 1.97095 0.318206" koffice:nodeTypes="cc"/>
          <draw:path draw:style-name="gr6" draw:id="shape365" draw:name="path766" draw:layer="" svg:width="1.75623814147pt" svg:height="1.12508297676pt" svg:x="46.64878873367pt" svg:y="69.75204000000pt" svg:viewBox="0 0 2 1" svg:d="M0.405147 0C-0.821431 0.697558 1.06307 1.79288 1.75624 0.583385" koffice:nodeTypes="cc"/>
          <draw:path draw:style-name="gr6" draw:id="shape366" draw:name="path768" draw:layer="" svg:width="1.75634365513pt" svg:height="1.12365522514pt" svg:x="45.92437221072pt" svg:y="70.26245600000pt" svg:viewBox="0 0 2 1" svg:d="M0.405121 0C-0.821404 0.696378 1.06306 1.791 1.75634 0.582277" koffice:nodeTypes="cc"/>
          <draw:path draw:style-name="gr6" draw:id="shape367" draw:name="path770" draw:layer="" svg:width="1.75654664197pt" svg:height="1.12508297676pt" svg:x="45.15971526282pt" svg:y="70.75828800000pt" svg:viewBox="0 0 2 1" svg:d="M0.40533 0C-0.821628 0.697558 1.06303 1.79288 1.75655 0.583385" koffice:nodeTypes="cc"/>
          <draw:path draw:style-name="gr6" draw:id="shape368" draw:name="path772" draw:layer="" svg:width="1.91650634933pt" svg:height="1.02382181525pt" svg:x="44.32262530115pt" svg:y="71.21454400000pt" svg:viewBox="0 0 2 1" svg:d="M0.468002 0C-0.757755 0.474999 0.672099 1.64214 1.91651 0.610618" koffice:nodeTypes="cc"/>
          <draw:path draw:style-name="gr6" draw:id="shape369" draw:name="path774" draw:layer="" svg:width="1.91659529374pt" svg:height="1.02357277689pt" svg:x="43.45057564311pt" svg:y="71.65760000000pt" svg:viewBox="0 0 2 1" svg:d="M0.467963 0C-0.75782 0.474245 0.672358 1.64194 1.9166 0.610543" koffice:nodeTypes="cc"/>
          <draw:path draw:style-name="gr6" draw:id="shape370" draw:name="path776" draw:layer="" svg:width="1.54410552779pt" svg:height="0.44751472130pt" svg:x="48.28259667637pt" svg:y="70.22148800000pt" svg:viewBox="0 0 2 0" svg:d="M9.21934e-05 0.0362311C-0.0118085 0.493824 1.13168 0.682438 1.54411 0" koffice:nodeTypes="cc"/>
          <draw:path draw:style-name="gr6" draw:id="shape371" draw:name="path778" draw:layer="" svg:width="0.72994302067pt" svg:height="0.92159451080pt" svg:x="48.98444916124pt" svg:y="70.90620800000pt" svg:viewBox="0 0 1 1" svg:d="M0.0994895 0C-0.244333 0.48933 0.386118 1.09467 0.729943 0.875333" koffice:nodeTypes="cc"/>
          <draw:path draw:style-name="gr6" draw:id="shape372" draw:name="path780" draw:layer="" svg:width="1.34096176675pt" svg:height="0.38696699023pt" svg:x="47.36942331097pt" svg:y="70.81176000000pt" svg:viewBox="0 0 1 0" svg:d="M0.000863932 0C-0.0321709 0.358987 0.890492 0.567638 1.34096 0.175388" koffice:nodeTypes="cc"/>
          <draw:path draw:style-name="gr6" draw:id="shape373" draw:name="path782" draw:layer="" svg:width="0.81765356776pt" svg:height="0.89475830828pt" svg:x="47.88818344932pt" svg:y="71.41592800000pt" svg:viewBox="0 0 1 1" svg:d="M0.0898632 0C-0.237735 0.444059 0.405218 1.04051 0.817654 0.862494" koffice:nodeTypes="cc"/>
          <draw:path draw:style-name="gr6" draw:id="shape374" draw:name="path784" draw:layer="" svg:width="1.90901033090pt" svg:height="0.59295147303pt" svg:x="46.61922800000pt" svg:y="71.33537600000pt" svg:viewBox="0 0 2 1" svg:d="M0 0C0.0554547 0.351326 0.945102 0.753992 1.90901 0.526721" koffice:nodeTypes="cc"/>
          <draw:path draw:style-name="gr6" draw:id="shape375" draw:name="path786" draw:layer="" svg:width="0.38226505473pt" svg:height="0.97986400000pt" svg:x="46.89418657196pt" svg:y="71.95204000000pt" svg:viewBox="0 0 0 1" svg:d="M0.140806 0C-0.127529 0.241672 0.00670788 0.80556 0.382265 0.979864" koffice:nodeTypes="cc"/>
          <draw:path draw:style-name="gr6" draw:id="shape376" draw:name="path788" draw:layer="" svg:width="1.79270145514pt" svg:height="0.68768510306pt" svg:x="45.62906238279pt" svg:y="71.91176800000pt" svg:viewBox="0 0 2 1" svg:d="M0.0144453 0C-0.12921 0.344949 0.822817 0.957116 1.7927 0.556299" koffice:nodeTypes="cc"/>
          <draw:path draw:style-name="gr6" draw:id="shape377" draw:name="path790" draw:layer="" svg:width="0.45931596867pt" svg:height="0.91180800000pt" svg:x="45.50247972027pt" svg:y="72.39509600000pt" svg:viewBox="0 0 0 1" svg:d="M0.285011 0C-0.144225 0.335416 -0.0906141 0.845144 0.459316 0.911808" koffice:nodeTypes="cc"/>
          <draw:path draw:style-name="gr6" draw:id="shape378" draw:name="path792" draw:layer="" svg:width="0.59299862024pt" svg:height="0.47381681437pt" svg:x="44.74916152639pt" svg:y="72.34162400000pt" svg:viewBox="0 0 1 0" svg:d="M0.00405983 0C-0.0372217 0.193601 0.241763 0.507656 0.592999 0.470849" koffice:nodeTypes="cc"/>
          <draw:path draw:style-name="gr6" draw:id="shape379" draw:name="path794" draw:layer="" svg:width="2.10659840609pt" svg:height="0.58421596449pt" svg:x="42.36398990245pt" svg:y="72.31454400000pt" svg:viewBox="0 0 2 1" svg:d="M0.140238 0C-0.482764 0.174098 1.11379 1.06636 2.1066 0.235673" koffice:nodeTypes="cc"/>
          <draw:path draw:style-name="gr6" draw:id="shape380" draw:name="path796" draw:layer="" svg:width="1.13540009267pt" svg:height="0.65679984467pt" svg:x="41.27570960646pt" svg:y="72.79718400000pt" svg:viewBox="0 0 1 1" svg:d="M0.0942106 0C-0.310092 0.207107 0.690593 1.25054 1.1354 0.185161" koffice:nodeTypes="cc"/>
          <draw:path draw:style-name="gr6" draw:id="shape381" draw:name="path798" draw:layer="" svg:width="0.49612397585pt" svg:height="0.93888800000pt" svg:x="44.37914270111pt" svg:y="72.74371200000pt" svg:viewBox="0 0 0 1" svg:d="M0.496124 0C0.0801509 0.093752 -0.188112 0.69792 0.160637 0.938888" koffice:nodeTypes="cc"/>
          <draw:path draw:style-name="gr6" draw:id="shape382" draw:name="path800" draw:layer="" svg:width="0.76748655114pt" svg:height="0.27888953954pt" svg:x="43.51635520525pt" svg:y="72.95829600000pt" svg:viewBox="0 0 1 0" svg:d="M0.00342505 0C-0.043602 0.127623 0.403008 0.339965 0.767487 0.262216" koffice:nodeTypes="cc"/>
          <draw:path draw:style-name="gr6" draw:id="shape383" draw:name="path802" draw:layer="" svg:width="0.49346292317pt" svg:height="0.86921070350pt" svg:x="42.95985729249pt" svg:y="73.06593600000pt" svg:viewBox="0 0 0 1" svg:d="M0.211658 0C-0.190774 0.254856 0.023809 0.96528 0.493463 0.858328" koffice:nodeTypes="cc"/>
          <draw:path draw:style-name="gr6" draw:id="shape384" draw:name="path804" draw:layer="" svg:width="0.33797106299pt" svg:height="0.53492726050pt" svg:x="41.55731373453pt" svg:y="73.53537600000pt" svg:viewBox="0 0 0 1" svg:d="M0.104016 0C-0.114355 0.205707 0.033769 0.618128 0.337971 0.520098" koffice:nodeTypes="cc"/>
          <draw:path draw:style-name="gr6" draw:id="shape385" draw:name="path806" draw:layer="" svg:width="0.63062600000pt" svg:height="0.30385025883pt" svg:x="42.42026320000pt" svg:y="73.49510400000pt" svg:viewBox="0 0 1 0" svg:d="M0 0C0.013544 0.147216 0.34882 0.375688 0.630626 0.281944" koffice:nodeTypes="cc"/>
          <draw:path draw:style-name="gr6" draw:id="shape386" draw:name="path808" draw:layer="" svg:width="1.97548823095pt" svg:height="0.86186568073pt" svg:x="40.16974112848pt" svg:y="73.25343200000pt" svg:viewBox="0 0 2 1" svg:d="M0.372608 0C-0.287109 0.186966 -0.249435 1.28295 1.97549 0.685321" koffice:nodeTypes="cc"/>
          <draw:path draw:style-name="gr6" draw:id="shape387" draw:name="path810" draw:layer="" svg:width="1.81597485559pt" svg:height="0.51542711479pt" svg:x="39.02031640239pt" svg:y="73.72288000000pt" svg:viewBox="0 0 2 1" svg:d="M0.478221 0C-0.407723 0.231335 -0.118459 0.867004 1.81597 0.260248" koffice:nodeTypes="cc"/>
          <draw:path draw:style-name="gr6" draw:id="shape388" draw:name="path812" draw:layer="" svg:width="0.46072373933pt" svg:height="0.54784180166pt" svg:x="40.32294043592pt" svg:y="74.15274400000pt" svg:viewBox="0 0 0 1" svg:d="M0.165584 0C-0.0087223 0.134024 -0.1965 0.724304 0.460724 0.495832" koffice:nodeTypes="cc"/>
          <draw:path draw:style-name="gr6" draw:id="shape389" draw:name="path814" draw:layer="" svg:width="0.38339511250pt" svg:height="0.35006167103pt" svg:x="39.15850134718pt" svg:y="74.43399200000pt" svg:viewBox="0 0 0 0" svg:d="M0.0759498 0C-0.0901557 0.142983 0.0179008 0.436759 0.383395 0.325413" koffice:nodeTypes="cc"/>
          <draw:path draw:style-name="gr6" draw:id="shape390" draw:name="path816" draw:layer="" svg:width="1.40979008947pt" svg:height="0.44124198951pt" svg:x="37.77761901880pt" svg:y="74.42079200000pt" svg:viewBox="0 0 1 0" svg:d="M0.121943 0.093752C-0.360973 0.375696 0.69868 0.751392 1.40979 0" koffice:nodeTypes="cc"/>
          <draw:path draw:style-name="gr6" draw:id="shape391" draw:name="path818" draw:layer="" svg:width="0.48138312525pt" svg:height="0.66622404948pt" svg:x="38.08894452075pt" svg:y="74.86316000000pt" svg:viewBox="0 0 0 1" svg:d="M0.132631 0C-0.08209 0.214584 -0.08209 0.845136 0.481383 0.61736" koffice:nodeTypes="cc"/>
          <draw:path draw:style-name="gr6" draw:id="shape392" draw:name="path820" draw:layer="" svg:width="1.32613019597pt" svg:height="0.34126732130pt" svg:x="36.76120687279pt" svg:y="75.11801600000pt" svg:viewBox="0 0 1 0" svg:d="M0.0919653 0C-0.22998 0.241672 0.319952 0.563896 1.32613 0.12084" koffice:nodeTypes="cc"/>
          <draw:path draw:style-name="gr6" draw:id="shape393" draw:name="path822" draw:layer="" svg:width="0.46102992203pt" svg:height="0.59896997397pt" svg:x="37.00922622509pt" svg:y="75.46732800000pt" svg:viewBox="0 0 0 1" svg:d="M0.246446 0C-0.129179 0.308328 -0.0890407 0.697224 0.46103 0.576384" koffice:nodeTypes="cc"/>
          <draw:path draw:style-name="gr6" draw:id="shape394" draw:name="path824" draw:layer="" svg:width="1.04829993517pt" svg:height="0.45956286613pt" svg:x="36.00605586828pt" svg:y="75.64163200000pt" svg:viewBox="0 0 1 0" svg:d="M0.136073 0C-0.279691 0.375696 0.323851 0.63056 1.0483 0.321528" koffice:nodeTypes="cc"/>
          <draw:path draw:style-name="gr6" draw:id="shape395" draw:name="path826" draw:layer="" svg:width="0.46225402523pt" svg:height="0.73503368752pt" svg:x="35.73355237477pt" svg:y="76.05760000000pt" svg:viewBox="0 0 0 1" svg:d="M0.422118 0C-0.288994 0.321528 0.019618 0.911808 0.462254 0.684032" koffice:nodeTypes="cc"/>
          <draw:path draw:style-name="gr6" draw:id="shape396" draw:name="path828" draw:layer="" svg:width="1.34094334210pt" svg:height="1.12240154227pt" svg:x="59.86974413829pt" svg:y="77.62704800000pt" svg:viewBox="0 0 1 1" svg:d="M0.0247264 0.511326C-0.110266 0.887281 0.332298 1.19334 0.749727 1.108C1.15067 1.0263 1.53421 0.598877 1.233 0" koffice:nodeTypes="ccc"/>
          <draw:path draw:style-name="gr6" draw:id="shape397" draw:name="path830" draw:layer="" svg:width="1.79951600477pt" svg:height="0.57603094599pt" svg:x="61.40244400000pt" svg:y="77.70691200000pt" svg:viewBox="0 0 2 1" svg:d="M0 0.468556C0.647814 0.753697 1.79952 0.427997 1.79952 0" koffice:nodeTypes="cc"/>
          <draw:path draw:style-name="gr5" draw:id="shape398" draw:name="path834" draw:layer="" svg:width="7.72465095680pt" svg:height="3.43232075436pt" svg:x="83.13469600000pt" svg:y="19.41683395054pt" svg:viewBox="0 0 8 3" svg:d="M7.72465 2.19831C5.61538 1.05038 1.23922 -1.07328 0 0.648604C1.13346 0.132058 4.45532 0.677355 7.19717 3.43232Z" koffice:nodeTypes="cccc"/>
          <draw:path draw:style-name="gr5" draw:id="shape399" draw:name="path836" draw:layer="" svg:width="10.19988032204pt" svg:height="4.83969454079pt" svg:x="81.70483200000pt" svg:y="17.38891395951pt" svg:viewBox="0 0 10 5" svg:d="M10.1999 4.36609C7.80988 1.18597 6.40224 1.89781 4.68366 0.802357C3.06938 -0.226876 0.498196 -0.437163 0 1.19964C2.35855 -0.112524 4.52384 1.90523 5.85391 2.14935C7.68082 2.48447 8.71198 4.09768 9.24628 4.83969Z" koffice:nodeTypes="cccccc"/>
          <draw:path draw:style-name="gr5" draw:id="shape400" draw:name="path838" draw:layer="" svg:width="13.73225902468pt" svg:height="6.47345251730pt" svg:x="88.28609600000pt" svg:y="14.86431185571pt" svg:viewBox="0 0 14 6" svg:d="M13.7323 6.36187C12.4083 3.29638 9.57763 4.09699 8.32717 2.79471C6.50785 0.899718 1.90282 -0.855984 0 0.45379C4.19106 0.230834 5.97611 3.3735 8.21725 4.46681C9.81673 5.24714 11.5261 6.91924 13.7323 6.36187Z" koffice:nodeTypes="ccccc"/>
          <draw:path draw:style-name="gr5" draw:id="shape401" draw:name="path840" draw:layer="" svg:width="7.27631016645pt" svg:height="4.08435868917pt" svg:x="89.68123200000pt" svg:y="16.23190761323pt" svg:viewBox="0 0 7 4" svg:d="M7.27631 4.00864C5.03331 1.53521 1.58596 -0.647182 0 0.177295C2.07875 0.27427 2.73508 1.55951 4.21271 2.38391C5.68964 3.20839 5.03331 4.39659 7.27631 4.00864Z" koffice:nodeTypes="cccc"/>
          <draw:path draw:style-name="gr5" draw:id="shape402" draw:name="path842" draw:layer="" svg:width="8.81624721772pt" svg:height="2.59167190038pt" svg:x="77.44649440000pt" svg:y="24.83614242241pt" svg:viewBox="0 0 9 3" svg:d="M8.81625 0.751704C6.53229 -0.225618 2.07158 -0.714234 0 2.27883C3.45241 2.95069 8.6568 2.58421 8.81625 0.751704Z" koffice:nodeTypes="ccc"/>
          <draw:path draw:style-name="gr5" draw:id="shape403" draw:name="path844" draw:layer="" svg:width="17.77957651526pt" svg:height="2.95262372557pt" svg:x="72.18815360000pt" svg:y="26.12503100905pt" svg:viewBox="0 0 18 3" svg:d="M14.0483 0.475129C11.6883 -0.828838 9.84536 0.99253 7.62744 0.735856C3.40252 0.246887 0.384213 0.540274 0 2.95262C2.41464 0.377333 6.47551 2.49623 8.12174 1.97469C9.76797 1.45306 15.8593 1.90947 17.7796 2.8874C16.7918 1.45306 15.2556 1.06189 14.0483 0.475129Z" koffice:nodeTypes="cccccc"/>
          <draw:path draw:style-name="gr5" draw:id="shape404" draw:name="path846" draw:layer="" svg:width="10.50340479264pt" svg:height="4.23505176184pt" svg:x="85.06664800000pt" svg:y="16.25329539540pt" svg:viewBox="0 0 11 4" svg:d="M8.30354 3.79061C7.75409 2.16092 7.78113 0.432417 10.5034 0.555896C9.81592 -0.209577 7.28649 -0.60462 6.8737 2.25965C3.87669 0.284265 0.604242 -0.0613672 0 1.6424C1.53943 0.457148 3.93148 1.32137 6.79114 4.23505C7.03882 4.11157 7.69858 3.86467 8.30354 3.79061Z" koffice:nodeTypes="cccccc"/>
          <draw:path draw:style-name="gr5" draw:id="shape405" draw:name="path848" draw:layer="" svg:width="14.74601472106pt" svg:height="6.64302269274pt" svg:x="76.72862053731pt" svg:y="18.87046415709pt" svg:viewBox="0 0 15 7" svg:d="M12.7423 4.14894C11.0354 3.01978 8.72192 1.18474 12.7701 0.450746C11.0355 -0.509115 8.50173 -0.085668 8.77755 3.18916C4.15137 1.26943 0.829445 1.91736 0.130992 3.81019C-0.640155 5.89929 2.22421 7.05673 2.71954 5.72991C2.19642 5.95577 0.406811 5.33467 1.34259 4.14894C2.27909 2.9633 7.07703 3.85337 11.6412 6.29454C12.9077 6.97204 17.2581 6.85916 12.7424 4.14894Z" koffice:nodeTypes="ccccccccc"/>
          <draw:path draw:style-name="gr5" draw:id="shape406" draw:name="path850" draw:layer="" svg:width="6.85034440810pt" svg:height="2.57537537576pt" svg:x="81.55278306186pt" svg:y="22.98523200000pt" svg:viewBox="0 0 7 3" svg:d="M6.85034 2.57538C5.47908 0.147541 1.03064 2.35166 0.134275 0C-1.09082 3.44542 6.46004 1.53895 6.85034 2.57538Z" koffice:nodeTypes="ccc"/>
          <draw:path draw:style-name="gr5" draw:id="shape407" draw:name="path852" draw:layer="" svg:width="1.30510359235pt" svg:height="3.01343800244pt" svg:x="114.44516000000pt" svg:y="26.29156000000pt" svg:viewBox="0 0 1 3" svg:d="M0 2.84435C0.705151 3.37679 1.31493 2.53979 0.23617 1.88326C0.941887 2.41542 1.55727 1.59837 0.478513 0.941589C1.18423 1.47374 1.79962 0.656793 0.720855 0C0.433075 0.440186 0.0213196 2.0539 0 2.84435Z" koffice:nodeTypes="ccccc"/>
          <draw:path draw:style-name="gr5" draw:id="shape408" draw:name="path856" draw:layer="" svg:width="6.05146561284pt" svg:height="11.66131647874pt" svg:x="114.90072000000pt" svg:y="12.40355200000pt" svg:viewBox="0 0 6 12" svg:d="M0 11.0026C1.79628 8.99252 -0.149159 8.30486 2.04552 6.2419C3.8418 4.554 2.38838 3.42904 4.09169 2.11588C4.64052 1.69275 5.83762 0.846413 5.9377 0C6.66087 1.90429 3.69201 2.1688 3.89153 5.2368C4.01872 7.19023 2.77321 7.01964 2.2954 10.3149C2.19532 11.0026 1.74657 12.5366 0 11.0026Z" koffice:nodeTypes="ccccccc"/>
          <draw:path draw:style-name="gr5" draw:id="shape409" draw:name="path858" draw:layer="" svg:width="8.87114593280pt" svg:height="4.10702500925pt" svg:x="115.75974400000pt" svg:y="20.07689600000pt" svg:viewBox="0 0 9 4" svg:d="M0 3.98785C1.12983 1.89665 2.42711 1.93694 3.05089 1.11855C4.23776 -0.437677 6.7519 1.38604 8.87115 0C8.50405 1.9696 5.65059 1.26444 4.40741 2.52887C3.16424 3.79331 2.14704 4.37694 0 3.98785Z" koffice:nodeTypes="ccccc"/>
          <draw:path draw:style-name="gr5" draw:id="shape410" draw:name="path860" draw:layer="" svg:width="13.04401450557pt" svg:height="3.17179683128pt" svg:x="115.07945621057pt" svg:y="23.12527849841pt" svg:viewBox="0 0 13 3" svg:d="M0.949949 1.87263C2.8316 0.534681 4.21797 1.42727 5.51877 0.725827C8.79723 -1.04215 10.1148 1.08418 13.044 0.247997C12.2642 1.92036 7.93745 0.486944 6.05649 1.72928C4.17484 2.97162 -2.43633 4.16617 0.949949 1.87263Z" koffice:nodeTypes="ccccc"/>
          <draw:path draw:style-name="gr5" draw:id="shape411" draw:name="path864" draw:layer="" svg:width="7.93612894088pt" svg:height="5.82462832547pt" svg:x="102.58687897906pt" svg:y="30.72799335608pt" svg:viewBox="0 0 8 6" svg:d="M7.93613 5.61819C7.90912 4.69154 7.10751 3.50422 5.98493 3.35949C4.86305 3.21468 4.38164 1.94048 3.52675 1.88262C2.67185 1.82468 2.11021 -0.0285991 0.934377 0.000335285C-0.241461 0.0293473 -0.722171 1.67987 2.02998 3.18567C4.78282 4.69154 7.82892 6.42894 7.93613 5.61819Z" koffice:nodeTypes="cccccc"/>
          <draw:path draw:style-name="gr5" draw:id="shape412" draw:name="path868" draw:layer="" svg:width="4.05422340000pt" svg:height="2.20756120135pt" svg:x="104.59861600000pt" svg:y="36.65768800000pt" svg:viewBox="0 0 4 2" svg:d="M2.86912 0C1.49672 0.0563967 1.30943 1.86039 0 1.91678C1.80834 2.79061 3.11858 1.52214 4.05422 0.394634Z" koffice:nodeTypes="cccc"/>
          <draw:path draw:style-name="gr5" draw:id="shape413" draw:name="path870" draw:layer="" svg:width="1.93565732661pt" svg:height="3.34099748664pt" svg:x="107.17685552860pt" svg:y="36.87233600000pt" svg:viewBox="0 0 2 3" svg:d="M0.841914 0C-0.160993 0.906025 -0.45135 2.80301 1.00041 3.341C0.129357 2.05271 2.53143 1.4723 1.79223 0.2831Z" koffice:nodeTypes="cccc"/>
          <draw:path draw:style-name="gr5" draw:id="shape414" draw:name="path872" draw:layer="" svg:width="1.83437698210pt" svg:height="3.17343263600pt" svg:x="108.86355981427pt" svg:y="36.76497600000pt" svg:viewBox="0 0 2 3" svg:d="M0.180561 0.165629C-0.590257 1.7661 1.38833 1.95923 0.874227 3.17343C2.00485 2.89745 2.18508 0.607102 1.15688 0Z" koffice:nodeTypes="cccc"/>
          <draw:path draw:style-name="gr5" draw:id="shape415" draw:name="path874" draw:layer="" svg:width="9.85401959940pt" svg:height="5.67108677414pt" svg:x="101.16388800000pt" svg:y="32.00406927576pt" svg:viewBox="0 0 10 6" svg:d="M0 1.69867C2.02154 1.58441 3.87013 2.6974 5.10978 4.49895C5.89603 5.64183 8.53447 6.09903 9.43334 5.18469C10.3315 4.27035 9.82645 2.32731 7.58039 2.95595C7.01869 1.98444 5.39027 2.32731 4.60476 1.52724C3.81853 0.727225 0.786234 -1.55866 0 1.69867Z" koffice:nodeTypes="cccccc"/>
          <draw:path draw:style-name="gr5" draw:id="shape416" draw:name="path876" draw:layer="" svg:width="0.26551848484pt" svg:height="2.09908518768pt" svg:x="107.89305916116pt" svg:y="34.77962400000pt" svg:viewBox="0 0 0 2" svg:d="M0.265518 0C0.00286741 0.155453 -0.0801511 1.43826 0.0855274 2.09909" koffice:nodeTypes="cc"/>
          <draw:path draw:style-name="gr5" draw:id="shape417" draw:name="path878" draw:layer="" svg:width="0.11058776954pt" svg:height="0.83173600000pt" svg:x="109.48122400000pt" svg:y="35.31622400000pt" svg:viewBox="0 0 0 1" svg:d="M0.02712 0C0.188232 0.268264 0.08056 0.643888 0 0.831736" koffice:nodeTypes="cc"/>
          <draw:path draw:style-name="gr5" draw:id="shape418" draw:name="path880" draw:layer="" svg:width="2.53908605520pt" svg:height="1.09493412488pt" svg:x="104.22292000000pt" svg:y="33.67955200000pt" svg:viewBox="0 0 3 1" svg:d="M0 0C1.11814 0.0561703 1.33018 0.814227 2.53909 1.09493" koffice:nodeTypes="cc"/>
          <draw:path draw:style-name="gr5" draw:id="shape419" draw:name="path882" draw:layer="" svg:width="21.11248045514pt" svg:height="5.30808796353pt" svg:x="103.31931576019pt" svg:y="30.37034956239pt" svg:viewBox="0 0 21 5" svg:d="M0.242997 0.81618C3.6016 1.6237 6.26632 2.33031 7.91876 3.23875C9.57118 4.14725 12.1298 4.39958 14.3686 3.79395C16.6074 3.18832 20.9246 2.63312 20.7117 5.30809C21.8852 3.97057 20.3919 2.53214 17.4068 2.27982C17.4606 0.967579 15.9979 -0.21852 14.9462 0.56379C15.9191 0.437662 16.7585 2.1789 14.8401 2.88545C15.2128 1.57321 13.8536 0.387172 12.4414 0.967579C13.3475 1.21991 14.2639 2.67891 12.2366 3.23875C10.957 3.59206 9.09158 3.13783 7.70583 2.33031C6.32006 1.52272 -1.4625 -1.40456 0.242997 0.81618Z" koffice:nodeTypes="ccccccccccc"/>
          <draw:path draw:style-name="gr5" draw:id="shape420" draw:name="path886" draw:layer="" svg:width="5.00118753562pt" svg:height="5.29693913884pt" svg:x="107.66626948656pt" svg:y="29.83967944132pt" svg:viewBox="0 0 5 5" svg:d="M4.55234 0.00307484C3.47929 0.45682 4.17661 1.51561 2.51321 2.12061C0.84912 2.7256 -0.304489 4.11207 0.0712508 5.29694C1.19846 2.97772 3.18413 3.07853 3.88143 2.17105C4.57943 1.2635 5.599 -0.0725506 4.55234 0.00307484Z" koffice:nodeTypes="ccccc"/>
          <draw:path draw:style-name="gr5" draw:id="shape421" draw:name="path888" draw:layer="" svg:width="4.39659431109pt" svg:height="9.51982069029pt" svg:x="111.38087994862pt" svg:y="28.39412800000pt" svg:viewBox="0 0 4 10" svg:d="M1.18715 1.65564C1.13112 3.66994 -0.485209 2.93616 0.146013 5.76711C0.343322 6.65009 0.708804 8.08497 0.0899864 9.51982C1.90431 8.22296 0.737237 5.49842 1.55266 4.47016C1.94654 3.97349 2.45254 3.20085 2.64984 2.53862C2.22757 3.69752 2.25596 5.84989 3.40921 6.40177C2.48093 4.24939 5.913 2.48341 3.54972 0C3.21263 0.607088 2.14311 1.6832 1.18718 1.65564Z" koffice:nodeTypes="ccccccccc"/>
          <draw:path draw:style-name="gr5" draw:id="shape422" draw:name="path890" draw:layer="" svg:width="4.40888858256pt" svg:height="3.08256945914pt" svg:x="107.03959200000pt" svg:y="27.95019035351pt" svg:viewBox="0 0 4 3" svg:d="M0 0.118092C0.252366 0.617706 0.504079 1.88351 0.277149 2.58296C0.781221 2.18326 1.51223 1.15068 1.73851 0.451227C2.77144 0.651067 3.17445 2.34983 2.19238 3.08257C2.79688 3.08257 3.82982 3.08257 4.40889 2.18326C3.70396 1.15068 1.51223 -0.448164 0 0.118092Z" koffice:nodeTypes="cccccc"/>
          <draw:path draw:style-name="gr5" draw:id="shape423" draw:name="path892" draw:layer="" svg:width="41.64138149032pt" svg:height="16.84712695336pt" svg:x="75.40760320000pt" svg:y="19.62699421224pt" svg:viewBox="0 0 42 17" svg:d="M15.0602 4.54842C14.8853 4.39093 14.5899 4.2412 14.0601 4.1337C12.4231 3.80208 13.2686 2.34444 14.6619 2.35743C17.6356 -0.847581 19.3055 1.62304 22.9287 0.608125C24.1969 0.252997 25.0674 0.357937 25.7582 0.653201C27.3805 -0.415162 29.2834 -0.11665 30.6627 1.1387C30.816 0.897853 31.0218 0.714101 31.3109 0.634804C32.5811 0.286318 33.6085 1.35619 33.9598 2.74505C34.9501 2.56385 36.081 3.04805 36.825 3.71573C37.8553 3.19309 38.5648 3.16986 38.8259 3.70721C39.7456 3.27984 40.9367 3.01188 41.5316 4.45417C42.1265 5.89646 40.1255 5.46909 39.8008 8.51392C39.6006 10.3923 37.4759 11.1314 35.7991 10.0097C33.1172 8.215 30.4997 7.9263 29.2015 10.6507C27.9039 13.3749 26.8871 14.9578 23.7398 14.0694C22.6047 13.7489 21.1441 14.1762 20.2252 15.4049C19.3055 16.6334 17.8995 15.4849 16.2233 15.6185C18.332 15.298 17.5244 14.774 19.3601 14.6569C21.0362 14.5501 20.6038 13.001 21.685 12.7874C17.467 13.8557 17.6294 12.3066 14.1685 13.3749C15.6823 11.4519 18.0618 12.5202 19.2516 11.3985C16.1149 11.345 14.7123 9.32097 13.3028 10.1699C11.0857 11.5053 12.0585 15.3074 6.27281 14.9775C3.46078 14.8172 1.67616 15.1911 0 16.8471C2.9205 10.8643 6.89289 14.1512 8.81468 12.2532C9.95056 11.1314 10.8156 10.2767 11.4104 9.20835C11.6197 8.83227 11.9031 8.61735 12.2573 8.53425C7.44436 7.03851 10.3551 4.70865 15.0602 4.5484Z" koffice:nodeTypes="ccccccccccccccccccccccccccccc"/>
          <draw:path draw:style-name="gr5" draw:id="shape424" draw:name="path894" draw:layer="" svg:width="4.02457919344pt" svg:height="4.79352296542pt" svg:x="110.56765758179pt" svg:y="23.35162400000pt" svg:viewBox="0 0 4 5" svg:d="M3.89669 0C3.9811 0.147755 4.02458 0.339431 4.02458 0.576467C4.02458 1.73232 1.97352 1.78488 1.84964 3.49245C1.7845 4.38564 1.66304 4.88473 0.947987 4.77968C0.233731 4.67456 -0.388013 3.72888 0.295674 2.62551" koffice:nodeTypes="ccccc"/>
          <draw:path draw:style-name="gr5" draw:id="shape425" draw:name="path896" draw:layer="" svg:width="1.28750000000pt" svg:height="0.44284800000pt" svg:x="89.94928800000pt" svg:y="21.99509600000pt" svg:viewBox="0 0 1 0" svg:d="M1.2875 0.442848C0.843064 0.130552 0.398616 0.00368 0 0" koffice:nodeTypes="cc"/>
          <draw:path draw:style-name="gr5" draw:id="shape426" draw:name="path898" draw:layer="" svg:width="10.97642864102pt" svg:height="3.74643744705pt" svg:x="100.95694400000pt" svg:y="20.27460800000pt" svg:viewBox="0 0 11 4" svg:d="M0 0C1.41932 0.59532 2.11164 2.02362 4.1733 2.09365C6.15799 2.16116 7.39 4.94983 10.7128 3.1322C10.803 3.08304 10.8911 3.03711 10.9764 2.99449" koffice:nodeTypes="cccc"/>
          <draw:path draw:style-name="gr5" draw:id="shape427" draw:name="path900" draw:layer="" svg:width="0.31446903913pt" svg:height="1.70730000000pt" svg:x="105.51887456755pt" svg:y="20.77085600000pt" svg:viewBox="0 0 0 2" svg:d="M0.314469 0C0.0179414 0.471528 -0.0494186 1.12973 0.0318294 1.7073" koffice:nodeTypes="cc"/>
          <draw:path draw:style-name="gr5" draw:id="shape428" draw:name="path902" draw:layer="" svg:width="7.02664235597pt" svg:height="5.75860017198pt" svg:x="96.17360800000pt" svg:y="26.83801600000pt" svg:viewBox="0 0 7 6" svg:d="M3.42615 0C0.697398 0 0 1.38202 0 2.70651C0 4.031 1.27756 5.7586 3.54264 5.7586C5.80694 5.7586 7.02664 4.37659 7.02664 2.87934C7.02664 1.38202 5.63258 -7.10543e-15 3.42615 0Z" koffice:nodeTypes="ccccc"/>
          <draw:path draw:style-name="gr5" draw:id="shape429" draw:name="path904" draw:layer="" svg:width="3.89292737853pt" svg:height="3.50946562730pt" svg:x="98.53306690621pt" svg:y="28.90557137535pt" svg:viewBox="0 0 4 4" svg:d="M1.24575 3.50947C1.19303 2.75498 -0.0511207 2.87103 0.00163081 2.29065C0.0543507 1.71027 0.690146 1.47811 0.690146 0.665646C0.690146 -0.146891 1.80137 -0.204951 2.17198 0.433477C2.54262 1.07184 3.65452 2.31965 3.89293 1.68129" koffice:nodeTypes="ccccc"/>
          <draw:path draw:style-name="gr5" draw:id="shape430" draw:name="path906" draw:layer="" svg:width="0.31521922199pt" svg:height="2.49634293963pt" svg:x="100.17327614367pt" svg:y="29.30635200000pt" svg:viewBox="0 0 0 2" svg:d="M0.315219 0C-0.0161854 0.538389 -0.166684 1.63976 0.269994 2.49634" koffice:nodeTypes="cc"/>
          <draw:path draw:style-name="gr5" draw:id="shape431" draw:name="path908" draw:layer="" svg:width="0.16544587797pt" svg:height="1.39514000000pt" svg:x="101.37413849345pt" svg:y="30.21857600000pt" svg:viewBox="0 0 0 1" svg:d="M0.165446 0C-0.0220506 0.402432 -0.0755226 1.01952 0.139046 1.39514" koffice:nodeTypes="cc"/>
          <draw:path draw:style-name="gr6" draw:id="shape432" draw:name="path910" draw:layer="" svg:width="1.52407158253pt" svg:height="2.32180756785pt" svg:x="111.56043200000pt" svg:y="26.10031200000pt" svg:viewBox="0 0 2 2" svg:d="M0 2.31263C1.72164 2.48607 2.01446 0.144482 0.726243 0" koffice:nodeTypes="cc"/>
          <draw:path draw:style-name="gr6" draw:id="shape433" draw:name="path912" draw:layer="" svg:width="2.60047695680pt" svg:height="1.87299136822pt" svg:x="106.85209600000pt" svg:y="21.69992100035pt" svg:viewBox="0 0 3 2" svg:d="M2.60048 0.936575C1.82049 -0.256658 0.0308788 -0.660574 0 1.87299" koffice:nodeTypes="cc"/>
          <draw:path draw:style-name="gr5" draw:id="shape434" draw:name="path914" draw:layer="" svg:width="3.60601387501pt" svg:height="3.70880512280pt" svg:x="102.86668953998pt" svg:y="23.63648576909pt" svg:viewBox="0 0 4 4" svg:d="M3.60601 1.71013C2.96908 -0.139445 1.33848 -0.407922 0.472085 0.516873C-0.248597 1.28653 -0.266402 3.29123 1.28771 3.70881C1.82245 2.96308 2.86688 1.97859 3.60601 1.71013Z" koffice:nodeTypes="cccc"/>
          <draw:path draw:style-name="gr5" draw:id="shape435" draw:name="path916" draw:layer="" svg:width="1.30291541019pt" svg:height="3.10572797459pt" svg:x="104.31214286749pt" svg:y="23.88962563520pt" svg:viewBox="0 0 1 3" svg:d="M1.30292 0.297327C0.523246 -0.772629 -0.624671 1.25028 0.415065 3.10573" koffice:nodeTypes="cc"/>
          <draw:path draw:style-name="gr8" draw:id="shape436" draw:name="path918" draw:layer="" svg:width="1.24666915116pt" svg:height="1.99687391498pt" svg:x="107.55362455345pt" svg:y="22.11150205747pt" svg:viewBox="0 0 1 2" svg:d="M1.24667 0.385441C0.780635 -0.505505 -0.23587 0.195848 0.0497834 1.99687C0.272382 1.16284 0.748833 0.461297 1.24667 0.385441Z" koffice:nodeTypes="ccc"/>
          <draw:path draw:style-name="gr8" draw:id="shape437" draw:name="path920" draw:layer="" svg:width="1.13676093185pt" svg:height="1.55058168830pt" svg:x="105.15677126413pt" svg:y="24.06047393016pt" svg:viewBox="0 0 1 2" svg:d="M0.247775 1.55058C0.554055 1.2909 0.870276 1.07756 1.13676 0.980946C0.991211 0.560628 0.78127 0.243335 0.538869 0.0219899C0.30746 -0.164692 -0.357446 0.879625 0.247775 1.55058Z" koffice:nodeTypes="cccc"/>
          <draw:path draw:style-name="gr6" draw:id="shape438" draw:name="path922" draw:layer="" svg:width="3.96273812968pt" svg:height="1.83997964882pt" svg:x="100.45277600000pt" svg:y="23.17574799949pt" svg:viewBox="0 0 4 2" svg:d="M3.96274 0.450319C2.85253 -0.167282 1.83492 -0.115794 1.4957 0.398908C0.694376 0.373126 0.0311325 0.862106 0 1.83998" koffice:nodeTypes="ccc"/>
          <draw:path draw:style-name="gr6" draw:id="shape439" draw:name="path924" draw:layer="" svg:width="2.31333289796pt" svg:height="1.42749079333pt" svg:x="99.30798257550pt" svg:y="25.10821187193pt" svg:viewBox="0 0 2 1" svg:d="M2.31333 0.350731C1.30043 -0.317857 -0.0899476 -0.0685159 0.00457457 1.42749" koffice:nodeTypes="cc"/>
          <draw:path draw:style-name="gr6" draw:id="shape440" draw:name="path928" draw:layer="" svg:width="1.98542000000pt" svg:height="0.49261925843pt" svg:x="98.61528000000pt" svg:y="27.33811661663pt" svg:viewBox="0 0 2 0" svg:d="M0 0.465739C0.563192 0.00962764 1.36806 -0.312317 1.98542 0.492619" koffice:nodeTypes="cc"/>
          <draw:path draw:style-name="gr6" draw:id="shape441" draw:name="path930" draw:layer="" svg:width="2.40017249696pt" svg:height="2.85075143976pt" svg:x="104.54441600000pt" svg:y="26.05996000000pt" svg:viewBox="0 0 2 3" svg:d="M2.40017 0C2.20823 0.352284 2.06412 0.896833 2.37591 1.72973C1.99204 1.05701 1.03236 1.05701 0 2.85075" koffice:nodeTypes="ccc"/>
          <draw:path draw:style-name="gr6" draw:id="shape442" draw:name="path932" draw:layer="" svg:width="1.14088058214pt" svg:height="2.17748684816pt" svg:x="108.70827988403pt" svg:y="25.97947200000pt" svg:viewBox="0 0 1 2" svg:d="M1.14088 0C-0.349292 0.237541 -0.320368 1.58354 0.882754 2.17749" koffice:nodeTypes="cc"/>
          <draw:path draw:style-name="gr6" draw:id="shape443" draw:name="path934" draw:layer="" svg:width="1.71010611166pt" svg:height="1.20003348691pt" svg:x="98.54159374476pt" svg:y="22.52297113371pt" svg:viewBox="0 0 2 1" svg:d="M1.71011 0.053753C0.166286 -0.210753 -0.956169 0.553406 1.1843 1.20003" koffice:nodeTypes="cc"/>
          <draw:path draw:style-name="gr6" draw:id="shape444" draw:name="path936" draw:layer="" svg:width="1.78509015180pt" svg:height="0.31848960191pt" svg:x="100.21398596632pt" svg:y="21.60525917001pt" svg:viewBox="0 0 2 0" svg:d="M1.78509 0.0913776C0.213133 -0.135734 -0.420633 0.106502 0.289242 0.31849" koffice:nodeTypes="cc"/>
          <draw:path draw:style-name="gr6" draw:id="shape445" draw:name="path938" draw:layer="" svg:width="1.53673291276pt" svg:height="0.77908590758pt" svg:x="97.29506934949pt" svg:y="28.44774400000pt" svg:viewBox="0 0 2 1" svg:d="M0.00696515 0C-0.0592817 0.521015 0.339261 1.20778 1.53673 0.426309" koffice:nodeTypes="cc"/>
          <draw:path draw:style-name="gr6" draw:id="shape446" draw:name="path940" draw:layer="" svg:width="0.13472000000pt" svg:height="0.48292000000pt" svg:x="97.48819200000pt" svg:y="30.21857600000pt" svg:viewBox="0 0 0 0" svg:d="M0.13472 0C0.13472 0.160976 0.1076 0.348752 0 0.48292" koffice:nodeTypes="cc"/>
          <draw:path draw:style-name="gr6" draw:id="shape447" draw:name="path942" draw:layer="" svg:width="0.70582877687pt" svg:height="1.34224193565pt" svg:x="92.91887983433pt" svg:y="21.19890269213pt" svg:viewBox="0 0 1 1" svg:d="M0.705829 1.34224C-0.15064 1.00031 -0.308169 -0.0876037 0.683649 0.00564599" koffice:nodeTypes="cc"/>
          <draw:path draw:style-name="gr6" draw:id="shape448" draw:name="path944" draw:layer="" svg:width="0.75768205922pt" svg:height="1.89246380006pt" svg:x="92.53995865672pt" svg:y="23.15498902994pt" svg:viewBox="0 0 1 2" svg:d="M0.757682 1.89246C-0.223391 1.37572 -0.223391 -0.137519 0.59387 0.010085" koffice:nodeTypes="cc"/>
          <draw:path draw:style-name="gr6" draw:id="shape449" draw:name="path946" draw:layer="" svg:width="1.12433642123pt" svg:height="1.23974870119pt" svg:x="94.44242295541pt" svg:y="22.85380792913pt" svg:viewBox="0 0 1 1" svg:d="M1.12434 1.23975C-0.269582 0.881212 -0.32628 -0.134495 0.726702 0.0148846" koffice:nodeTypes="cc"/>
          <draw:path draw:style-name="gr6" draw:id="shape450" draw:name="path948" draw:layer="" svg:width="0.97468413252pt" svg:height="1.39993959666pt" svg:x="94.70373907577pt" svg:y="21.17426513667pt" svg:viewBox="0 0 1 1" svg:d="M0.94791 0.00311281C0.259568 -0.0603062 -0.800364 0.860273 0.974684 1.39994" koffice:nodeTypes="cc"/>
          <draw:path draw:style-name="gr6" draw:id="shape451" draw:name="path950" draw:layer="" svg:width="1.72105713785pt" svg:height="0.82741628466pt" svg:x="96.31102086952pt" svg:y="22.68199962068pt" svg:viewBox="0 0 2 1" svg:d="M1.72106 0.0464059C-0.426255 -0.173236 -0.390719 0.436911 0.875613 0.827416" koffice:nodeTypes="cc"/>
          <draw:path draw:style-name="gr6" draw:id="shape452" draw:name="path952" draw:layer="" svg:width="1.63758301479pt" svg:height="0.77219838793pt" svg:x="97.57726224411pt" svg:y="21.12988370908pt" svg:viewBox="0 0 2 1" svg:d="M1.63758 0.0413121C0.0237633 -0.170867 -0.525435 0.489298 0.572962 0.772198" koffice:nodeTypes="cc"/>
          <draw:path draw:style-name="gr6" draw:id="shape453" draw:name="path954" draw:layer="" svg:width="1.32056885071pt" svg:height="1.39242229951pt" svg:x="94.64875191523pt" svg:y="24.63849508326pt" svg:viewBox="0 0 1 1" svg:d="M0.272755 1.39242C-0.0823624 1.09176 -0.374451 -0.348913 1.32057 0.0786746" koffice:nodeTypes="cc"/>
          <draw:path draw:style-name="gr6" draw:id="shape454" draw:name="path956" draw:layer="" svg:width="1.93120977788pt" svg:height="1.70848605600pt" svg:x="96.55476074897pt" svg:y="25.39675648929pt" svg:viewBox="0 0 2 2" svg:d="M1.93121 0.0602874C0.552146 -0.290452 -0.752607 0.972073 0.514503 1.70849" koffice:nodeTypes="cc"/>
          <draw:path draw:style-name="gr6" draw:id="shape455" draw:name="path958" draw:layer="" svg:width="1.19078047766pt" svg:height="0.29279249770pt" svg:x="97.71579232227pt" svg:y="24.23100893770pt" svg:viewBox="0 0 1 0" svg:d="M1.19078 0.0314831C0.383801 -0.0701578 -0.2994 0.0895412 0.135168 0.292792" koffice:nodeTypes="cc"/>
          <draw:path draw:style-name="gr5" draw:id="shape456" draw:name="path960" draw:layer="" svg:width="10.75261569480pt" svg:height="4.90480171663pt" svg:x="86.67636800000pt" svg:y="24.90628000000pt" svg:viewBox="0 0 11 5" svg:d="M0.90805 3.25572C1.57846 3.10371 2.55853 3.41707 4.06138 4.09222C5.0076 4.51742 7.84552 5.42091 9.62562 4.51742C7.78935 5.15515 6.39884 2.49782 5.0076 2.81676C3.61635 3.13562 1.07079 3.62719 0 2.65726C2.6147 2.81676 4.02105 0.837947 7.01019 2.55098C7.84552 3.02928 8.90263 3.34822 9.84813 3.29506C7.4005 0.478301 4.17299 2.28523 3.83887 0C5.31363 1.51467 8.91631 -0.345487 10.7526 2.49782" koffice:nodeTypes="ccccccccc"/>
          <draw:path draw:style-name="gr5" draw:id="shape457" draw:name="path962" draw:layer="" svg:width="2.13282073472pt" svg:height="1.29943812504pt" svg:x="107.61668000000pt" svg:y="22.38468000000pt" svg:viewBox="0 0 2 1" svg:d="M2.13282 0C1.27178 0.124517 0.499988 0.519461 0 1.29944" koffice:nodeTypes="cc"/>
          <draw:path draw:style-name="gr5" draw:id="shape458" draw:name="path964" draw:layer="" svg:width="0.28965924000pt" svg:height="1.32457541360pt" svg:x="90.35068000000pt" svg:y="24.18336000000pt" svg:viewBox="0 0 0 1" svg:d="M0.289659 1.32458C0.111003 0.849036 0.191733 0.375001 0 0" koffice:nodeTypes="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8:58</dc:date>
    <meta:creation-date>2011-05-22T06:11:39</meta:creation-date>
    <dc:creator>Yue Liu</dc:creator>
  </office:meta>
</office:document-meta>
</file>